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MT" svg:font-family="ArialMT" style:font-family-generic="swiss"/>
    <style:font-face style:name="SourceSansPro-Regular" svg:font-family="SourceSansPro-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1in"/>
    </style:style>
    <style:style style:name="co2" style:family="table-column">
      <style:table-column-properties fo:break-before="auto" style:column-width="8.2283in"/>
    </style:style>
    <style:style style:name="co3" style:family="table-column">
      <style:table-column-properties fo:break-before="auto" style:column-width="4.2602in"/>
    </style:style>
    <style:style style:name="co4" style:family="table-column">
      <style:table-column-properties fo:break-before="auto" style:column-width="0.9772in"/>
    </style:style>
    <style:style style:name="co5" style:family="table-column">
      <style:table-column-properties fo:break-before="auto" style:column-width="3.4335in"/>
    </style:style>
    <style:style style:name="co6" style:family="table-column">
      <style:table-column-properties fo:break-before="auto" style:column-width="0.4866in"/>
    </style:style>
    <style:style style:name="co7" style:family="table-column">
      <style:table-column-properties fo:break-before="auto" style:column-width="2.522in"/>
    </style:style>
    <style:style style:name="co8" style:family="table-column">
      <style:table-column-properties fo:break-before="auto" style:column-width="0.6819in"/>
    </style:style>
    <style:style style:name="co9" style:family="table-column">
      <style:table-column-properties fo:break-before="auto" style:column-width="1.192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size-asian="12pt" style:font-size-complex="12pt"/>
    </style:style>
    <style:style style:name="ce2" style:family="table-cell" style:parent-style-name="Default">
      <style:text-properties fo:color="#000000" style:font-name="Arial" fo:font-size="12pt" fo:language="en" fo:country="US" style:font-name-asian="SourceSansPro-Regular" style:font-size-asian="12pt" style:language-asian="en" style:country-asian="US" style:font-name-complex="SourceSansPro-Regular" style:font-size-complex="12pt" style:language-complex="en" style:country-complex="US"/>
    </style:style>
    <style:style style:name="ce3" style:family="table-cell" style:parent-style-name="Default">
      <style:text-properties fo:color="#000000"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ce4" style:family="table-cell" style:parent-style-name="Default">
      <style:text-properties fo:color="#000000"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ce5" style:family="table-cell" style:parent-style-name="Default">
      <style:text-properties fo:color="#000000" style:font-name="Arial" fo:font-size="12pt" fo:language="en" fo:country="US" style:font-name-asian="Menlo-Regular" style:font-size-asian="12pt" style:language-asian="en" style:country-asian="US" style:font-name-complex="Menlo-Regular" style:font-size-complex="12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43434" style:font-name="Arial" fo:font-size="12pt" fo:language="en" fo:country="US" style:font-name-asian="ArialMT" style:font-size-asian="12pt" style:language-asian="en" style:country-asian="US" style:font-name-complex="ArialMT" style:font-size-complex="12pt" style:language-complex="en" style:country-complex="US"/>
    </style:style>
    <style:style style:name="ce8" style:family="table-cell" style:parent-style-name="Default">
      <style:text-properties fo:color="#424242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SansPro-Regular" style:font-size-asian="12pt" style:language-asian="en" style:country-asian="US" style:font-style-asian="normal" style:font-weight-asian="normal" style:font-name-complex="SourceSansPro-Regular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12pt" style:font-name-asian="Arial Unicode MS" style:font-size-asian="12pt" style:font-name-complex="Arial Unicode MS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SansPro-Regular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Arial" fo:font-size="12pt" fo:language="en" fo:country="US" style:font-name-asian="SourceSansPro-Regular" style:font-size-asian="12pt" style:language-asian="en" style:country-asian="US" style:font-name-complex="Arial Unicode MS" style:font-size-complex="12pt" style:language-complex="en" style:country-complex="US"/>
    </style:style>
    <style:style style:name="T1" style:family="text">
      <style:text-properties fo:color="#000000" style:font-name="Menlo-Regular" fo:font-size="11pt" fo:letter-spacing="normal" fo:font-style="normal" fo:font-weight="normal" style:font-name-asian="Menlo-Regular" style:font-size-asian="11pt" style:font-style-asian="normal" style:font-weight-asian="normal" style:font-name-complex="Menlo-Regular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" fo:font-size="7.5pt" fo:letter-spacing="normal" fo:font-style="normal" fo:text-shadow="none" style:text-underline-style="none" fo:font-weight="normal" style:font-name-asian="Arial" style:font-size-asian="7.5pt" style:font-style-asian="normal" style:font-weight-asian="normal" style:font-name-complex="Arial" style:font-style-complex="normal" style:font-weight-complex="normal" style:text-emphasize="non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3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4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5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6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7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SVpgC2a-FOXM1B/SVFN8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NP69SV40T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nasopharynx</text:p>
          </table:table-cell>
          <table:table-cell office:value-type="string">
            <text:p>C11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ybrid cell line CNE-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nasopharynx</text:p>
          </table:table-cell>
          <table:table-cell office:value-type="string">
            <text:p>C11</text:p>
          </table:table-cell>
          <table:table-cell office:value-type="string">
            <text:p>hybrid cell line</text:p>
          </table:table-cell>
          <table:table-cell office:value-type="string">
            <text:p>None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ybrid cell line CNE-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nasopharynx</text:p>
          </table:table-cell>
          <table:table-cell office:value-type="string">
            <text:p>C11</text:p>
          </table:table-cell>
          <table:table-cell office:value-type="string">
            <text:p>hybrid cell line</text:p>
          </table:table-cell>
          <table:table-cell office:value-type="string">
            <text:p>None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aretts esophagus [high-grade dysplasia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w grade dysplasia in Barrett esophagus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testinal metaplasia in Barrett esophagus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igh grade dysplasia [cardia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taplasia of the cardi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itis ulcerosa [dysplastic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rmal mucosa [CRC patient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lcerative colitis, non-dysplastic tissue [microsatellite stable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l intraepithelial neoplasi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anal canal and anus</text:p>
          </table:table-cell>
          <table:table-cell office:value-type="string">
            <text:p>C21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ic cirrhosis [HBV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cellular dysplasia [HBV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ic dysplasia [HCVpos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HBE4-E6/E7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diploid lung [cell line IMR-90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diploid fetal lung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BEAS-2B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Transformant: Ad12-SV40.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[cell line WI-38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diploid human lung ce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I-26 VA4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NL20-T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inite cell line Hs 417.Lu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Finite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inite cell line CDD-14B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Finite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I-38 VA13 subline 2R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onchial atypical adenomatous hyperplasia [low grade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onchiolar columnar cell dysplasia [Anaplastic carcinoma, in situ AC, CGH in BCCD low grade component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C8166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ymphoblastic leukemia in remission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liv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ermline analysis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ood sample [pediatric ependymoma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LAU-Me246.M1-LCL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mmortalized keratinocytes [cell line FK16A, HPV16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UE6E7T-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184A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HMLE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HMLEB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MCF10CA1h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MCF-10AT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MCF10CA1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MCFDCIS.com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fR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yperplasia of the usual type [breast, bilateral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yperplasi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yperplasia of the breast tissu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pocrine cyst with micropapillary hyperplasi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rmal cervix epithelium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rmal endometrium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CA-HPV-10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PE1-NB26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WR-1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WRE-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WRE-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PWRE2-W99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PE1-NA22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PE1-NB1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PE1-NB14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CCD-1103 KIDT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CCD-1105 KIDT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kidney cyst in polycystiv kidney disease [Cuboidal epithelium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lat urothelial hyperplasia of the bladde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ladder biopsy [Brunn nest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Nthy-ori 3-1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thyroid hyperplasi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parathyroid gland</text:p>
          </table:table-cell>
          <table:table-cell office:value-type="string">
            <text:p>C75.0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ferernce [lymphoblastoid cell line HCC1395BL] 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enign prostate hyperplasia [cell line BPH-1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</text:p>
          </table:table-cell>
          <table:table-cell office:value-type="string">
            <text:p>Benign prostatic hyperplasia</text:p>
          </table:table-cell>
          <table:table-cell office:value-type="string">
            <text:p>C2897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cervix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tissu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blood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renal cortex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tissu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mission Bone Marrow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mission sample [AML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blood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tissueSezary syndrom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ithelial cancer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ibroblastoma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ference dna [commercial, female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referenc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tissue [non-neoplastic cell line HBL100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yperplastic polyp [stomach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whole blood DNA extraction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blood from multiple myeloma patient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blastoid cell line [chromosome 2 gain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ood from colorectal carcinoma patient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idermal Keratinocytes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blood lymphocytes [hepatoblastoma patient]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renal tissu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erm lin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ood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rmal prostate</text:p>
          </table:table-cell>
          <table:table-cell office:value-type="string">
            <text:p>not in ICD-O (e.g. non-neoplastic, reference)</text:p>
          </table:table-cell>
          <table:table-cell office:value-type="string">
            <text:p>0000/0</text:p>
          </table:table-cell>
          <table:table-cell office:value-type="string">
            <text:p>unknown</text:p>
          </table:table-cell>
          <table:table-cell office:value-type="string">
            <text:p>C80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lastic plasmacytoid dendritic cell neoplasm</text:p>
          </table:table-cell>
          <table:table-cell office:value-type="string">
            <text:p>Neoplasm, malignant</text:p>
          </table:table-cell>
          <table:table-cell office:value-type="string">
            <text:p>800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8997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ncer [Omentum]</text:p>
          </table:table-cell>
          <table:table-cell office:value-type="string">
            <text:p>Neoplasm, malignant</text:p>
          </table:table-cell>
          <table:table-cell office:value-type="string">
            <text:p>80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ncers of unknown primary</text:p>
          </table:table-cell>
          <table:table-cell office:value-type="string">
            <text:p>Neoplasm, malignant</text:p>
          </table:table-cell>
          <table:table-cell office:value-type="string">
            <text:p>8000/3</text:p>
          </table:table-cell>
          <table:table-cell office:value-type="string">
            <text:p>ill-defined</text:p>
          </table:table-cell>
          <table:table-cell office:value-type="string">
            <text:p>C76.9</text:p>
          </table:table-cell>
          <table:table-cell office:value-type="string">
            <text:p>None</text:p>
          </table:table-cell>
          <table:table-cell office:value-type="string">
            <text:p>C8997</text:p>
          </table:table-cell>
          <table:table-cell table:style-name="ce9"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-cell ameloblastic carcinoma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arret adenocarcinoma [cell line OE33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esophagus</text:p>
          </table:table-cell>
          <table:table-cell office:value-type="string">
            <text:p>C15</text:p>
          </table:table-cell>
          <table:table-cell office:value-type="string">
            <text:p>Barrett adenocarcinoma</text:p>
          </table:table-cell>
          <table:table-cell office:value-type="string">
            <text:p>C7027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cancer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Esophageal Carcinoma</text:p>
          </table:table-cell>
          <table:table-cell office:value-type="string">
            <text:p>C3513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ophageal carcinoma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arcinoma [cell line SNU-1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Gastric carcinoma</text:p>
          </table:table-cell>
          <table:table-cell office:value-type="string">
            <text:p>C4911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on cancer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1048">
            <text:p>21048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carcinoma [cell line KP-4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pancreas</text:p>
          </table:table-cell>
          <table:table-cell office:value-type="string">
            <text:p>C25</text:p>
          </table:table-cell>
          <table:table-cell office:value-type="string">
            <text:p>Pancreatic carcinoma</text:p>
          </table:table-cell>
          <table:table-cell office:value-type="string">
            <text:p>C3850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carcinoma [cell line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ung Carcinoma</text:p>
          </table:table-cell>
          <table:table-cell office:value-type="string">
            <text:p>C4878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onchoalveolar carcinoma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of the lung or bronchus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peritoneal carcinomatosis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retroperitoneum and peritoneum</text:p>
          </table:table-cell>
          <table:table-cell office:value-type="string">
            <text:p>C48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1110">
            <text:p>211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, NOS [cervix, cell line C4I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Carcinoma</text:p>
          </table:table-cell>
          <table:table-cell office:value-type="string">
            <text:p>C2916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rcinoma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Carcinoma</text:p>
          </table:table-cell>
          <table:table-cell office:value-type="string">
            <text:p>C490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quamous cell carcinoma [OV-TRL-12B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squamous cell carcinoma</text:p>
          </table:table-cell>
          <table:table-cell office:value-type="string">
            <text:p>C40093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arcinoma [cell line CH1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mixed germ cell tumor</text:p>
          </table:table-cell>
          <table:table-cell office:value-type="string">
            <text:p>C8814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allopian tube carcinoma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fallopian tube</text:p>
          </table:table-cell>
          <table:table-cell office:value-type="string">
            <text:p>C57.0</text:p>
          </table:table-cell>
          <table:table-cell office:value-type="string">
            <text:p>Fallopian Tube Carcinoma</text:p>
          </table:table-cell>
          <table:table-cell office:value-type="string">
            <text:p>C3867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carcinoma [cell line DU145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Prostate carcinoma</text:p>
          </table:table-cell>
          <table:table-cell office:value-type="string">
            <text:p>C4863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HK-2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hyroid carcinoma [cell line TH7]</text:p>
          </table:table-cell>
          <table:table-cell office:value-type="string">
            <text:p>Carcinoma, NOS</text:p>
          </table:table-cell>
          <table:table-cell office:value-type="string">
            <text:p>801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Squamous Cell Carcinoma</text:p>
          </table:table-cell>
          <table:table-cell office:value-type="string">
            <text:p>C46008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 lung carcinoma [cell line NCI-H1299]</text:p>
          </table:table-cell>
          <table:table-cell office:value-type="string">
            <text:p>Large cell carcinoma, NOS</text:p>
          </table:table-cell>
          <table:table-cell office:value-type="string">
            <text:p>8012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arge cell lung carcinoma</text:p>
          </table:table-cell>
          <table:table-cell office:value-type="string">
            <text:p>C4450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lung cell carcinoma [cell line COR-L23/CPR]</text:p>
          </table:table-cell>
          <table:table-cell office:value-type="string">
            <text:p>Large cell carcinoma, NOS</text:p>
          </table:table-cell>
          <table:table-cell office:value-type="string">
            <text:p>8012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arge Cell Lung Carcinoma</text:p>
          </table:table-cell>
          <table:table-cell office:value-type="string">
            <text:p>C4450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 carcinoma</text:p>
          </table:table-cell>
          <table:table-cell office:value-type="string">
            <text:p>Large cell carcinoma, NOS</text:p>
          </table:table-cell>
          <table:table-cell office:value-type="string">
            <text:p>8012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arge Cell Lung Carcinoma</text:p>
          </table:table-cell>
          <table:table-cell office:value-type="string">
            <text:p>C4450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Large cell neuroendocrine carcinoma</text:p>
          </table:table-cell>
          <table:table-cell office:value-type="string">
            <text:p>8013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arge Cell Neuroendocrine Carcinoma</text:p>
          </table:table-cell>
          <table:table-cell office:value-type="string">
            <text:p>C687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squamous cell carcinoma [lung]</text:p>
          </table:table-cell>
          <table:table-cell office:value-type="string">
            <text:p>Large cell neuroendocrine carcinoma</text:p>
          </table:table-cell>
          <table:table-cell office:value-type="string">
            <text:p>8013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arge Cell Neuroendocrine Carcinoma</text:p>
          </table:table-cell>
          <table:table-cell office:value-type="string">
            <text:p>C687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adenocarcinoma [lung]</text:p>
          </table:table-cell>
          <table:table-cell office:value-type="string">
            <text:p>Large cell neuroendocrine carcinoma</text:p>
          </table:table-cell>
          <table:table-cell office:value-type="string">
            <text:p>8013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arge Cell Neuroendocrine Carcinoma</text:p>
          </table:table-cell>
          <table:table-cell office:value-type="string">
            <text:p>C687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cell neuroendocrine with small cell carcinoma [lung]</text:p>
          </table:table-cell>
          <table:table-cell office:value-type="string">
            <text:p>Large cell neuroendocrine carcinoma</text:p>
          </table:table-cell>
          <table:table-cell office:value-type="string">
            <text:p>8013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Large Cell Neuroendocrine Carcinoma</text:p>
          </table:table-cell>
          <table:table-cell office:value-type="string">
            <text:p>C687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ndifferentiated carcinoma</text:p>
          </table:table-cell>
          <table:table-cell office:value-type="string">
            <text:p>Carcinoma, undifferentiated, NOS</text:p>
          </table:table-cell>
          <table:table-cell office:value-type="string">
            <text:p>802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Undifferentiated Carcinoma</text:p>
          </table:table-cell>
          <table:table-cell office:value-type="string">
            <text:p>C3692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carcinoma [palatine tonsil]</text:p>
          </table:table-cell>
          <table:table-cell office:value-type="string">
            <text:p>Carcinoma, anaplastic, NOS</text:p>
          </table:table-cell>
          <table:table-cell office:value-type="string">
            <text:p>8021/3</text:p>
          </table:table-cell>
          <table:table-cell office:value-type="string">
            <text:p>tonsil</text:p>
          </table:table-cell>
          <table:table-cell office:value-type="string">
            <text:p>C09.9</text:p>
          </table:table-cell>
          <table:table-cell office:value-type="string">
            <text:p>Undifferentiated Carcinoma</text:p>
          </table:table-cell>
          <table:table-cell office:value-type="string">
            <text:p>C3692</text:p>
          </table:table-cell>
          <table:table-cell office:value-type="float" office:value="20070">
            <text:p>2007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thyroid carcinoma [cell line TCO-1]</text:p>
          </table:table-cell>
          <table:table-cell office:value-type="string">
            <text:p>Carcinoma, anaplastic, NOS</text:p>
          </table:table-cell>
          <table:table-cell office:value-type="string">
            <text:p>8021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undifferentiated (anaplastic) carcinoma</text:p>
          </table:table-cell>
          <table:table-cell office:value-type="string">
            <text:p>C3878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leomorphic carcinoma</text:p>
          </table:table-cell>
          <table:table-cell office:value-type="string">
            <text:p>8022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None</text:p>
          </table:table-cell>
          <table:table-cell office:value-type="string">
            <text:p>C4094</text:p>
          </table:table-cell>
          <table:table-cell office:value-type="float" office:value="22050">
            <text:p>22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omorphic breast carcinoma [cell line SUM159PT]</text:p>
          </table:table-cell>
          <table:table-cell office:value-type="string">
            <text:p>Pleomorphic carcinoma</text:p>
          </table:table-cell>
          <table:table-cell office:value-type="string">
            <text:p>8022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Pleomorphic breast carcinoma</text:p>
          </table:table-cell>
          <table:table-cell office:value-type="string">
            <text:p>C516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giant cell carcinoma [cell line HCC1359]</text:p>
          </table:table-cell>
          <table:table-cell office:value-type="string">
            <text:p>Giant cell carcinoma</text:p>
          </table:table-cell>
          <table:table-cell office:value-type="string">
            <text:p>8031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ung giant cell carcinoma</text:p>
          </table:table-cell>
          <table:table-cell office:value-type="string">
            <text:p>C445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iant cell granuloma</text:p>
          </table:table-cell>
          <table:table-cell office:value-type="string">
            <text:p>Giant cell carcinoma</text:p>
          </table:table-cell>
          <table:table-cell office:value-type="string">
            <text:p>8031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Giant Cell Carcinoma</text:p>
          </table:table-cell>
          <table:table-cell office:value-type="string">
            <text:p>C3779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-cell carcinoma</text:p>
          </table:table-cell>
          <table:table-cell office:value-type="string">
            <text:p>Spindle cell carcinoma, NOS</text:p>
          </table:table-cell>
          <table:table-cell office:value-type="string">
            <text:p>8032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Sarcomatoid Carcinoma</text:p>
          </table:table-cell>
          <table:table-cell office:value-type="string">
            <text:p>C27004</text:p>
          </table:table-cell>
          <table:table-cell office:value-type="float" office:value="22050">
            <text:p>22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rcomatoid carcinoma</text:p>
          </table:table-cell>
          <table:table-cell office:value-type="string">
            <text:p>Pseudosarcomatous carcinoma</text:p>
          </table:table-cell>
          <table:table-cell office:value-type="string">
            <text:p>803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arcomatoid Carcinoma</text:p>
          </table:table-cell>
          <table:table-cell office:value-type="string">
            <text:p>C2700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lung carcinoma [cell line NCI-H748]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Small cell lung carcinoma</text:p>
          </table:table-cell>
          <table:table-cell office:value-type="string">
            <text:p>C4917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lung cancer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mall Cell Carcinoma</text:p>
          </table:table-cell>
          <table:table-cell office:value-type="string">
            <text:p>C3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cell carcinoma [lung]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mall Cell Carcinoma</text:p>
          </table:table-cell>
          <table:table-cell office:value-type="string">
            <text:p>C3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cell carcinoma with squamous cell carcinoma [lung]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mall Cell Carcinoma</text:p>
          </table:table-cell>
          <table:table-cell office:value-type="string">
            <text:p>C3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cell neuroendocrine carcinoma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mall Cell Carcinoma</text:p>
          </table:table-cell>
          <table:table-cell office:value-type="string">
            <text:p>C3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small cell carcinoma [cell line NCI-H660]</text:p>
          </table:table-cell>
          <table:table-cell office:value-type="string">
            <text:p>Small cell carcinoma, NOS</text:p>
          </table:table-cell>
          <table:table-cell office:value-type="string">
            <text:p>8041/3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Prostate small cell carcinoma</text:p>
          </table:table-cell>
          <table:table-cell office:value-type="string">
            <text:p>C6766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small cell Lung carcinoma [cell line NCI-H2887]</text:p>
          </table:table-cell>
          <table:table-cell office:value-type="string">
            <text:p>Non-small cell carcinoma</text:p>
          </table:table-cell>
          <table:table-cell office:value-type="string">
            <text:p>8046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Non-Small Cell Lung Carcinoma</text:p>
          </table:table-cell>
          <table:table-cell office:value-type="string">
            <text:p>C2926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sothelioma [cell line NCI-H226]</text:p>
          </table:table-cell>
          <table:table-cell office:value-type="string">
            <text:p>Non-small cell carcinoma</text:p>
          </table:table-cell>
          <table:table-cell office:value-type="string">
            <text:p>8046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Pleural epithelioid mesothelioma</text:p>
          </table:table-cell>
          <table:table-cell office:value-type="string">
            <text:p>C4566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carcinoid tumor [cell line NCI-H727]</text:p>
          </table:table-cell>
          <table:table-cell office:value-type="string">
            <text:p>Non-small cell carcinoma</text:p>
          </table:table-cell>
          <table:table-cell office:value-type="string">
            <text:p>8046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ung carcinoid tumor</text:p>
          </table:table-cell>
          <table:table-cell office:value-type="string">
            <text:p>C4038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Small Cell Lung Cancer</text:p>
          </table:table-cell>
          <table:table-cell office:value-type="string">
            <text:p>Non-small cell carcinoma</text:p>
          </table:table-cell>
          <table:table-cell office:value-type="string">
            <text:p>8046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Non-Small Cell Lung Carcinoma</text:p>
          </table:table-cell>
          <table:table-cell office:value-type="string">
            <text:p>C2926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small cell carcinoma [lung]</text:p>
          </table:table-cell>
          <table:table-cell office:value-type="string">
            <text:p>Non-small cell carcinoma</text:p>
          </table:table-cell>
          <table:table-cell office:value-type="string">
            <text:p>8046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None</text:p>
          </table:table-cell>
          <table:table-cell office:value-type="string">
            <text:p>C65151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lat ductal intraepithelial neoplasia</text:p>
          </table:table-cell>
          <table:table-cell office:value-type="string">
            <text:p>Papilloma, NOS</text:p>
          </table:table-cell>
          <table:table-cell office:value-type="string">
            <text:p>8050/0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Papilloma</text:p>
          </table:table-cell>
          <table:table-cell office:value-type="string">
            <text:p>C7440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papilloma</text:p>
          </table:table-cell>
          <table:table-cell office:value-type="string">
            <text:p>Squamous cell papilloma, NOS</text:p>
          </table:table-cell>
          <table:table-cell office:value-type="string">
            <text:p>8052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quamous Papilloma</text:p>
          </table:table-cell>
          <table:table-cell office:value-type="string">
            <text:p>C3712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dysplasia [cell line DOK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mouth, NOS</text:p>
          </table:table-cell>
          <table:table-cell office:value-type="string">
            <text:p>C06</text:p>
          </table:table-cell>
          <table:table-cell office:value-type="string">
            <text:p>Oral dysplasia</text:p>
          </table:table-cell>
          <table:table-cell office:value-type="string">
            <text:p>C129863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leukoplakia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office:value-type="string">
            <text:p>Oral Cavity Squamous Cell Carcinoma</text:p>
          </table:table-cell>
          <table:table-cell office:value-type="string">
            <text:p>C4833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ral squamous dysplasia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table:number-columns-repeated="2"/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emalignant oral epithelium [cell line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table:number-columns-repeated="2"/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Dysplasia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Esophageal Squamous Cell Carcinoma</text:p>
          </table:table-cell>
          <table:table-cell office:value-type="string">
            <text:p>C4024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emalignant endobronchial cancer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table:number-columns-repeated="2"/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Kerathoacanthoma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Vulvar hyperplasia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vulva, nos</text:p>
          </table:table-cell>
          <table:table-cell office:value-type="string">
            <text:p>C51.9</text:p>
          </table:table-cell>
          <table:table-cell office:value-type="string">
            <text:p>Vulvar Squamous Cell Carcinoma</text:p>
          </table:table-cell>
          <table:table-cell office:value-type="string">
            <text:p>C4052</text:p>
          </table:table-cell>
          <table:table-cell office:value-type="float" office:value="27060">
            <text:p>27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intraepithelial neoplasia, grade I [vulva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vulva, nos</text:p>
          </table:table-cell>
          <table:table-cell office:value-type="string">
            <text:p>C51.9</text:p>
          </table:table-cell>
          <table:table-cell table:number-columns-repeated="2"/>
          <table:table-cell office:value-type="float" office:value="27060">
            <text:p>27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intraepithelial neoplasia, grade II [vulva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vulva, nos</text:p>
          </table:table-cell>
          <table:table-cell office:value-type="string">
            <text:p>C51.9</text:p>
          </table:table-cell>
          <table:table-cell table:number-columns-repeated="2"/>
          <table:table-cell office:value-type="float" office:value="27060">
            <text:p>27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dysplasia [high-grade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table:number-columns-repeated="2"/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intraepithelial lesion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table:number-columns-repeated="2"/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rvix neoplasia [preinvasive lesion, Severe dysplasia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table:number-columns-repeated="2"/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intraepithelial neoplasia [cervix]</text:p>
          </table:table-cell>
          <table:table-cell office:value-type="string">
            <text:p>None</text:p>
          </table:table-cell>
          <table:table-cell office:value-type="string">
            <text:p>8070/1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table:number-columns-repeated="2"/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in situ [oral]</text:p>
          </table:table-cell>
          <table:table-cell office:value-type="string">
            <text:p>Squamous cell carcinoma in situ, NOS</text:p>
          </table:table-cell>
          <table:table-cell office:value-type="string">
            <text:p>8070/2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office:value-type="string">
            <text:p>Stage 0 Squamous Cell Carcinoma</text:p>
          </table:table-cell>
          <table:table-cell office:value-type="string">
            <text:p>C27093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precursor metaplasia</text:p>
          </table:table-cell>
          <table:table-cell office:value-type="string">
            <text:p>Squamous cell carcinoma in situ, NOS</text:p>
          </table:table-cell>
          <table:table-cell office:value-type="string">
            <text:p>8070/2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tage 0 Squamous Cell Carcinoma</text:p>
          </table:table-cell>
          <table:table-cell office:value-type="string">
            <text:p>C2709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in situ [cervix]</text:p>
          </table:table-cell>
          <table:table-cell office:value-type="string">
            <text:p>Squamous cell carcinoma in situ, NOS</text:p>
          </table:table-cell>
          <table:table-cell office:value-type="string">
            <text:p>8070/2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Stage 0 Squamous Cell Carcinoma</text:p>
          </table:table-cell>
          <table:table-cell office:value-type="string">
            <text:p>C27093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livary gland squamous cell carcinoma [cell line A-253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tongue</text:p>
          </table:table-cell>
          <table:table-cell office:value-type="string">
            <text:p>C01</text:p>
          </table:table-cell>
          <table:table-cell office:value-type="string">
            <text:p>Salivary gland squamous cell carcinoma</text:p>
          </table:table-cell>
          <table:table-cell office:value-type="string">
            <text:p>C7991</text:p>
          </table:table-cell>
          <table:table-cell office:value-type="float" office:value="20020">
            <text:p>20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pper gingival squamous cell carcinoma [cell line Sa3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mouth, NOS</text:p>
          </table:table-cell>
          <table:table-cell office:value-type="string">
            <text:p>C06</text:p>
          </table:table-cell>
          <table:table-cell office:value-type="string">
            <text:p>Upper gingival squamous cell carcinoma</text:p>
          </table:table-cell>
          <table:table-cell office:value-type="string">
            <text:p>C8173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ngival squamous cell carcinoma [cell line Ca9-22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Gingival squamous cell carcinoma</text:p>
          </table:table-cell>
          <table:table-cell office:value-type="string">
            <text:p>C129857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cavity squamous cell carcinoma [cell line HSC-2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Oral cavity squamous cell carcinoma</text:p>
          </table:table-cell>
          <table:table-cell office:value-type="string">
            <text:p>C4833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ongue squamous cell carcinoma [cell line HSC-3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Tongue squamous cell carcinoma</text:p>
          </table:table-cell>
          <table:table-cell office:value-type="string">
            <text:p>C4648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haryngeal squamous cell carcinoma [cell line Detroit 562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Pharyngeal squamous cell carcinoma</text:p>
          </table:table-cell>
          <table:table-cell office:value-type="string">
            <text:p>C102872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yngeal squamous cell carcinoma [cell line PCI-04B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</text:p>
          </table:table-cell>
          <table:table-cell office:value-type="string">
            <text:p>Laryngeal squamous cell carcinoma</text:p>
          </table:table-cell>
          <table:table-cell office:value-type="string">
            <text:p>C4044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ral squamous cell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.9</text:p>
          </table:table-cell>
          <table:table-cell office:value-type="string">
            <text:p>Oral Cavity Squamous Cell Carcinoma</text:p>
          </table:table-cell>
          <table:table-cell office:value-type="string">
            <text:p>C4833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ad and neck squamous cell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Oropharynx</text:p>
          </table:table-cell>
          <table:table-cell office:value-type="string">
            <text:p>C10.9</text:p>
          </table:table-cell>
          <table:table-cell office:value-type="string">
            <text:p>Oropharyngeal Squamous Cell Carcinoma</text:p>
          </table:table-cell>
          <table:table-cell office:value-type="string">
            <text:p>C8181</text:p>
          </table:table-cell>
          <table:table-cell office:value-type="float" office:value="20080">
            <text:p>20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ad and neck carcinoma [cell line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nasopharynx</text:p>
          </table:table-cell>
          <table:table-cell office:value-type="string">
            <text:p>C11.9</text:p>
          </table:table-cell>
          <table:table-cell office:value-type="string">
            <text:p>Nasopharyngeal Keratinizing Squamous Cell Carcinoma</text:p>
          </table:table-cell>
          <table:table-cell office:value-type="string">
            <text:p>C7992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phageal squamous cell carcinoma [cell line KYSE-220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esophagus</text:p>
          </table:table-cell>
          <table:table-cell office:value-type="string">
            <text:p>C15</text:p>
          </table:table-cell>
          <table:table-cell office:value-type="string">
            <text:p>Esophageal Squamous Cell Carcinoma</text:p>
          </table:table-cell>
          <table:table-cell office:value-type="string">
            <text:p>C4024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squamous cell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Esophageal Squamous Cell Carcinoma</text:p>
          </table:table-cell>
          <table:table-cell office:value-type="string">
            <text:p>C4024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ophageal squamous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pT1a G2 of the left vocal cord [primary tumor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larynx</text:p>
          </table:table-cell>
          <table:table-cell office:value-type="string">
            <text:p>C32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2020">
            <text:p>2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 of the larynx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larynx</text:p>
          </table:table-cell>
          <table:table-cell office:value-type="string">
            <text:p>C32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2020">
            <text:p>2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ynx carcinoma [nodal negative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larynx</text:p>
          </table:table-cell>
          <table:table-cell office:value-type="string">
            <text:p>C32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2020">
            <text:p>2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Lung carcinoma [cell line NCI-H2882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Squamous cell lung carcinoma</text:p>
          </table:table-cell>
          <table:table-cell office:value-type="string">
            <text:p>C349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squamous cell lung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Squamous Cell Lung Carcinoma</text:p>
          </table:table-cell>
          <table:table-cell office:value-type="string">
            <text:p>C349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Vulvar squamous cell carcinoma [cell line A-431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Vulvar squamous cell carcinoma</text:p>
          </table:table-cell>
          <table:table-cell office:value-type="string">
            <text:p>C4052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carcinoma [cell line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kin Squamous Cell Carcinoma</text:p>
          </table:table-cell>
          <table:table-cell office:value-type="string">
            <text:p>C4819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squamous cell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kin Squamous Cell Carcinoma</text:p>
          </table:table-cell>
          <table:table-cell office:value-type="string">
            <text:p>C4819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s [HPVpos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vulva, nos</text:p>
          </table:table-cell>
          <table:table-cell office:value-type="string">
            <text:p>C51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7060">
            <text:p>27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squamous carcinoma [cell line C-4-I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</text:p>
          </table:table-cell>
          <table:table-cell office:value-type="string">
            <text:p>Human papillomavirus-related cervical squamous cell carcinoma</text:p>
          </table:table-cell>
          <table:table-cell office:value-type="string">
            <text:p>C27676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squamous cell carcinoma [cell line C-33 A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</text:p>
          </table:table-cell>
          <table:table-cell office:value-type="string">
            <text:p>Cervical Squamous Cell Carcinoma, Not Otherwise Specified</text:p>
          </table:table-cell>
          <table:table-cell office:value-type="string">
            <text:p>C4028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squamous carcinoma [cell line CSCC-1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</text:p>
          </table:table-cell>
          <table:table-cell office:value-type="string">
            <text:p>Human papillomavirus-related cervical squamous cell carcinoma</text:p>
          </table:table-cell>
          <table:table-cell office:value-type="string">
            <text:p>C27676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Cervical Squamous Cell Carcinoma, Not Otherwise Specified</text:p>
          </table:table-cell>
          <table:table-cell office:value-type="string">
            <text:p>C4028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rvical carcinoma [cell line]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neoplasia of the cervix, cell line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nile squamous cell carcinoma</text:p>
          </table:table-cell>
          <table:table-cell office:value-type="string">
            <text:p>Squamous cell carcinoma, NOS</text:p>
          </table:table-cell>
          <table:table-cell office:value-type="string">
            <text:p>8070/3</text:p>
          </table:table-cell>
          <table:table-cell office:value-type="string">
            <text:p>penis</text:p>
          </table:table-cell>
          <table:table-cell office:value-type="string">
            <text:p>C60.9</text:p>
          </table:table-cell>
          <table:table-cell office:value-type="string">
            <text:p>Squamous Cell Carcinoma</text:p>
          </table:table-cell>
          <table:table-cell office:value-type="string">
            <text:p>C2929</text:p>
          </table:table-cell>
          <table:table-cell office:value-type="float" office:value="28030">
            <text:p>28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tinic keratosis</text:p>
          </table:table-cell>
          <table:table-cell office:value-type="string">
            <text:p>None</text:p>
          </table:table-cell>
          <table:table-cell office:value-type="string">
            <text:p>807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Actinic (Solar) Keratosis</text:p>
          </table:table-cell>
          <table:table-cell office:value-type="string">
            <text:p>C3148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lar keratosis</text:p>
          </table:table-cell>
          <table:table-cell office:value-type="string">
            <text:p>None</text:p>
          </table:table-cell>
          <table:table-cell office:value-type="string">
            <text:p>807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asopharyngeal carcinoma [cell line 5-8F]</text:p>
          </table:table-cell>
          <table:table-cell office:value-type="string">
            <text:p>Squamous cell carcinoma, large cell, nonkeratinizing, NOS</text:p>
          </table:table-cell>
          <table:table-cell office:value-type="string">
            <text:p>8072/3</text:p>
          </table:table-cell>
          <table:table-cell office:value-type="string">
            <text:p>nasopharynx</text:p>
          </table:table-cell>
          <table:table-cell office:value-type="string">
            <text:p>C11</text:p>
          </table:table-cell>
          <table:table-cell office:value-type="string">
            <text:p>Nasopharyngeal carcinoma</text:p>
          </table:table-cell>
          <table:table-cell office:value-type="string">
            <text:p>C3871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quamous cell carcinoma, acantholytic [breast]</text:p>
          </table:table-cell>
          <table:table-cell office:value-type="string">
            <text:p>Squamous cell carcinoma, adenoid</text:p>
          </table:table-cell>
          <table:table-cell office:value-type="string">
            <text:p>8075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intraepithelial neoplasia</text:p>
          </table:table-cell>
          <table:table-cell office:value-type="string">
            <text:p>Squamous intraepithelial neoplasia, grade III</text:p>
          </table:table-cell>
          <table:table-cell office:value-type="string">
            <text:p>8077/2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None</text:p>
          </table:table-cell>
          <table:table-cell office:value-type="string">
            <text:p>C89476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Squamous intraepithelial neoplasia, grade III</text:p>
          </table:table-cell>
          <table:table-cell office:value-type="string">
            <text:p>8077/2</text:p>
          </table:table-cell>
          <table:table-cell office:value-type="string">
            <text:p>cervix uteri</text:p>
          </table:table-cell>
          <table:table-cell office:value-type="string">
            <text:p>C53.9</text:p>
          </table:table-cell>
          <table:table-cell office:value-type="string">
            <text:p>None</text:p>
          </table:table-cell>
          <table:table-cell office:value-type="string">
            <text:p>C89476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asal cell carcinoma [Temple, Nodular]</text:p>
          </table:table-cell>
          <table:table-cell office:value-type="string">
            <text:p>Basal cell carcinoma, NOS</text:p>
          </table:table-cell>
          <table:table-cell office:value-type="string">
            <text:p>809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kin Pigmented Basal Cell Carcinoma</text:p>
          </table:table-cell>
          <table:table-cell office:value-type="string">
            <text:p>C9359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ransitional cell carcinoma [pT3, G3] in Balkan endemic nephropathy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Transitional Cell Carcinoma</text:p>
          </table:table-cell>
          <table:table-cell office:value-type="string">
            <text:p>C2930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rothelial carcinoma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renal pelvis, ureter</text:p>
          </table:table-cell>
          <table:table-cell office:value-type="string">
            <text:p>C65.9</text:p>
          </table:table-cell>
          <table:table-cell office:value-type="string">
            <text:p>Renal Pelvis Urothelial Carcinoma</text:p>
          </table:table-cell>
          <table:table-cell office:value-type="string">
            <text:p>C735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rcinoma [cell line 5637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carcinoma</text:p>
          </table:table-cell>
          <table:table-cell office:value-type="string">
            <text:p>C4912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ncer [cell line T110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Urothelial Carcinoma</text:p>
          </table:table-cell>
          <table:table-cell office:value-type="string">
            <text:p>C39851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carinoma [cell line T24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carcinoma</text:p>
          </table:table-cell>
          <table:table-cell office:value-type="string">
            <text:p>C4912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tumor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Urothelial Carcinoma</text:p>
          </table:table-cell>
          <table:table-cell office:value-type="string">
            <text:p>C39851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itional cell carcinoma [urinary bladder, cell line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Urothelial Carcinoma</text:p>
          </table:table-cell>
          <table:table-cell office:value-type="string">
            <text:p>C39851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rinary bladder carcinoma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Urothelial Carcinoma</text:p>
          </table:table-cell>
          <table:table-cell office:value-type="string">
            <text:p>C39851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ladder urothelial carcinoma [Trigone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Bladder Urothelial Carcinoma</text:p>
          </table:table-cell>
          <table:table-cell office:value-type="string">
            <text:p>C39851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rothelial tumor [stage pT3a, G3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Transitional Cell Carcinoma</text:p>
          </table:table-cell>
          <table:table-cell office:value-type="string">
            <text:p>C2930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ransitional carcinoma [urinary tract, chronic Arsenic exposure]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Transitional Cell Carcinoma</text:p>
          </table:table-cell>
          <table:table-cell office:value-type="string">
            <text:p>C2930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bladder adenocarcinoma</text:p>
          </table:table-cell>
          <table:table-cell office:value-type="string">
            <text:p>Transitional cell carcinoma, NOS</text:p>
          </table:table-cell>
          <table:table-cell office:value-type="string">
            <text:p>812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office:value-type="string">
            <text:p>Transitional Cell Carcinoma</text:p>
          </table:table-cell>
          <table:table-cell office:value-type="string">
            <text:p>C2930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rothelial papilloma</text:p>
          </table:table-cell>
          <table:table-cell office:value-type="string">
            <text:p>Papillary transitional cell neoplasm of low malignant potential</text:p>
          </table:table-cell>
          <table:table-cell office:value-type="string">
            <text:p>8130/1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number-columns-repeated="2"/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rothelial papilloma, NOS</text:p>
          </table:table-cell>
          <table:table-cell office:value-type="string">
            <text:p>Papillary transitional cell neoplasm of low malignant potential</text:p>
          </table:table-cell>
          <table:table-cell office:value-type="string">
            <text:p>8130/1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number-columns-repeated="2"/>
          <table:table-cell office:value-type="float" office:value="29040">
            <text:p>29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urothelial neoplasm of low malignant potential</text:p>
          </table:table-cell>
          <table:table-cell office:value-type="string">
            <text:p>Papillary transitional cell carcinoma, <text:s/>non-invasive</text:p>
          </table:table-cell>
          <table:table-cell office:value-type="string">
            <text:p>8130/2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number-columns-repeated="2"/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transitional cell carcinoma [low grade]</text:p>
          </table:table-cell>
          <table:table-cell office:value-type="string">
            <text:p>Papillary transitional cell carcinoma</text:p>
          </table:table-cell>
          <table:table-cell office:value-type="string">
            <text:p>8130/3</text:p>
          </table:table-cell>
          <table:table-cell office:value-type="string">
            <text:p>urinary bladder</text:p>
          </table:table-cell>
          <table:table-cell office:value-type="string">
            <text:p>C67.0</text:p>
          </table:table-cell>
          <table:table-cell table:style-name="ce6" office:value-type="string">
            <text:p>Papillary Transitional Cell Carcinoma</text:p>
          </table:table-cell>
          <table:table-cell office:value-type="string">
            <text:p>C4122</text:p>
          </table:table-cell>
          <table:table-cell office:value-type="float" office:value="29010">
            <text:p>29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/plasmacytoid type [palatal gland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/adenomatous type [palatal gland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ma [stomach, tubulovilous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all bowel juvenile polyps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small intestine</text:p>
          </table:table-cell>
          <table:table-cell office:value-type="string">
            <text:p>C17.9</text:p>
          </table:table-cell>
          <table:table-cell office:value-type="string">
            <text:p>Small Intestinal Adenocarcinoma</text:p>
          </table:table-cell>
          <table:table-cell office:value-type="string">
            <text:p>C7888</text:p>
          </table:table-cell>
          <table:table-cell office:value-type="float" office:value="21030">
            <text:p>21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flat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polypoid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al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Rectal Adenocarcinoma</text:p>
          </table:table-cell>
          <table:table-cell office:value-type="string">
            <text:p>C9383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cal nodular hyperplasi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trahepatic cile duct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intrahepatic bile ducts</text:p>
          </table:table-cell>
          <table:table-cell office:value-type="string">
            <text:p>C22.1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1072">
            <text:p>2107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varian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w-Grade Tubular-Mucinous Renal Neoplasm [pT2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-mucinous renal tumor of low malignant potential [pT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rathyroid adenoma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Adenocarcinoma</text:p>
          </table:table-cell>
          <table:table-cell office:value-type="string">
            <text:p>C27380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thyroid tumor [multiple, primary hyperparathyroidism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parathyroid gland</text:p>
          </table:table-cell>
          <table:table-cell office:value-type="string">
            <text:p>C75.0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adenoma [gonadotroph cell adenoma]</text:p>
          </table:table-cell>
          <table:table-cell office:value-type="string">
            <text:p>Adenoma, NOS</text:p>
          </table:table-cell>
          <table:table-cell office:value-type="string">
            <text:p>8140/0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None</text:p>
          </table:table-cell>
          <table:table-cell office:value-type="string">
            <text:p>C2855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mucosa [low grade dysplastic tumor; fap; apcmut]</text:p>
          </table:table-cell>
          <table:table-cell office:value-type="string">
            <text:p>Atypical adenoma</text:p>
          </table:table-cell>
          <table:table-cell office:value-type="string">
            <text:p>8140/1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Lung Papillary Adenoma</text:p>
          </table:table-cell>
          <table:table-cell office:value-type="string">
            <text:p>C3494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lcerative colitis, dysplastic tissue [microsatellite stable]</text:p>
          </table:table-cell>
          <table:table-cell office:value-type="string">
            <text:p>Atypical adenoma</text:p>
          </table:table-cell>
          <table:table-cell office:value-type="string">
            <text:p>8140/1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Lung Papillary Adenoma</text:p>
          </table:table-cell>
          <table:table-cell office:value-type="string">
            <text:p>C3494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arcinoma in situ</text:p>
          </table:table-cell>
          <table:table-cell office:value-type="string">
            <text:p>Adenocarcinoma in situ, NOS</text:p>
          </table:table-cell>
          <table:table-cell office:value-type="string">
            <text:p>8140/2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carcinoma [Basal cell adenocarcinoma, membranous type, palatal gland]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ophageal adenocarcinom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Esophageal Adenocarcinoma</text:p>
          </table:table-cell>
          <table:table-cell office:value-type="string">
            <text:p>C4025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carcinoma [cell line AGS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 ring gastric adenocarcinoma [cell line KATO III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Signet ring cell gastric adenocarcinoma</text:p>
          </table:table-cell>
          <table:table-cell office:value-type="string">
            <text:p>C525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odenal adenocarcinoma [cell line AZ-521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Duodenal adenocarcinoma</text:p>
          </table:table-cell>
          <table:table-cell office:value-type="string">
            <text:p>C788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carcinoma [gastric, cell line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tumor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esophageal adenocarcinom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Adenocarcinoma</text:p>
          </table:table-cell>
          <table:table-cell office:value-type="string">
            <text:p>C400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carcinoma [cell line HCT 116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carcinoma</text:p>
          </table:table-cell>
          <table:table-cell office:value-type="string">
            <text:p>C4910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osigmoid adenocarcinoma [cell line HT-29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Rectosigmoid adenocarcinoma</text:p>
          </table:table-cell>
          <table:table-cell office:value-type="string">
            <text:p>C43584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adenocarcinoma [cell line HCT 15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cum adenocarcinoma [cell line LS1034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ecum adenocarcinoma</text:p>
          </table:table-cell>
          <table:table-cell office:value-type="string">
            <text:p>C5543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cum adenocarcinom [cell line VACO 10MS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ecum adenocarcinoma</text:p>
          </table:table-cell>
          <table:table-cell office:value-type="string">
            <text:p>C5543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macarcinoma [colorectal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orectal cancer [sporadic microsatellite stable, distal colon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smatch repair-proficient colorectal cancer [Rectum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lorectal arcinoma [cell line HT29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adenocarcinoma [cell line MT-3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al adenocarcinom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Rectal Adenocarcinoma</text:p>
          </table:table-cell>
          <table:table-cell office:value-type="string">
            <text:p>C9383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ctum adenocarcinoma [Rectum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Rectal Adenocarcinoma</text:p>
          </table:table-cell>
          <table:table-cell office:value-type="string">
            <text:p>C9383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tal adenocarcinoma with choriocarcinomatous differentiation [adenocarcinomatous part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tal tumor, history of colitis ulceros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Rectum, NOS</text:p>
          </table:table-cell>
          <table:table-cell office:value-type="string">
            <text:p>C20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iliary tract tumor [intrahepatic bile duct adenocarcinoma, adenocarcinoma, moderately differentiated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intrahepatic bile ducts</text:p>
          </table:table-cell>
          <table:table-cell office:value-type="string">
            <text:p>C22.1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072">
            <text:p>2107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llbladder carcinoma [cell line OCUG-1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gallbladder</text:p>
          </table:table-cell>
          <table:table-cell office:value-type="string">
            <text:p>C23</text:p>
          </table:table-cell>
          <table:table-cell office:value-type="string">
            <text:p>Gallbladder carcinoma</text:p>
          </table:table-cell>
          <table:table-cell office:value-type="string">
            <text:p>C3844</text:p>
          </table:table-cell>
          <table:table-cell office:value-type="float" office:value="21080">
            <text:p>2108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carcinoma [cell line RWP-1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</text:p>
          </table:table-cell>
          <table:table-cell office:value-type="string">
            <text:p>C25</text:p>
          </table:table-cell>
          <table:table-cell office:value-type="string">
            <text:p>Pancreatic Adenocarcinoma</text:p>
          </table:table-cell>
          <table:table-cell office:value-type="string">
            <text:p>C8294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carcinoma [cell line HuP-T4]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</text:p>
          </table:table-cell>
          <table:table-cell office:value-type="string">
            <text:p>C25</text:p>
          </table:table-cell>
          <table:table-cell office:value-type="string">
            <text:p>Pancreatic Adenocarcinoma</text:p>
          </table:table-cell>
          <table:table-cell office:value-type="string">
            <text:p>C8294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ductal adenocarcinom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ic Adenocarcinoma</text:p>
          </table:table-cell>
          <table:table-cell office:value-type="string">
            <text:p>C8294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s adenocarcinoma [cell line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ic Adenocarcinoma</text:p>
          </table:table-cell>
          <table:table-cell office:value-type="string">
            <text:p>C8294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ncreas ductal adenocarcinoma [cell line Cfpac1, liver metastasis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pancreatic duct carcinoma [cell line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adenocarcinoma [cell line NCI-H1819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ung adenocarcinoma</text:p>
          </table:table-cell>
          <table:table-cell office:value-type="string">
            <text:p>C351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ogenic carcinoma [cell line ChaGo-K-1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Bronchogenic carcinoma</text:p>
          </table:table-cell>
          <table:table-cell office:value-type="string">
            <text:p>C3587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adenocarcinoma [cell line PC-3]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ung Adenocarcinoma</text:p>
          </table:table-cell>
          <table:table-cell office:value-type="string">
            <text:p>C351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ulmonary adenocarcinoma [Mixed AC, papillary, tubular, bronchioloalveolar, solid, mucinous, CGH in adenocarcinomacomponent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x adenocarcinoma [cell line HeLa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cervix uteri</text:p>
          </table:table-cell>
          <table:table-cell office:value-type="string">
            <text:p>C53</text:p>
          </table:table-cell>
          <table:table-cell office:value-type="string">
            <text:p>Human papillomavirus-related endocervical adenocarcinoma</text:p>
          </table:table-cell>
          <table:table-cell office:value-type="string">
            <text:p>C27677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adenocarcinoma [cell line CAOV-1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adenocarcinoma</text:p>
          </table:table-cell>
          <table:table-cell office:value-type="string">
            <text:p>C7700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state adenocarcinoma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Prostate Adenocarcinoma</text:p>
          </table:table-cell>
          <table:table-cell office:value-type="string">
            <text:p>C2919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state adenocarcinoma [stage II, Gleason 7 [3 <text:s/>4]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mor cells [cell line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thyroid carcinoma [Sporadic]</text:p>
          </table:table-cell>
          <table:table-cell office:value-type="string">
            <text:p>Adenocarcinoma, NOS</text:p>
          </table:table-cell>
          <table:table-cell office:value-type="string">
            <text:p>8140/3</text:p>
          </table:table-cell>
          <table:table-cell office:value-type="string">
            <text:p>parathyroid gland</text:p>
          </table:table-cell>
          <table:table-cell office:value-type="string">
            <text:p>C75.0</text:p>
          </table:table-cell>
          <table:table-cell office:value-type="string">
            <text:p>Adenocarcinoma</text:p>
          </table:table-cell>
          <table:table-cell office:value-type="string">
            <text:p>C2852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rcinoma [gastric, intestinal]</text:p>
          </table:table-cell>
          <table:table-cell office:value-type="string">
            <text:p>Adenocarcinoma, intestinal type</text:p>
          </table:table-cell>
          <table:table-cell office:value-type="string">
            <text:p>8144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Intestinal Type Adenocarcinoma</text:p>
          </table:table-cell>
          <table:table-cell office:value-type="string">
            <text:p>C9157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rectal carcinoma [left, well differentiated]</text:p>
          </table:table-cell>
          <table:table-cell office:value-type="string">
            <text:p>Adenocarcinoma, intestinal type</text:p>
          </table:table-cell>
          <table:table-cell office:value-type="string">
            <text:p>8144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Colon Adenocarcinoma</text:p>
          </table:table-cell>
          <table:table-cell office:value-type="string">
            <text:p>C4349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static intraepithelial neoplasia [high-grade]</text:p>
          </table:table-cell>
          <table:table-cell office:value-type="string">
            <text:p>Glandular intraepithelial neoplasia, high grade</text:p>
          </table:table-cell>
          <table:table-cell office:value-type="string">
            <text:p>8148/2</text:p>
          </table:table-cell>
          <table:table-cell office:value-type="string">
            <text:p>prostate gland</text:p>
          </table:table-cell>
          <table:table-cell office:value-type="string">
            <text:p>C61.9</text:p>
          </table:table-cell>
          <table:table-cell table:number-columns-repeated="2"/>
          <table:table-cell office:value-type="float" office:value="28010">
            <text:p>28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suloma</text:p>
          </table:table-cell>
          <table:table-cell office:value-type="string">
            <text:p>Pancreatic endocrine tumor, NOS (C25._)</text:p>
          </table:table-cell>
          <table:table-cell office:value-type="string">
            <text:p>8150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ic Neuroendocrine Tumor</text:p>
          </table:table-cell>
          <table:table-cell office:value-type="string">
            <text:p>C27720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P-oma</text:p>
          </table:table-cell>
          <table:table-cell office:value-type="string">
            <text:p>Pancreatic endocrine tumor, NOS (C25._)</text:p>
          </table:table-cell>
          <table:table-cell office:value-type="string">
            <text:p>8150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ic Neuroendocrine Tumor</text:p>
          </table:table-cell>
          <table:table-cell office:value-type="string">
            <text:p>C27720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sulinoma</text:p>
          </table:table-cell>
          <table:table-cell office:value-type="string">
            <text:p>Insulinoma, NOS</text:p>
          </table:table-cell>
          <table:table-cell office:value-type="string">
            <text:p>8151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insulinoma</text:p>
          </table:table-cell>
          <table:table-cell office:value-type="string">
            <text:p>Insulinoma, malignant</text:p>
          </table:table-cell>
          <table:table-cell office:value-type="string">
            <text:p>8151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ucagonoma</text:p>
          </table:table-cell>
          <table:table-cell office:value-type="string">
            <text:p>Glucagonoma, NOS</text:p>
          </table:table-cell>
          <table:table-cell office:value-type="string">
            <text:p>8152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ic Glucagonoma</text:p>
          </table:table-cell>
          <table:table-cell office:value-type="string">
            <text:p>C95597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crine pancreatic tumor [Glucagonoma, metastasizing, metastasis]</text:p>
          </table:table-cell>
          <table:table-cell office:value-type="string">
            <text:p>Glucagonoma, malignant</text:p>
          </table:table-cell>
          <table:table-cell office:value-type="string">
            <text:p>8152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glucagonoma</text:p>
          </table:table-cell>
          <table:table-cell office:value-type="string">
            <text:p>Glucagonoma, malignant</text:p>
          </table:table-cell>
          <table:table-cell office:value-type="string">
            <text:p>8152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ndocrine tumour [pancreas, gastrinoma, Liver metastasis, functional]</text:p>
          </table:table-cell>
          <table:table-cell office:value-type="string">
            <text:p>Gastrinoma, malignant</text:p>
          </table:table-cell>
          <table:table-cell office:value-type="string">
            <text:p>8153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PP-oma</text:p>
          </table:table-cell>
          <table:table-cell office:value-type="string">
            <text:p>Vipoma, malignant</text:p>
          </table:table-cell>
          <table:table-cell office:value-type="string">
            <text:p>8155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matostatinoma</text:p>
          </table:table-cell>
          <table:table-cell office:value-type="string">
            <text:p>Somatostatinoma, NOS</text:p>
          </table:table-cell>
          <table:table-cell office:value-type="string">
            <text:p>8156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None</text:p>
          </table:table-cell>
          <table:table-cell office:value-type="string">
            <text:p>C3379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owth hormone-secreting pituitary tumor</text:p>
          </table:table-cell>
          <table:table-cell office:value-type="string">
            <text:p>Somatostatinoma, NOS</text:p>
          </table:table-cell>
          <table:table-cell office:value-type="string">
            <text:p>8156/1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None</text:p>
          </table:table-cell>
          <table:table-cell office:value-type="string">
            <text:p>C3379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somatostatinoma [cell line QGP-1]</text:p>
          </table:table-cell>
          <table:table-cell office:value-type="string">
            <text:p>somatostatinoma, malignant</text:p>
          </table:table-cell>
          <table:table-cell office:value-type="string">
            <text:p>8156/3</text:p>
          </table:table-cell>
          <table:table-cell office:value-type="string">
            <text:p>pancreas</text:p>
          </table:table-cell>
          <table:table-cell office:value-type="string">
            <text:p>C25</text:p>
          </table:table-cell>
          <table:table-cell office:value-type="string">
            <text:p>Pancreatic somatostatinoma</text:p>
          </table:table-cell>
          <table:table-cell office:value-type="string">
            <text:p>C95595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Cholangiocarcinoma</text:p>
          </table:table-cell>
          <table:table-cell office:value-type="string">
            <text:p>8160/3</text:p>
          </table:table-cell>
          <table:table-cell office:value-type="string">
            <text:p>extrahepatic and unspecified bile ducts</text:p>
          </table:table-cell>
          <table:table-cell office:value-type="string">
            <text:p>C24.9</text:p>
          </table:table-cell>
          <table:table-cell office:value-type="string">
            <text:p>Cholangiocarcinoma</text:p>
          </table:table-cell>
          <table:table-cell office:value-type="string">
            <text:p>C4436</text:p>
          </table:table-cell>
          <table:table-cell office:value-type="float" office:value="21090">
            <text:p>2109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trahepatic cholangiocarcinoma [cell line HuCC-T1]</text:p>
          </table:table-cell>
          <table:table-cell office:value-type="string">
            <text:p>Bile duct cystadenocarcinoma</text:p>
          </table:table-cell>
          <table:table-cell office:value-type="string">
            <text:p>8161/3</text:p>
          </table:table-cell>
          <table:table-cell office:value-type="string">
            <text:p>extrahepatic and unspecified bile ducts</text:p>
          </table:table-cell>
          <table:table-cell office:value-type="string">
            <text:p>C24</text:p>
          </table:table-cell>
          <table:table-cell office:value-type="string">
            <text:p>Intrahepatic cholangiocarcinoma</text:p>
          </table:table-cell>
          <table:table-cell office:value-type="string">
            <text:p>C35417</text:p>
          </table:table-cell>
          <table:table-cell office:value-type="float" office:value="21090">
            <text:p>2109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cellular adenoma</text:p>
          </table:table-cell>
          <table:table-cell office:value-type="string">
            <text:p>Liver cell adenoma</text:p>
          </table:table-cell>
          <table:table-cell office:value-type="string">
            <text:p>8170/0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Hepatocellular Adenoma</text:p>
          </table:table-cell>
          <table:table-cell office:value-type="string">
            <text:p>C3758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epatocellular carcinoma</text:p>
          </table:table-cell>
          <table:table-cell office:value-type="string">
            <text:p>Hepatocellular carcinoma, NOS</text:p>
          </table:table-cell>
          <table:table-cell office:value-type="string">
            <text:p>8170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Hepatocellular Carcinoma</text:p>
          </table:table-cell>
          <table:table-cell office:value-type="string">
            <text:p>C3099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Hepatocellular carcinoma, NOS</text:p>
          </table:table-cell>
          <table:table-cell office:value-type="string">
            <text:p>8170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Hepatocellular Carcinoma</text:p>
          </table:table-cell>
          <table:table-cell office:value-type="string">
            <text:p>C3099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vellular carcinoma</text:p>
          </table:table-cell>
          <table:table-cell office:value-type="string">
            <text:p>Hepatocellular carcinoma, NOS</text:p>
          </table:table-cell>
          <table:table-cell office:value-type="string">
            <text:p>8170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Hepatocellular Carcinoma</text:p>
          </table:table-cell>
          <table:table-cell office:value-type="string">
            <text:p>C3099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lamellar carcinoma [HBVneg, HCVneg]</text:p>
          </table:table-cell>
          <table:table-cell office:value-type="string">
            <text:p>Hepatocellular carcinoma, fibrolamellar</text:p>
          </table:table-cell>
          <table:table-cell office:value-type="string">
            <text:p>8171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table:number-columns-repeated="2"/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bined hepatocellular carcinoma and cholangiocarcinoma [Chronic cholangitis]</text:p>
          </table:table-cell>
          <table:table-cell office:value-type="string">
            <text:p>Combined hepatocellular carcinoma and cholangiocarcinoma</text:p>
          </table:table-cell>
          <table:table-cell office:value-type="string">
            <text:p>8180/3</text:p>
          </table:table-cell>
          <table:table-cell office:value-type="string">
            <text:p>intrahepatic bile ducts</text:p>
          </table:table-cell>
          <table:table-cell office:value-type="string">
            <text:p>C22.1</text:p>
          </table:table-cell>
          <table:table-cell office:value-type="string">
            <text:p>Combined Hepatocellular Carcinoma and Cholangiocarcinoma</text:p>
          </table:table-cell>
          <table:table-cell office:value-type="string">
            <text:p>C3828</text:p>
          </table:table-cell>
          <table:table-cell office:value-type="float" office:value="21072">
            <text:p>2107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denoid cystic carcinoma</text:p>
          </table:table-cell>
          <table:table-cell office:value-type="string">
            <text:p>8200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Salivary Gland Adenoid Cystic Carcinoma</text:p>
          </table:table-cell>
          <table:table-cell office:value-type="string">
            <text:p>C8026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id cystic carcinomas [trachea, grade I, stage I]</text:p>
          </table:table-cell>
          <table:table-cell office:value-type="string">
            <text:p>Adenoid cystic carcinoma</text:p>
          </table:table-cell>
          <table:table-cell office:value-type="string">
            <text:p>8200/3</text:p>
          </table:table-cell>
          <table:table-cell office:value-type="string">
            <text:p>trachea</text:p>
          </table:table-cell>
          <table:table-cell office:value-type="string">
            <text:p>C33.9</text:p>
          </table:table-cell>
          <table:table-cell office:value-type="string">
            <text:p>Adenoid Cystic Carcinoma</text:p>
          </table:table-cell>
          <table:table-cell office:value-type="string">
            <text:p>C2970</text:p>
          </table:table-cell>
          <table:table-cell office:value-type="float" office:value="22060">
            <text:p>22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oplasms with ACC-like features</text:p>
          </table:table-cell>
          <table:table-cell office:value-type="string">
            <text:p>Adenoid cystic carcinoma</text:p>
          </table:table-cell>
          <table:table-cell office:value-type="string">
            <text:p>8200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office:value-type="string">
            <text:p>Adenoid Cystic Carcinoma</text:p>
          </table:table-cell>
          <table:table-cell office:value-type="string">
            <text:p>C2970</text:p>
          </table:table-cell>
          <table:table-cell office:value-type="float" office:value="22060">
            <text:p>22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</text:p>
          </table:table-cell>
          <table:table-cell office:value-type="string">
            <text:p>Cribriform carcinoma, NOS</text:p>
          </table:table-cell>
          <table:table-cell office:value-type="string">
            <text:p>820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3680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 adenoma [colorectal]</text:p>
          </table:table-cell>
          <table:table-cell office:value-type="string">
            <text:p>Tubular adenoma, NOS</text:p>
          </table:table-cell>
          <table:table-cell office:value-type="string">
            <text:p>8211/0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None</text:p>
          </table:table-cell>
          <table:table-cell office:value-type="string">
            <text:p>C4133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tubular adenocarcinoma [cell line NCI-N87]</text:p>
          </table:table-cell>
          <table:table-cell office:value-type="string">
            <text:p>Tubular adenocarcinoma</text:p>
          </table:table-cell>
          <table:table-cell office:value-type="string">
            <text:p>8211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Gastric tubular adenocarcinoma</text:p>
          </table:table-cell>
          <table:table-cell office:value-type="string">
            <text:p>C5473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Tubular adenocarcinoma</text:p>
          </table:table-cell>
          <table:table-cell office:value-type="string">
            <text:p>821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5192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carcinoma [breast, BRCAX - familial, Tubular partial cribriform, grade II G1 [van Nuys], T3N1]</text:p>
          </table:table-cell>
          <table:table-cell office:value-type="string">
            <text:p>Tubular adenocarcinoma</text:p>
          </table:table-cell>
          <table:table-cell office:value-type="string">
            <text:p>821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5192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ar carcinoma of the breast [grade I, stage pT1c, 0 pos. LN, dist metast. no]</text:p>
          </table:table-cell>
          <table:table-cell office:value-type="string">
            <text:p>Tubular adenocarcinoma</text:p>
          </table:table-cell>
          <table:table-cell office:value-type="string">
            <text:p>821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5192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amilial adenomatous polyposis</text:p>
          </table:table-cell>
          <table:table-cell office:value-type="string">
            <text:p>Adenocarcinoma in adenomatous polyposis coli</text:p>
          </table:table-cell>
          <table:table-cell office:value-type="string">
            <text:p>822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table:style-name="ce7" office:value-type="string">
            <text:p>Adenocarcinoma in Adenomatous Polyposis Coli</text:p>
          </table:table-cell>
          <table:table-cell office:value-type="string">
            <text:p>C4134</text:p>
          </table:table-cell>
          <table:table-cell table:style-name="ce10" office:value-type="float" office:value="21052">
            <text:p>2105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carcinoid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Digestive System Neuroendocrine Tumor G1</text:p>
          </table:table-cell>
          <table:table-cell office:value-type="string">
            <text:p>C770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insuloma [carcinoid type]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Carcinoid Tumor</text:p>
          </table:table-cell>
          <table:table-cell office:value-type="string">
            <text:p>C2915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al carcinoid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Carcinoid Tumor</text:p>
          </table:table-cell>
          <table:table-cell office:value-type="string">
            <text:p>C2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id tumor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Carcinoid Tumor</text:p>
          </table:table-cell>
          <table:table-cell office:value-type="string">
            <text:p>C2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id [lung]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Carcinoid Tumor</text:p>
          </table:table-cell>
          <table:table-cell office:value-type="string">
            <text:p>C2915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dgut carcinoid tumor [cell line H-STS]</text:p>
          </table:table-cell>
          <table:table-cell office:value-type="string">
            <text:p>Carcinoid tumor, NOS</text:p>
          </table:table-cell>
          <table:table-cell office:value-type="string">
            <text:p>8240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Midgut carcinoid tumor</text:p>
          </table:table-cell>
          <table:table-cell office:value-type="string">
            <text:p>C6422</text:p>
          </table:table-cell>
          <table:table-cell table:style-name="ce11"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ndocrine gastroenteropancreatic tumour [ileum, Liver, ovary metastasis, functional]</text:p>
          </table:table-cell>
          <table:table-cell office:value-type="string">
            <text:p>Neuroendocrine carcinoma, NOS</text:p>
          </table:table-cell>
          <table:table-cell office:value-type="string">
            <text:p>8246/3</text:p>
          </table:table-cell>
          <table:table-cell office:value-type="string">
            <text:p>small intestine</text:p>
          </table:table-cell>
          <table:table-cell office:value-type="string">
            <text:p>C17.9</text:p>
          </table:table-cell>
          <table:table-cell office:value-type="string">
            <text:p>Neuroendocrine Carcinoma</text:p>
          </table:table-cell>
          <table:table-cell office:value-type="string">
            <text:p>C3773</text:p>
          </table:table-cell>
          <table:table-cell office:value-type="float" office:value="21030">
            <text:p>21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uroendocrine carcinoma [Classic, Masaoka stage rIII]</text:p>
          </table:table-cell>
          <table:table-cell office:value-type="string">
            <text:p>Neuroendocrine carcinoma, NOS</text:p>
          </table:table-cell>
          <table:table-cell office:value-type="string">
            <text:p>8246/3</text:p>
          </table:table-cell>
          <table:table-cell office:value-type="string">
            <text:p>thymus</text:p>
          </table:table-cell>
          <table:table-cell office:value-type="string">
            <text:p>C37.9</text:p>
          </table:table-cell>
          <table:table-cell office:value-type="string">
            <text:p>Neuroendocrine Carcinoma</text:p>
          </table:table-cell>
          <table:table-cell office:value-type="string">
            <text:p>C3773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ic neuroendocrine tumor</text:p>
          </table:table-cell>
          <table:table-cell office:value-type="string">
            <text:p>Neuroendocrine carcinoma, NOS</text:p>
          </table:table-cell>
          <table:table-cell office:value-type="string">
            <text:p>8246/3</text:p>
          </table:table-cell>
          <table:table-cell office:value-type="string">
            <text:p>thymus</text:p>
          </table:table-cell>
          <table:table-cell office:value-type="string">
            <text:p>C37.9</text:p>
          </table:table-cell>
          <table:table-cell office:value-type="string">
            <text:p>Neuroendocrine Carcinoma</text:p>
          </table:table-cell>
          <table:table-cell office:value-type="string">
            <text:p>C3773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endocrine carcinoma</text:p>
          </table:table-cell>
          <table:table-cell office:value-type="string">
            <text:p>Neuroendocrine carcinoma, NOS</text:p>
          </table:table-cell>
          <table:table-cell office:value-type="string">
            <text:p>8246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Neuroendocrine Carcinoma</text:p>
          </table:table-cell>
          <table:table-cell office:value-type="string">
            <text:p>C3773</text:p>
          </table:table-cell>
          <table:table-cell table:style-name="ce11"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rkel Carcinoma [1cm, skin Left eyebrow]</text:p>
          </table:table-cell>
          <table:table-cell office:value-type="string">
            <text:p>Merkel cell carcinoma</text:p>
          </table:table-cell>
          <table:table-cell office:value-type="string">
            <text:p>8247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erkel Cell Carcinoma</text:p>
          </table:table-cell>
          <table:table-cell office:value-type="string">
            <text:p>C9231</text:p>
          </table:table-cell>
          <table:table-cell office:value-type="float" office:value="25020">
            <text:p>25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Merkel cell carcinoma</text:p>
          </table:table-cell>
          <table:table-cell office:value-type="string">
            <text:p>8247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erkel Cell Carcinoma</text:p>
          </table:table-cell>
          <table:table-cell office:value-type="string">
            <text:p>C923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carcinoid tumor [lung]</text:p>
          </table:table-cell>
          <table:table-cell office:value-type="string">
            <text:p>Atypical carcinoid tumor</text:p>
          </table:table-cell>
          <table:table-cell office:value-type="string">
            <text:p>8249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Atypical Carcinoid Tumor</text:p>
          </table:table-cell>
          <table:table-cell office:value-type="string">
            <text:p>C72074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olo-alveolar adenocarcinoma</text:p>
          </table:table-cell>
          <table:table-cell office:value-type="string">
            <text:p>Bronchiolo-alveolar adenocarcinoma, NOS</text:p>
          </table:table-cell>
          <table:table-cell office:value-type="string">
            <text:p>825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Bronchioloalveolar Carcinoma</text:p>
          </table:table-cell>
          <table:table-cell office:value-type="string">
            <text:p>C292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onchioloalveolar carcinoma</text:p>
          </table:table-cell>
          <table:table-cell office:value-type="string">
            <text:p>Bronchiolo-alveolar adenocarcinoma, NOS</text:p>
          </table:table-cell>
          <table:table-cell office:value-type="string">
            <text:p>825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table:number-columns-repeated="2"/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onchioalveolar carcinoma [cell line NCI-H358]</text:p>
          </table:table-cell>
          <table:table-cell office:value-type="string">
            <text:p>Bronchiolo-alveolar carcinoma, mixed mucinous and non-mucinous</text:p>
          </table:table-cell>
          <table:table-cell office:value-type="string">
            <text:p>8254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Bronchioloalveolar carcinoma</text:p>
          </table:table-cell>
          <table:table-cell office:value-type="string">
            <text:p>C292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lung adenocarcinoma [cell line NCI-H820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Papillary lung adenocarcinoma</text:p>
          </table:table-cell>
          <table:table-cell office:value-type="string">
            <text:p>C5650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serous adenocarcinoma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renal cell carcinoma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Papillary Renal Cell Carcinoma</text:p>
          </table:table-cell>
          <table:table-cell office:value-type="string">
            <text:p>C697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idney renal papillary cell carcinoma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Papillary Renal Cell Carcinoma</text:p>
          </table:table-cell>
          <table:table-cell office:value-type="string">
            <text:p>C697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renal carcinoma [lung metastasis derived cell line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pillary thyroid carcinoma [cell line IHH-4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 [stage PT2NOMx, grade High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thyroid adenocarcinoma [familial, nodes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dular thyroid hyperplasia [familial]</text:p>
          </table:table-cell>
          <table:table-cell office:value-type="string">
            <text:p>Papillary adenocarcinoma, NOS</text:p>
          </table:table-cell>
          <table:table-cell office:value-type="string">
            <text:p>826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Papillary Carcinoma</text:p>
          </table:table-cell>
          <table:table-cell office:value-type="string">
            <text:p>C4035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ubullovillous adenoma [colorectal]</text:p>
          </table:table-cell>
          <table:table-cell office:value-type="string">
            <text:p>Tubulovillous adenoma, NOS</text:p>
          </table:table-cell>
          <table:table-cell office:value-type="string">
            <text:p>8263/0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None</text:p>
          </table:table-cell>
          <table:table-cell office:value-type="string">
            <text:p>C4143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tumor [prolactin]</text:p>
          </table:table-cell>
          <table:table-cell office:value-type="string">
            <text:p>Prolactinoma</text:p>
          </table:table-cell>
          <table:table-cell office:value-type="string">
            <text:p>8271/0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Prolactin-Producing Pituitary Gland Adenoma</text:p>
          </table:table-cell>
          <table:table-cell office:value-type="string">
            <text:p>C3342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tituitary adenoma [endocrinologically inactive, primary]</text:p>
          </table:table-cell>
          <table:table-cell office:value-type="string">
            <text:p>Pituitary adenoma, NOS</text:p>
          </table:table-cell>
          <table:table-cell office:value-type="string">
            <text:p>8272/0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Pituitary Gland Adenoma</text:p>
          </table:table-cell>
          <table:table-cell office:value-type="string">
            <text:p>C3329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olactin pituitary tumor [agressive-invasive]</text:p>
          </table:table-cell>
          <table:table-cell office:value-type="string">
            <text:p>Pituitary carcinoma, NOS</text:p>
          </table:table-cell>
          <table:table-cell office:value-type="string">
            <text:p>8272/3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Pituitary Gland Carcinoma</text:p>
          </table:table-cell>
          <table:table-cell office:value-type="string">
            <text:p>C4536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invasive prolactin pituitary tumour</text:p>
          </table:table-cell>
          <table:table-cell office:value-type="string">
            <text:p>Pituitary carcinoma, NOS</text:p>
          </table:table-cell>
          <table:table-cell office:value-type="string">
            <text:p>8272/3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Pituitary Gland Carcinoma</text:p>
          </table:table-cell>
          <table:table-cell office:value-type="string">
            <text:p>C4536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tuitary carcinoma [metatstasis]</text:p>
          </table:table-cell>
          <table:table-cell office:value-type="string">
            <text:p>Pituitary carcinoma, NOS</text:p>
          </table:table-cell>
          <table:table-cell office:value-type="string">
            <text:p>8272/3</text:p>
          </table:table-cell>
          <table:table-cell office:value-type="string">
            <text:p>pituitary gland</text:p>
          </table:table-cell>
          <table:table-cell office:value-type="string">
            <text:p>C75.1</text:p>
          </table:table-cell>
          <table:table-cell office:value-type="string">
            <text:p>Pituitary Gland Carcinoma</text:p>
          </table:table-cell>
          <table:table-cell office:value-type="string">
            <text:p>C4536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ncocytoma</text:p>
          </table:table-cell>
          <table:table-cell office:value-type="string">
            <text:p>Oxyphilic adenoma</text:p>
          </table:table-cell>
          <table:table-cell office:value-type="string">
            <text:p>8290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None</text:p>
          </table:table-cell>
          <table:table-cell office:value-type="string">
            <text:p>C3759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roid adenoma, Huerthle cell</text:p>
          </table:table-cell>
          <table:table-cell office:value-type="string">
            <text:p>Oxyphilic adenoma</text:p>
          </table:table-cell>
          <table:table-cell office:value-type="string">
            <text:p>8290/0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None</text:p>
          </table:table-cell>
          <table:table-cell office:value-type="string">
            <text:p>C3759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nal oncocytoma</text:p>
          </table:table-cell>
          <table:table-cell office:value-type="string">
            <text:p>Oxyphilic adenocarcinoma</text:p>
          </table:table-cell>
          <table:table-cell office:value-type="string">
            <text:p>829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Kidney Oncocytoma</text:p>
          </table:table-cell>
          <table:table-cell office:value-type="string">
            <text:p>C4526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ncocytic carcinoma of the thyroid [stage PT4N1aMx, grade Moderate]</text:p>
          </table:table-cell>
          <table:table-cell office:value-type="string">
            <text:p>Oxyphilic adenocarcinoma</text:p>
          </table:table-cell>
          <table:table-cell office:value-type="string">
            <text:p>829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Oxyphilic Adenocarcinoma</text:p>
          </table:table-cell>
          <table:table-cell office:value-type="string">
            <text:p>C3679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roid carcinoma, Huerthle cell</text:p>
          </table:table-cell>
          <table:table-cell office:value-type="string">
            <text:p>Oxyphilic adenocarcinoma</text:p>
          </table:table-cell>
          <table:table-cell office:value-type="string">
            <text:p>829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Oxyphilic Adenocarcinoma</text:p>
          </table:table-cell>
          <table:table-cell office:value-type="string">
            <text:p>C3679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 cell adenocarcinoma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Clear Cell Adenocarcinoma</text:p>
          </table:table-cell>
          <table:table-cell office:value-type="string">
            <text:p>C3766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lear cell adenocarcinoma [cell line TOV21G]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clear cell adenocarcinoma</text:p>
          </table:table-cell>
          <table:table-cell office:value-type="string">
            <text:p>C400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adenoma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Clear Cell Adenocarcinoma</text:p>
          </table:table-cell>
          <table:table-cell office:value-type="string">
            <text:p>C3766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ear cell renal carcinoma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idney renal clear cell carcinoma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ear cell renal cell carcinoma</text:p>
          </table:table-cell>
          <table:table-cell office:value-type="string">
            <text:p>Clear cell adenocarcinoma, NOS</text:p>
          </table:table-cell>
          <table:table-cell office:value-type="string">
            <text:p>831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nal cell carcinoma</text:p>
          </table:table-cell>
          <table:table-cell office:value-type="string">
            <text:p>Renal cell carcinoma, NOS</text:p>
          </table:table-cell>
          <table:table-cell office:value-type="string">
            <text:p>8312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ell carcinoma with prominent smooth muscle stroma</text:p>
          </table:table-cell>
          <table:table-cell office:value-type="string">
            <text:p>Renal cell carcinoma, NOS</text:p>
          </table:table-cell>
          <table:table-cell office:value-type="string">
            <text:p>8312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tubular and spindle cell carcinoma of the kidney</text:p>
          </table:table-cell>
          <table:table-cell office:value-type="string">
            <text:p>Renal cell carcinoma, NOS</text:p>
          </table:table-cell>
          <table:table-cell office:value-type="string">
            <text:p>8312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arcinoma [cell line 786-0]</text:p>
          </table:table-cell>
          <table:table-cell office:value-type="string">
            <text:p>Renal cell carcinoma, NOS</text:p>
          </table:table-cell>
          <table:table-cell office:value-type="string">
            <text:p>8312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carcinoma, clear cell [T2N0M0, G2, microsatellite alterations]</text:p>
          </table:table-cell>
          <table:table-cell office:value-type="string">
            <text:p>Renal cell carcinoma, NOS</text:p>
          </table:table-cell>
          <table:table-cell office:value-type="string">
            <text:p>8312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lear Cell Renal Cell Carcinoma</text:p>
          </table:table-cell>
          <table:table-cell office:value-type="string">
            <text:p>C4033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mophobe Renal carcinoma</text:p>
          </table:table-cell>
          <table:table-cell office:value-type="string">
            <text:p>Renal cell carcinoma, chromophobe type</text:p>
          </table:table-cell>
          <table:table-cell office:value-type="string">
            <text:p>8317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hromophobe Renal Cell Carcinoma</text:p>
          </table:table-cell>
          <table:table-cell office:value-type="string">
            <text:p>C4146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Renal cell carcinoma, chromophobe type</text:p>
          </table:table-cell>
          <table:table-cell office:value-type="string">
            <text:p>8317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hromophobe Renal Cell Carcinoma</text:p>
          </table:table-cell>
          <table:table-cell office:value-type="string">
            <text:p>C4146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nal medullary carcinoma</text:p>
          </table:table-cell>
          <table:table-cell office:value-type="string">
            <text:p>Collecting duct carcinoma</text:p>
          </table:table-cell>
          <table:table-cell office:value-type="string">
            <text:p>8319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Carcinoma of the Collecting Ducts of Bellini</text:p>
          </table:table-cell>
          <table:table-cell office:value-type="string">
            <text:p>C6194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adenoma of the thyroid</text:p>
          </table:table-cell>
          <table:table-cell office:value-type="string">
            <text:p>Follicular adenoma</text:p>
          </table:table-cell>
          <table:table-cell office:value-type="string">
            <text:p>8330/0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Follicular Adenoma</text:p>
          </table:table-cell>
          <table:table-cell office:value-type="string">
            <text:p>C3502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etal adenoma of the thyroid</text:p>
          </table:table-cell>
          <table:table-cell office:value-type="string">
            <text:p>Microfollicular adenoma, NOS</text:p>
          </table:table-cell>
          <table:table-cell office:value-type="string">
            <text:p>8333/0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None</text:p>
          </table:table-cell>
          <table:table-cell office:value-type="string">
            <text:p>C4160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carcinoma [cell line FTC-133]</text:p>
          </table:table-cell>
          <table:table-cell office:value-type="string">
            <text:p>Follicular carcinoma, minimally invasive</text:p>
          </table:table-cell>
          <table:table-cell office:value-type="string">
            <text:p>8335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Follicular Carcinoma</text:p>
          </table:table-cell>
          <table:table-cell office:value-type="string">
            <text:p>C8054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hyroid gland follicular carcinoma [cell line FTC-238]</text:p>
          </table:table-cell>
          <table:table-cell office:value-type="string">
            <text:p>Follicular carcinoma, minimally invasive</text:p>
          </table:table-cell>
          <table:table-cell office:value-type="string">
            <text:p>8335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Thyroid Gland Follicular Carcinoma</text:p>
          </table:table-cell>
          <table:table-cell office:value-type="string">
            <text:p>C8054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carcinoma of the thyroid</text:p>
          </table:table-cell>
          <table:table-cell office:value-type="string">
            <text:p>Follicular carcinoma, minimally invasive</text:p>
          </table:table-cell>
          <table:table-cell office:value-type="string">
            <text:p>8335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table:number-columns-repeated="2"/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y carcinoma of the thyroid [minimally invasive]</text:p>
          </table:table-cell>
          <table:table-cell office:value-type="string">
            <text:p>Follicular carcinoma, minimally invasive</text:p>
          </table:table-cell>
          <table:table-cell office:value-type="string">
            <text:p>8335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table:number-columns-repeated="2"/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, follicular variant [stage PpT4aN1b, grade High]</text:p>
          </table:table-cell>
          <table:table-cell office:value-type="string">
            <text:p>Papillary carcinoma, follicular variant</text:p>
          </table:table-cell>
          <table:table-cell office:value-type="string">
            <text:p>834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Oncocytic Adenoma</text:p>
          </table:table-cell>
          <table:table-cell office:value-type="string">
            <text:p>C7380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carcinoma of thyroid, foll [stage PT4N1bM0, grade High]</text:p>
          </table:table-cell>
          <table:table-cell office:value-type="string">
            <text:p>Papillary carcinoma, follicular variant</text:p>
          </table:table-cell>
          <table:table-cell office:value-type="string">
            <text:p>834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Oncocytic Adenoma</text:p>
          </table:table-cell>
          <table:table-cell office:value-type="string">
            <text:p>C7380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Juxtaglomerular cell tumors [JGCT, reninoma]</text:p>
          </table:table-cell>
          <table:table-cell office:value-type="string">
            <text:p>Juxtaglomerular tumor</text:p>
          </table:table-cell>
          <table:table-cell office:value-type="string">
            <text:p>8361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None</text:p>
          </table:table-cell>
          <table:table-cell office:value-type="string">
            <text:p>C4162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rtisol producing adrenocortical adenoma</text:p>
          </table:table-cell>
          <table:table-cell office:value-type="string">
            <text:p>Adrenal cortical adenoma, NOS</text:p>
          </table:table-cell>
          <table:table-cell office:value-type="string">
            <text:p>8370/0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Cortex Adenoma</text:p>
          </table:table-cell>
          <table:table-cell office:value-type="string">
            <text:p>C9003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ocortical adenoma</text:p>
          </table:table-cell>
          <table:table-cell office:value-type="string">
            <text:p>Adrenal cortical adenoma, NOS</text:p>
          </table:table-cell>
          <table:table-cell office:value-type="string">
            <text:p>8370/0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Cortex Adenoma</text:p>
          </table:table-cell>
          <table:table-cell office:value-type="string">
            <text:p>C9003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renocortical tumor [adenoma, left]</text:p>
          </table:table-cell>
          <table:table-cell office:value-type="string">
            <text:p>Adrenal cortical adenoma, NOS</text:p>
          </table:table-cell>
          <table:table-cell office:value-type="string">
            <text:p>8370/0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Cortex Adenoma</text:p>
          </table:table-cell>
          <table:table-cell office:value-type="string">
            <text:p>C9003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al cortex carcinoma [cell line SW13]</text:p>
          </table:table-cell>
          <table:table-cell office:value-type="string">
            <text:p>Adrenal cortical carcinoma</text:p>
          </table:table-cell>
          <table:table-cell office:value-type="string">
            <text:p>8370/3</text:p>
          </table:table-cell>
          <table:table-cell office:value-type="string">
            <text:p>adrenal glands</text:p>
          </table:table-cell>
          <table:table-cell office:value-type="string">
            <text:p>C74</text:p>
          </table:table-cell>
          <table:table-cell office:value-type="string">
            <text:p>Adrenal cortex carcinoma</text:p>
          </table:table-cell>
          <table:table-cell office:value-type="string">
            <text:p>C9325</text:p>
          </table:table-cell>
          <table:table-cell table:style-name="ce11"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renocortical carcinoma</text:p>
          </table:table-cell>
          <table:table-cell office:value-type="string">
            <text:p>Adrenal cortical carcinoma</text:p>
          </table:table-cell>
          <table:table-cell office:value-type="string">
            <text:p>8370/3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Cortex Carcinoma</text:p>
          </table:table-cell>
          <table:table-cell office:value-type="string">
            <text:p>C9325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renal cortical carcinoma [pediatric]</text:p>
          </table:table-cell>
          <table:table-cell office:value-type="string">
            <text:p>Adrenal cortical carcinoma</text:p>
          </table:table-cell>
          <table:table-cell office:value-type="string">
            <text:p>8370/3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Cortex Carcinoma</text:p>
          </table:table-cell>
          <table:table-cell office:value-type="string">
            <text:p>C9325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imple endometrial hyperplasia</text:p>
          </table:table-cell>
          <table:table-cell office:value-type="string">
            <text:p>Endometrioid adenoma, borderline malignancy</text:p>
          </table:table-cell>
          <table:table-cell office:value-type="string">
            <text:p>8380/1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7983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plex endometrial hyperplasia</text:p>
          </table:table-cell>
          <table:table-cell office:value-type="string">
            <text:p>Endometrioid adenoma, borderline malignancy</text:p>
          </table:table-cell>
          <table:table-cell office:value-type="string">
            <text:p>8380/1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7983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hyperplasia [minimal atypia]</text:p>
          </table:table-cell>
          <table:table-cell office:value-type="string">
            <text:p>Endometrioid adenoma, borderline malignancy</text:p>
          </table:table-cell>
          <table:table-cell office:value-type="string">
            <text:p>8380/1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7983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endometrioid carcinoma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Endometrium</text:p>
          </table:table-cell>
          <table:table-cell office:value-type="string">
            <text:p>C54.1</text:p>
          </table:table-cell>
          <table:table-cell office:value-type="string">
            <text:p>Endometrial Endometrioid Adenocarcinoma</text:p>
          </table:table-cell>
          <table:table-cell office:value-type="string">
            <text:p>C6287</text:p>
          </table:table-cell>
          <table:table-cell office:value-type="float" office:value="27020">
            <text:p>27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oid carcinoma [uterine corpus]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Endometrium</text:p>
          </table:table-cell>
          <table:table-cell office:value-type="string">
            <text:p>C54.1</text:p>
          </table:table-cell>
          <table:table-cell office:value-type="string">
            <text:p>Endometrial Endometrioid Adenocarcinoma</text:p>
          </table:table-cell>
          <table:table-cell office:value-type="string">
            <text:p>C6287</text:p>
          </table:table-cell>
          <table:table-cell office:value-type="float" office:value="27020">
            <text:p>27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carcinoma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Endometrium</text:p>
          </table:table-cell>
          <table:table-cell office:value-type="string">
            <text:p>C54.1</text:p>
          </table:table-cell>
          <table:table-cell office:value-type="string">
            <text:p>Endometrial Endometrioid Adenocarcinoma</text:p>
          </table:table-cell>
          <table:table-cell office:value-type="string">
            <text:p>C6287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carcinoma [cell line AN3-CA]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Endometrium</text:p>
          </table:table-cell>
          <table:table-cell office:value-type="string">
            <text:p>C54.1</text:p>
          </table:table-cell>
          <table:table-cell office:value-type="string">
            <text:p>Endometrial adenocarcinoma</text:p>
          </table:table-cell>
          <table:table-cell office:value-type="string">
            <text:p>C7359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3769</text:p>
          </table:table-cell>
          <table:table-cell office:value-type="float" office:value="27020">
            <text:p>27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oid adenocarcinoma [grade G2]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3769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None</text:p>
          </table:table-cell>
          <table:table-cell office:value-type="string">
            <text:p>C3769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endometrioid adenocarcinoma [cell line TOV-112D]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endometrioid adenocarcinoma</text:p>
          </table:table-cell>
          <table:table-cell office:value-type="string">
            <text:p>C7979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 cell adenocarcinoma, NOS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69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oid adenocarcinoma</text:p>
          </table:table-cell>
          <table:table-cell office:value-type="string">
            <text:p>Endometrioid adenocarcinoma, NOS</text:p>
          </table:table-cell>
          <table:table-cell office:value-type="string">
            <text:p>838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69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carcinoma [cell line Ishikawa (Heraklio) 02 ER-]</text:p>
          </table:table-cell>
          <table:table-cell office:value-type="string">
            <text:p>Endometrioid adenocarcinoma, secretory variant</text:p>
          </table:table-cell>
          <table:table-cell office:value-type="string">
            <text:p>8382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Endometrial Adenocarcinoma</text:p>
          </table:table-cell>
          <table:table-cell office:value-type="string">
            <text:p>C7359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pocrine DCIS</text:p>
          </table:table-cell>
          <table:table-cell office:value-type="string">
            <text:p>None</text:p>
          </table:table-cell>
          <table:table-cell office:value-type="string">
            <text:p>8401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pocrine invasive ductal carcinoma</text:p>
          </table:table-cell>
          <table:table-cell office:value-type="string">
            <text:p>Apocrine adenocarcinoma</text:p>
          </table:table-cell>
          <table:table-cell office:value-type="string">
            <text:p>840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Mucoepidermoid carcinoma</text:p>
          </table:table-cell>
          <table:table-cell office:value-type="string">
            <text:p>8430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Minor Salivary Gland Mucoepidermoid Carcinoma</text:p>
          </table:table-cell>
          <table:table-cell office:value-type="string">
            <text:p>C5953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ung mucoepidermoid carcinoma [cell line EPLC-272H]</text:p>
          </table:table-cell>
          <table:table-cell office:value-type="string">
            <text:p>Mucoepidermoid carcinoma</text:p>
          </table:table-cell>
          <table:table-cell office:value-type="string">
            <text:p>843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Lung mucoepidermoid carcinoma</text:p>
          </table:table-cell>
          <table:table-cell office:value-type="string">
            <text:p>C45544</text:p>
          </table:table-cell>
          <table:table-cell table:style-name="ce11"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ystoadenocarcinoma [cell line IGROV-1]</text:p>
          </table:table-cell>
          <table:table-cell office:value-type="string">
            <text:p>Cystadenocarcinoma, NOS</text:p>
          </table:table-cell>
          <table:table-cell office:value-type="string">
            <text:p>844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endometrioid adenocarcinoma</text:p>
          </table:table-cell>
          <table:table-cell office:value-type="string">
            <text:p>C7979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allopian tube tumor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fallopian tube</text:p>
          </table:table-cell>
          <table:table-cell office:value-type="string">
            <text:p>C54.0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[cell line 41M]</text:p>
          </table:table-cell>
          <table:table-cell office:value-type="string">
            <text:p>serous 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High grade ovarian serous adenocarcinoma</text:p>
          </table:table-cell>
          <table:table-cell office:value-type="string">
            <text:p>C1055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adenocarcinoma [cell line INT.Ov2]</text:p>
          </table:table-cell>
          <table:table-cell office:value-type="string">
            <text:p>serous 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serous adenocarcinoma</text:p>
          </table:table-cell>
          <table:table-cell office:value-type="string">
            <text:p>C7550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(taxene treated) [cell line OVCAR-3]/T40</text:p>
          </table:table-cell>
          <table:table-cell office:value-type="string">
            <text:p>serous 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High grade ovarian serous adenocarcinoma</text:p>
          </table:table-cell>
          <table:table-cell office:value-type="string">
            <text:p>C1055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 (taxene treated) [cell line OVCAR-3]/TxT5</text:p>
          </table:table-cell>
          <table:table-cell office:value-type="string">
            <text:p>serous 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High grade ovarian serous adenocarcinoma</text:p>
          </table:table-cell>
          <table:table-cell office:value-type="string">
            <text:p>C1055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of the ovary, modified [cell line OVCAR3-533533-R1]</text:p>
          </table:table-cell>
          <table:table-cell office:value-type="string">
            <text:p>serous 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High grade ovarian serous adenocarcinoma</text:p>
          </table:table-cell>
          <table:table-cell office:value-type="string">
            <text:p>C1055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cystadenocarcinoma [cell line OV-MZ-15]</text:p>
          </table:table-cell>
          <table:table-cell office:value-type="string">
            <text:p>serous cystadenocarcinoma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serous cystadenocarcinoma</text:p>
          </table:table-cell>
          <table:table-cell office:value-type="string">
            <text:p>C7550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toneum carcinoma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ovarian carcinoma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cystadenocarcinoma [cell line PEO14]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cystadenocarcinoma</text:p>
          </table:table-cell>
          <table:table-cell office:value-type="string">
            <text:p>C522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adenocarcinoma [ovary, chemoresistant]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serous carcinoma [cell line OAW28]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High grade ovarian serous adenocarcinoma</text:p>
          </table:table-cell>
          <table:table-cell office:value-type="string">
            <text:p>C105555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adenocarcinoma of the ovary, G3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ovarian tumor [Serous papillary adenocarcinoma, G2]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adenocarcinoma, Poorly differentiated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al ovarian adenocarcinoma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Fallopian tube carcinoma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fallopian tube</text:p>
          </table:table-cell>
          <table:table-cell office:value-type="string">
            <text:p>C57.0</text:p>
          </table:table-cell>
          <table:table-cell office:value-type="string">
            <text:p>Serous Adenocarcinoma</text:p>
          </table:table-cell>
          <table:table-cell office:value-type="string">
            <text:p>C40101</text:p>
          </table:table-cell>
          <table:table-cell office:value-type="float" office:value="27070">
            <text:p>2707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carcinoma [fallopian tube]</text:p>
          </table:table-cell>
          <table:table-cell office:value-type="string">
            <text:p>Serous cystadenocarcinoma, NOS</text:p>
          </table:table-cell>
          <table:table-cell office:value-type="string">
            <text:p>8441/3</text:p>
          </table:table-cell>
          <table:table-cell office:value-type="string">
            <text:p>other female genital</text:p>
          </table:table-cell>
          <table:table-cell office:value-type="string">
            <text:p>C57.9</text:p>
          </table:table-cell>
          <table:table-cell office:value-type="string">
            <text:p>None</text:p>
          </table:table-cell>
          <table:table-cell office:value-type="string">
            <text:p>C3778</text:p>
          </table:table-cell>
          <table:table-cell office:value-type="float" office:value="27070">
            <text:p>2707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fibroma, NOS</text:p>
          </table:table-cell>
          <table:table-cell office:value-type="string">
            <text:p>Serous cystadenoma, borderline malignancy</text:p>
          </table:table-cell>
          <table:table-cell office:value-type="string">
            <text:p>8442/1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number-columns-repeated="2"/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traductal papillary mucinous neoplasms of the pancreas [Moderate]</text:p>
          </table:table-cell>
          <table:table-cell office:value-type="string">
            <text:p>Intraductal papillary-mucinous tumor with moderate dysplasia</text:p>
          </table:table-cell>
          <table:table-cell office:value-type="string">
            <text:p>8453/1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table:number-columns-repeated="2"/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rous cystadenocarcinoma [Bilateral]</text:p>
          </table:table-cell>
          <table:table-cell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style-name="ce8" office:value-type="string">
            <text:p>Micropapillary Serous Carcinoma</text:p>
          </table:table-cell>
          <table:table-cell office:value-type="string">
            <text:p>C6882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style-name="ce8" office:value-type="string">
            <text:p>Micropapillary Serous Carcinoma</text:p>
          </table:table-cell>
          <table:table-cell office:value-type="string">
            <text:p>C6882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ystic tumor of borderline malignancy</text:p>
          </table:table-cell>
          <table:table-cell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style-name="ce8" office:value-type="string">
            <text:p>Micropapillary Serous Carcinoma</text:p>
          </table:table-cell>
          <table:table-cell office:value-type="string">
            <text:p>C6882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cystadenoma borderline malignancy</text:p>
          </table:table-cell>
          <table:table-cell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style-name="ce8" office:value-type="string">
            <text:p>Micropapillary Serous Carcinoma</text:p>
          </table:table-cell>
          <table:table-cell office:value-type="string">
            <text:p>C6882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cropapillary serous carcinoma</text:p>
          </table:table-cell>
          <table:table-cell office:value-type="string">
            <text:p>Papillary serous cystadenocarcinoma</text:p>
          </table:table-cell>
          <table:table-cell office:value-type="string">
            <text:p>846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style-name="ce8" office:value-type="string">
            <text:p>Micropapillary Serous Carcinoma</text:p>
          </table:table-cell>
          <table:table-cell office:value-type="string">
            <text:p>C6882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tumour [benign, mucinous]</text:p>
          </table:table-cell>
          <table:table-cell office:value-type="string">
            <text:p>Mucinous cystadenoma, NOS</text:p>
          </table:table-cell>
          <table:table-cell office:value-type="string">
            <text:p>8470/0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Mucinous Cystadenoma</text:p>
          </table:table-cell>
          <table:table-cell office:value-type="string">
            <text:p>C4512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mucinous cystadenocarcinoma [cell line MCAS]</text:p>
          </table:table-cell>
          <table:table-cell office:value-type="string">
            <text:p>Mucinous Cystadenocarcinoma, NOS</text:p>
          </table:table-cell>
          <table:table-cell office:value-type="string">
            <text:p>847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mucinous cystadenocarcinoma</text:p>
          </table:table-cell>
          <table:table-cell office:value-type="string">
            <text:p>C4026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epithelial ovarian cancer [side population cells]</text:p>
          </table:table-cell>
          <table:table-cell office:value-type="string">
            <text:p>Mucinous cystadenocarcinoma, NOS</text:p>
          </table:table-cell>
          <table:table-cell office:value-type="string">
            <text:p>847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6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ystadenocarcinoma</text:p>
          </table:table-cell>
          <table:table-cell office:value-type="string">
            <text:p>Mucinous cystadenocarcinoma, NOS</text:p>
          </table:table-cell>
          <table:table-cell office:value-type="string">
            <text:p>847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one</text:p>
          </table:table-cell>
          <table:table-cell office:value-type="string">
            <text:p>C3776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ous papillary cystic tumor of borderline malignancy</text:p>
          </table:table-cell>
          <table:table-cell office:value-type="string">
            <text:p>Mucinous cystic tumor of borderline malignancy</text:p>
          </table:table-cell>
          <table:table-cell office:value-type="string">
            <text:p>8472/1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number-columns-repeated="2"/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olon Mucinous Adenocarcinoma [Ascending Colon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Colon, NOS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arcinoma [colorectal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Ascending colon, pT3N1M0, stage II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below], pT1N0M0, stage 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below], pT3N0M0, stage I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olorectal carcinoma [Rectum [above], pT3N1M0, stage II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1041">
            <text:p>21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adenocarcinoma [right palate]</text:p>
          </table:table-cell>
          <table:table-cell office:value-type="string">
            <text:p>Mucinous adenocarcinoma</text:p>
          </table:table-cell>
          <table:table-cell office:value-type="string">
            <text:p>848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ucinous Adenocarcinoma</text:p>
          </table:table-cell>
          <table:table-cell office:value-type="string">
            <text:p>C26712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ucin-producing adenocarcinoma</text:p>
          </table:table-cell>
          <table:table-cell office:value-type="string">
            <text:p>848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27825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t ring gastric adenocarcinoma [cell line NUGC-4]</text:p>
          </table:table-cell>
          <table:table-cell office:value-type="string">
            <text:p>Signet ring cell carcinoma</text:p>
          </table:table-cell>
          <table:table-cell office:value-type="string">
            <text:p>849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Signet ring cell gastric adenocarcinoma</text:p>
          </table:table-cell>
          <table:table-cell office:value-type="string">
            <text:p>C525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Signet ring cell carcinoma</text:p>
          </table:table-cell>
          <table:table-cell office:value-type="string">
            <text:p>849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Signet Ring Cell Carcinoma</text:p>
          </table:table-cell>
          <table:table-cell office:value-type="string">
            <text:p>C3774</text:p>
          </table:table-cell>
          <table:table-cell office:value-type="float" office:value="21049">
            <text:p>21049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Krukenberg tumor [cell line KS-1]</text:p>
          </table:table-cell>
          <table:table-cell office:value-type="string">
            <text:p>Metastatic signet ring cell carcinoma</text:p>
          </table:table-cell>
          <table:table-cell office:value-type="string">
            <text:p>849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Krukenberg tumor</text:p>
          </table:table-cell>
          <table:table-cell office:value-type="string">
            <text:p>C3153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duct carcinoma in situ</text:p>
          </table:table-cell>
          <table:table-cell office:value-type="string">
            <text:p>Intraductal carcinoma, noninfiltrating, NOS</text:p>
          </table:table-cell>
          <table:table-cell office:value-type="string">
            <text:p>850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 In Situ</text:p>
          </table:table-cell>
          <table:table-cell office:value-type="string">
            <text:p>C292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in situ [breast, cell line]</text:p>
          </table:table-cell>
          <table:table-cell office:value-type="string">
            <text:p>Intraductal carcinoma, noninfiltrating, NOS</text:p>
          </table:table-cell>
          <table:table-cell office:value-type="string">
            <text:p>850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 In Situ</text:p>
          </table:table-cell>
          <table:table-cell office:value-type="string">
            <text:p>C292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In Situ of the Breast</text:p>
          </table:table-cell>
          <table:table-cell office:value-type="string">
            <text:p>Intraductal carcinoma, noninfiltrating, NOS</text:p>
          </table:table-cell>
          <table:table-cell office:value-type="string">
            <text:p>850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 In Situ</text:p>
          </table:table-cell>
          <table:table-cell office:value-type="string">
            <text:p>C292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typical ductal hyperplasia of the breast [grade 1]</text:p>
          </table:table-cell>
          <table:table-cell office:value-type="string">
            <text:p>Intraductal carcinoma, noninfiltrating, NOS</text:p>
          </table:table-cell>
          <table:table-cell office:value-type="string">
            <text:p>850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 In Situ</text:p>
          </table:table-cell>
          <table:table-cell office:value-type="string">
            <text:p>C292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uctal carcinoma in situ, recurrent</text:p>
          </table:table-cell>
          <table:table-cell office:value-type="string">
            <text:p>Intraductal carcinoma, noninfiltrating, NOS</text:p>
          </table:table-cell>
          <table:table-cell office:value-type="string">
            <text:p>850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794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carcinoma of the salivary glands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Invasive Carcinoma</text:p>
          </table:table-cell>
          <table:table-cell office:value-type="string">
            <text:p>C9480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ductal adenocarcinoma [breast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ltifocal breast ductal adenocarcinoma [breast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carcinoma [metastasis, brain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iltrating breast ductal adenocarcinoma [recurrent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uctal breast carcinoma [cell line HCC1187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quamous cell breast carcinoma [cell line HCC1806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Squamous cell breast carcinoma, acantholytic variant</text:p>
          </table:table-cell>
          <table:table-cell office:value-type="string">
            <text:p>C4035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breast carcinoma [cell line MDA-MB-134-VI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Invasive lobular breast carcinoma</text:p>
          </table:table-cell>
          <table:table-cell office:value-type="string">
            <text:p>C7950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adenocarcinoma [cell line MDA-MB-361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Breast adenocarcinoma</text:p>
          </table:table-cell>
          <table:table-cell office:value-type="string">
            <text:p>C521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pontaneously immortalized cell line [cell line MCF-10A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Spontaneously immortalized cell line</text:p>
          </table:table-cell>
          <table:table-cell office:value-type="string">
            <text:p>None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 carcinoma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east cancer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[ER 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 / ductal carcinoma in situ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of the breast [BRCA1pos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filtrating ductal carcinoma of the breast [Her2 normal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of the breast [grade III, stage pT2, 9 pos. LN, dist metast. no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carcinoma of the breast with a predominant intraductal component [grade II, stage pT1c, 3 pos. LN, dist metast. yes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croinvasive DCIS, G3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adenocarcinoma [pT2]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CIS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breast adenocarcinoma</text:p>
          </table:table-cell>
          <table:table-cell office:value-type="string">
            <text:p>Infiltrating duct carcinoma, NOS</text:p>
          </table:table-cell>
          <table:table-cell office:value-type="string">
            <text:p>850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uctal Breast Carcinoma</text:p>
          </table:table-cell>
          <table:table-cell office:value-type="string">
            <text:p>C4017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Comedocarcinoma, NOS</text:p>
          </table:table-cell>
          <table:table-cell office:value-type="string">
            <text:p>850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418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edocarcinoma</text:p>
          </table:table-cell>
          <table:table-cell office:value-type="string">
            <text:p>Comedocarcinoma, NOS</text:p>
          </table:table-cell>
          <table:table-cell office:value-type="string">
            <text:p>8501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418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ductal breast cancer [cell line, xenografts]</text:p>
          </table:table-cell>
          <table:table-cell office:value-type="string">
            <text:p>Secretory carcinoma of breast</text:p>
          </table:table-cell>
          <table:table-cell office:value-type="string">
            <text:p>8502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Secretory Breast Carcinoma</text:p>
          </table:table-cell>
          <table:table-cell office:value-type="string">
            <text:p>C418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micropapillary carcinoma of the breast</text:p>
          </table:table-cell>
          <table:table-cell office:value-type="string">
            <text:p>Intraductal micropapillary carcinoma</text:p>
          </table:table-cell>
          <table:table-cell office:value-type="string">
            <text:p>8507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Micropapillary Carcinoma</text:p>
          </table:table-cell>
          <table:table-cell office:value-type="string">
            <text:p>None</text:p>
          </table:table-cell>
          <table:table-cell office:value-type="string">
            <text:p>8507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Intraductal Papillary Breast Carcinoma</text:p>
          </table:table-cell>
          <table:table-cell office:value-type="string">
            <text:p>C4190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medullary carcinoma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Medullary Breast Carcinoma</text:p>
          </table:table-cell>
          <table:table-cell office:value-type="string">
            <text:p>C911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 of the breast [grade III, stage pT1c, 0 pos. LN, dist metast. no]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thyroid carcinoma [familial, Sporadic, RET status WT, Primary]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ary carcinoma of the thyroid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oradic medullary thyroid carcinoma [metastasis]</text:p>
          </table:table-cell>
          <table:table-cell office:value-type="string">
            <text:p>Medullary carcinoma, NOS</text:p>
          </table:table-cell>
          <table:table-cell office:value-type="string">
            <text:p>851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ne</text:p>
          </table:table-cell>
          <table:table-cell office:value-type="string">
            <text:p>C66718</text:p>
          </table:table-cell>
          <table:table-cell office:value-type="string">
            <text:p>NA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neoplastic breast lesion</text:p>
          </table:table-cell>
          <table:table-cell office:value-type="string">
            <text:p>Lobular carcinoma in situ, NOS</text:p>
          </table:table-cell>
          <table:table-cell office:value-type="string">
            <text:p>852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 In Situ</text:p>
          </table:table-cell>
          <table:table-cell office:value-type="string">
            <text:p>C40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reast lobular carcinoma in situ</text:p>
          </table:table-cell>
          <table:table-cell office:value-type="string">
            <text:p>Lobular carcinoma in situ, NOS</text:p>
          </table:table-cell>
          <table:table-cell office:value-type="string">
            <text:p>852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 In Situ</text:p>
          </table:table-cell>
          <table:table-cell office:value-type="string">
            <text:p>C40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bular intraepithelial neoplasia</text:p>
          </table:table-cell>
          <table:table-cell office:value-type="string">
            <text:p>Lobular carcinoma in situ, NOS</text:p>
          </table:table-cell>
          <table:table-cell office:value-type="string">
            <text:p>852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 In Situ</text:p>
          </table:table-cell>
          <table:table-cell office:value-type="string">
            <text:p>C40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 lobular carcinomas</text:p>
          </table:table-cell>
          <table:table-cell office:value-type="string">
            <text:p>Lobular carcinoma in situ, NOS</text:p>
          </table:table-cell>
          <table:table-cell office:value-type="string">
            <text:p>852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 In Situ</text:p>
          </table:table-cell>
          <table:table-cell office:value-type="string">
            <text:p>C40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lobular carcinoma in situ [breast]</text:p>
          </table:table-cell>
          <table:table-cell office:value-type="string">
            <text:p>Lobular carcinoma in situ, NOS</text:p>
          </table:table-cell>
          <table:table-cell office:value-type="string">
            <text:p>8520/2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 In Situ</text:p>
          </table:table-cell>
          <table:table-cell office:value-type="string">
            <text:p>C401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lobular breast carcinoma [cell line SUM44PE]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Invasive lobular breast carcinoma</text:p>
          </table:table-cell>
          <table:table-cell office:value-type="string">
            <text:p>C7950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tastatic lobular breast carcinoma [cell line HCC2185]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Metastatic lobular breast carcinoma</text:p>
          </table:table-cell>
          <table:table-cell office:value-type="string">
            <text:p>C7632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pleomorphic lobular carcinoma [breast]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vasive lobular carcinoma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obular carcinoma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lobular carcinoma of the breast [grade I, stage pT1c, 0 pos. LN, dist metast. no]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vasive lobular Adenocarcinoma [breast, G2]</text:p>
          </table:table-cell>
          <table:table-cell office:value-type="string">
            <text:p>Lobular carcinoma, NOS</text:p>
          </table:table-cell>
          <table:table-cell office:value-type="string">
            <text:p>85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Lobular Breast Carcinoma</text:p>
          </table:table-cell>
          <table:table-cell office:value-type="string">
            <text:p>C377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Infiltrating duct and lobular carcinoma</text:p>
          </table:table-cell>
          <table:table-cell office:value-type="string">
            <text:p>8522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7690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ucinous carcinoma of the breast [grade I, stage pT1c, 0 pos. LN, dist metast. no]</text:p>
          </table:table-cell>
          <table:table-cell office:value-type="string">
            <text:p>Infiltrating duct mixed with other types of carcinoma</text:p>
          </table:table-cell>
          <table:table-cell office:value-type="string">
            <text:p>8523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lammatory breast carcinoma [cell line SUM149PT]</text:p>
          </table:table-cell>
          <table:table-cell office:value-type="string">
            <text:p>Inflammatory carcinoma</text:p>
          </table:table-cell>
          <table:table-cell office:value-type="string">
            <text:p>853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Inflammatory breast carcinoma</text:p>
          </table:table-cell>
          <table:table-cell office:value-type="string">
            <text:p>C4001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ncreatic acinar carcinoma</text:p>
          </table:table-cell>
          <table:table-cell office:value-type="string">
            <text:p>Acinar cell carcinoma</text:p>
          </table:table-cell>
          <table:table-cell office:value-type="string">
            <text:p>8550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Acinar Cell Carcinoma</text:p>
          </table:table-cell>
          <table:table-cell office:value-type="string">
            <text:p>C3768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adenosquamous carcinoma [cell line MKN1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Gastric adenosquamous carcinoma</text:p>
          </table:table-cell>
          <table:table-cell office:value-type="string">
            <text:p>C5474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ncreatic adenosquamous carcinoma [cell line KP-3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pancreas</text:p>
          </table:table-cell>
          <table:table-cell office:value-type="string">
            <text:p>C25</text:p>
          </table:table-cell>
          <table:table-cell office:value-type="string">
            <text:p>Pancreatic adenosquamous carcinoma</text:p>
          </table:table-cell>
          <table:table-cell office:value-type="string">
            <text:p>C5721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enosquamous lung carcinoma [cell line HCC366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Adenosquamous lung carcinoma</text:p>
          </table:table-cell>
          <table:table-cell office:value-type="string">
            <text:p>C913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enosquamous carcinoma [lung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Adenosquamous Carcinoma</text:p>
          </table:table-cell>
          <table:table-cell office:value-type="string">
            <text:p>C3727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vical adenosquamous carcinoma [cell line CC-8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cervix uteri</text:p>
          </table:table-cell>
          <table:table-cell office:value-type="string">
            <text:p>C53</text:p>
          </table:table-cell>
          <table:table-cell office:value-type="string">
            <text:p>Cervical adenosquamous carcinoma</text:p>
          </table:table-cell>
          <table:table-cell office:value-type="string">
            <text:p>C4519</text:p>
          </table:table-cell>
          <table:table-cell office:value-type="float" office:value="27010">
            <text:p>27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dometrial adenosquamous carcinoma [cell line MFE-319]</text:p>
          </table:table-cell>
          <table:table-cell office:value-type="string">
            <text:p>Adenosquamous carcinoma</text:p>
          </table:table-cell>
          <table:table-cell office:value-type="string">
            <text:p>8560/3</text:p>
          </table:table-cell>
          <table:table-cell office:value-type="string">
            <text:p>Endometrium</text:p>
          </table:table-cell>
          <table:table-cell office:value-type="string">
            <text:p>C54.1</text:p>
          </table:table-cell>
          <table:table-cell office:value-type="string">
            <text:p>Endometrial adenosquamous carcinoma</text:p>
          </table:table-cell>
          <table:table-cell office:value-type="string">
            <text:p>C114656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alivary gland myoepitheliomas</text:p>
          </table:table-cell>
          <table:table-cell office:value-type="string">
            <text:p>Epithelial-myoepithelial carcinoma</text:p>
          </table:table-cell>
          <table:table-cell office:value-type="string">
            <text:p>8562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Salivary Gland Myoepithelial Carcinoma</text:p>
          </table:table-cell>
          <table:table-cell office:value-type="string">
            <text:p>C35700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etaplastic carcinoma, NOS</text:p>
          </table:table-cell>
          <table:table-cell office:value-type="string">
            <text:p>8575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None</text:p>
          </table:table-cell>
          <table:table-cell office:value-type="string">
            <text:p>C27949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id adenocarcinoma</text:p>
          </table:table-cell>
          <table:table-cell office:value-type="string">
            <text:p>Hepatoid adenocarcinoma</text:p>
          </table:table-cell>
          <table:table-cell office:value-type="string">
            <text:p>8576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None</text:p>
          </table:table-cell>
          <table:table-cell office:value-type="string">
            <text:p>C66950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ymoma [WHO A]</text:p>
          </table:table-cell>
          <table:table-cell office:value-type="string">
            <text:p>Thymoma, type A, malignant</text:p>
          </table:table-cell>
          <table:table-cell office:value-type="string">
            <text:p>8581/3</text:p>
          </table:table-cell>
          <table:table-cell office:value-type="string">
            <text:p>thymus</text:p>
          </table:table-cell>
          <table:table-cell office:value-type="string">
            <text:p>C37.9</text:p>
          </table:table-cell>
          <table:table-cell table:number-columns-repeated="2"/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cinoma showing thymus-like elements</text:p>
          </table:table-cell>
          <table:table-cell office:value-type="string">
            <text:p>Carcinoma showing thymus-like element</text:p>
          </table:table-cell>
          <table:table-cell office:value-type="string">
            <text:p>8589/3</text:p>
          </table:table-cell>
          <table:table-cell office:value-type="string">
            <text:p>thyroid gland</text:p>
          </table:table-cell>
          <table:table-cell office:value-type="string">
            <text:p>C73.9</text:p>
          </table:table-cell>
          <table:table-cell office:value-type="string">
            <text:p>None</text:p>
          </table:table-cell>
          <table:table-cell office:value-type="string">
            <text:p>C46106</text:p>
          </table:table-cell>
          <table:table-cell office:value-type="float" office:value="32010">
            <text:p>32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granulosa cell tumor [cell line COV434]</text:p>
          </table:table-cell>
          <table:table-cell office:value-type="string">
            <text:p>Granulosa cell tumor</text:p>
          </table:table-cell>
          <table:table-cell office:value-type="string">
            <text:p>862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granulosa cell tumor</text:p>
          </table:table-cell>
          <table:table-cell office:value-type="string">
            <text:p>C6261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nulosa cell tumor</text:p>
          </table:table-cell>
          <table:table-cell office:value-type="string">
            <text:p>Granulosa cell tumor, malignant</text:p>
          </table:table-cell>
          <table:table-cell office:value-type="string">
            <text:p>862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number-columns-repeated="2"/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ertoli cell tumor</text:p>
          </table:table-cell>
          <table:table-cell office:value-type="string">
            <text:p>Sertoli cell carcinoma</text:p>
          </table:table-cell>
          <table:table-cell office:value-type="string">
            <text:p>864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number-columns-repeated="2"/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raganglioma</text:p>
          </table:table-cell>
          <table:table-cell office:value-type="string">
            <text:p>Paraganglioma, NOS</text:p>
          </table:table-cell>
          <table:table-cell office:value-type="string">
            <text:p>8680/1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Paraganglioma</text:p>
          </table:table-cell>
          <table:table-cell office:value-type="string">
            <text:p>C3308</text:p>
          </table:table-cell>
          <table:table-cell table:style-name="ce11"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rasympathetic paraganglioma [vagal]</text:p>
          </table:table-cell>
          <table:table-cell office:value-type="string">
            <text:p>Parasympathetic paraganglioma</text:p>
          </table:table-cell>
          <table:table-cell office:value-type="string">
            <text:p>8682/1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None</text:p>
          </table:table-cell>
          <table:table-cell office:value-type="string">
            <text:p>C421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paraganglioma</text:p>
          </table:table-cell>
          <table:table-cell office:value-type="string">
            <text:p>Extra-adrenal paraganglioma, malignant</text:p>
          </table:table-cell>
          <table:table-cell office:value-type="string">
            <text:p>8693/3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heochromocytoma</text:p>
          </table:table-cell>
          <table:table-cell office:value-type="string">
            <text:p>Pheochromocytoma, NOS</text:p>
          </table:table-cell>
          <table:table-cell office:value-type="string">
            <text:p>8700/0</text:p>
          </table:table-cell>
          <table:table-cell office:value-type="string">
            <text:p>adrenal cortex</text:p>
          </table:table-cell>
          <table:table-cell office:value-type="string">
            <text:p>C74.0</text:p>
          </table:table-cell>
          <table:table-cell office:value-type="string">
            <text:p>Adrenal Gland Pheochromocytoma</text:p>
          </table:table-cell>
          <table:table-cell office:value-type="string">
            <text:p>C3326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pheochromocytoma</text:p>
          </table:table-cell>
          <table:table-cell office:value-type="string">
            <text:p>Pheochromocytoma, malignant</text:p>
          </table:table-cell>
          <table:table-cell office:value-type="string">
            <text:p>8700/3</text:p>
          </table:table-cell>
          <table:table-cell office:value-type="string">
            <text:p>adrenal glands</text:p>
          </table:table-cell>
          <table:table-cell office:value-type="string">
            <text:p>C74.9</text:p>
          </table:table-cell>
          <table:table-cell office:value-type="string">
            <text:p>Malignant Adrenal Gland Pheochromocytoma</text:p>
          </table:table-cell>
          <table:table-cell office:value-type="string">
            <text:p>C4220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rmal melanocytic proliferation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enign nevus [ovoid melanocytes]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vus [combined ordinary and blue]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vus [deep pen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llular Blue nevus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 nevus [recurrent, agminated]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lue nevus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gmented nevus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liferating neurocristic hamartoma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cytic nevus [with proliferation simulating-superficial spreading melanoma in situ]</text:p>
          </table:table-cell>
          <table:table-cell office:value-type="string">
            <text:p>Pigmented nevus, NOS</text:p>
          </table:table-cell>
          <table:table-cell office:value-type="string">
            <text:p>872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ne</text:p>
          </table:table-cell>
          <table:table-cell office:value-type="string">
            <text:p>C307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elanoma [cell line WM1366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melanotic melanoma [cell line M14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Amelanotic melanoma</text:p>
          </table:table-cell>
          <table:table-cell office:value-type="string">
            <text:p>C3802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veal melanoma [cell line Mel202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Uveal melanoma</text:p>
          </table:table-cell>
          <table:table-cell office:value-type="string">
            <text:p>C7712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melanoma [cell line FM6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Cutaneous melanoma</text:p>
          </table:table-cell>
          <table:table-cell office:value-type="string">
            <text:p>C3510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amelanotic melanoma [cell line LOX-IMVI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Amelanotic melanoma</text:p>
          </table:table-cell>
          <table:table-cell office:value-type="string">
            <text:p>C3802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LAU-Me280.R.LN-LCL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alignant melanoma [cell line WM115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osal melanoma [cell line MEL1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Mucosal melanoma</text:p>
          </table:table-cell>
          <table:table-cell office:value-type="string">
            <text:p>C114828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oid melanoma [metastatic, shoulder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current Melanoma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ma, polyploid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al melanoma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eye, nos</text:p>
          </table:table-cell>
          <table:table-cell office:value-type="string">
            <text:p>C69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ant melanoma [iris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eye, nos</text:p>
          </table:table-cell>
          <table:table-cell office:value-type="string">
            <text:p>C69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gnant melanoma [conjunctiva]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eye, nos</text:p>
          </table:table-cell>
          <table:table-cell office:value-type="string">
            <text:p>C69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ma</text:p>
          </table:table-cell>
          <table:table-cell office:value-type="string">
            <text:p>Malignant melanoma, NOS</text:p>
          </table:table-cell>
          <table:table-cell office:value-type="string">
            <text:p>872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Melanoma</text:p>
          </table:table-cell>
          <table:table-cell office:value-type="string">
            <text:p>C3224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dular melanoma</text:p>
          </table:table-cell>
          <table:table-cell office:value-type="string">
            <text:p>Nodular melanoma</text:p>
          </table:table-cell>
          <table:table-cell office:value-type="string">
            <text:p>8721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odular Melanoma</text:p>
          </table:table-cell>
          <table:table-cell office:value-type="string">
            <text:p>C4225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ntigo maligna melanoma</text:p>
          </table:table-cell>
          <table:table-cell office:value-type="string">
            <text:p>Lentigo maligna melanoma</text:p>
          </table:table-cell>
          <table:table-cell office:value-type="string">
            <text:p>8742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Lentigo Maligna Melanoma</text:p>
          </table:table-cell>
          <table:table-cell office:value-type="string">
            <text:p>C9151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uperficial spreading melanoma [neck]</text:p>
          </table:table-cell>
          <table:table-cell office:value-type="string">
            <text:p>Superficial spreading melanoma</text:p>
          </table:table-cell>
          <table:table-cell office:value-type="string">
            <text:p>8743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uperficial Spreading Melanoma</text:p>
          </table:table-cell>
          <table:table-cell office:value-type="string">
            <text:p>C9152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ral lentiginous melanoma [cell line WM3211]</text:p>
          </table:table-cell>
          <table:table-cell office:value-type="string">
            <text:p>Acral Lentiginous Melanoma </text:p>
          </table:table-cell>
          <table:table-cell office:value-type="string">
            <text:p>8744/3</text:p>
          </table:table-cell>
          <table:table-cell office:value-type="string">
            <text:p>skin</text:p>
          </table:table-cell>
          <table:table-cell office:value-type="string">
            <text:p>C44</text:p>
          </table:table-cell>
          <table:table-cell office:value-type="string">
            <text:p>Acral lentiginous melanoma</text:p>
          </table:table-cell>
          <table:table-cell office:value-type="string">
            <text:p>C4022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ral lentigious melanoma</text:p>
          </table:table-cell>
          <table:table-cell office:value-type="string">
            <text:p>Acral lentiginous melanoma, malignant</text:p>
          </table:table-cell>
          <table:table-cell office:value-type="string">
            <text:p>8744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ngenital nevus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iant congenital nevus with atypia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ngenital nevus with nodular proliferation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dular Proliferation [in giant congenital nevus]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ngenital nevus with foci of increased cellularity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lanoma arising in congenital nevus</text:p>
          </table:table-cell>
          <table:table-cell office:value-type="string">
            <text:p>Small congenital nevus</text:p>
          </table:table-cell>
          <table:table-cell office:value-type="string">
            <text:p>8761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Spitz tumor [face]</text:p>
          </table:table-cell>
          <table:table-cell office:value-type="string">
            <text:p>Epithelioid and spindle cell nevus</text:p>
          </table:table-cell>
          <table:table-cell office:value-type="string">
            <text:p>877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pitz Nevus</text:p>
          </table:table-cell>
          <table:table-cell office:value-type="string">
            <text:p>C27007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pitz nevi</text:p>
          </table:table-cell>
          <table:table-cell office:value-type="string">
            <text:p>Epithelioid and spindle cell nevus</text:p>
          </table:table-cell>
          <table:table-cell office:value-type="string">
            <text:p>877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pitz Nevus</text:p>
          </table:table-cell>
          <table:table-cell office:value-type="string">
            <text:p>C27007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tzoid malignant melanoma [primary]</text:p>
          </table:table-cell>
          <table:table-cell office:value-type="string">
            <text:p>Mixed epithelioid and spindle cell melanoma</text:p>
          </table:table-cell>
          <table:table-cell office:value-type="string">
            <text:p>877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ixed Epithelioid and Spindle Cell Melanoma</text:p>
          </table:table-cell>
          <table:table-cell office:value-type="string">
            <text:p>C66756</text:p>
          </table:table-cell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blue nevus</text:p>
          </table:table-cell>
          <table:table-cell office:value-type="string">
            <text:p>Blue nevus, malignant</text:p>
          </table:table-cell>
          <table:table-cell office:value-type="string">
            <text:p>878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25010">
            <text:p>25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ulmonary artery intimal sarcoma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oft tissue sarcoma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ntimal sarcoma [Aorta]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ft tissue tumor [recurrence]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sarcoma [grade high, primary]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doid Sarcoma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ft Tissue Sarcoma</text:p>
          </table:table-cell>
          <table:table-cell office:value-type="string">
            <text:p>C930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us sarcoma [cell line MES-SA]</text:p>
          </table:table-cell>
          <table:table-cell office:value-type="string">
            <text:p>Sarcoma, NOS</text:p>
          </table:table-cell>
          <table:table-cell office:value-type="string">
            <text:p>880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Uterine corpus sarcoma</text:p>
          </table:table-cell>
          <table:table-cell office:value-type="string">
            <text:p>C6339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ant cell sarcoma [cell line Hs 737.T]</text:p>
          </table:table-cell>
          <table:table-cell office:value-type="string">
            <text:p>Giant cell sarcoma</text:p>
          </table:table-cell>
          <table:table-cell office:value-type="string">
            <text:p>8802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alignant giant cell tumor of bone</text:p>
          </table:table-cell>
          <table:table-cell office:value-type="string">
            <text:p>C430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id sarcoma [cell line FU-EPS-1]</text:p>
          </table:table-cell>
          <table:table-cell office:value-type="string">
            <text:p>Epithelioid sarcoma</text:p>
          </table:table-cell>
          <table:table-cell office:value-type="string">
            <text:p>8804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ne</text:p>
          </table:table-cell>
          <table:table-cell office:value-type="string">
            <text:p>C3714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ndifferentiated pleomorphic sarcoma</text:p>
          </table:table-cell>
          <table:table-cell office:value-type="string">
            <text:p>Undifferentiated sarcoma</text:p>
          </table:table-cell>
          <table:table-cell office:value-type="string">
            <text:p>8805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esenchymal Cell Neoplasm</text:p>
          </table:table-cell>
          <table:table-cell office:value-type="string">
            <text:p>C705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undifferentiated sarcoma [trunk]</text:p>
          </table:table-cell>
          <table:table-cell office:value-type="string">
            <text:p>Undifferentiated sarcoma</text:p>
          </table:table-cell>
          <table:table-cell office:value-type="string">
            <text:p>8805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esenchymal Cell Neoplasm</text:p>
          </table:table-cell>
          <table:table-cell office:value-type="string">
            <text:p>C705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ndifferentiated Sarcoma</text:p>
          </table:table-cell>
          <table:table-cell office:value-type="string">
            <text:p>Undifferentiated sarcoma</text:p>
          </table:table-cell>
          <table:table-cell office:value-type="string">
            <text:p>8805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2709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atosis</text:p>
          </table:table-cell>
          <table:table-cell office:value-type="string">
            <text:p>Fibroma, NOS</text:p>
          </table:table-cell>
          <table:table-cell office:value-type="string">
            <text:p>881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04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ibrosarcoma [cell line A-204]</text:p>
          </table:table-cell>
          <table:table-cell office:value-type="string">
            <text:p>Fibrosarcoma, NOS</text:p>
          </table:table-cell>
          <table:table-cell office:value-type="string">
            <text:p>881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Embryonal rhabdomyosarcoma</text:p>
          </table:table-cell>
          <table:table-cell office:value-type="string">
            <text:p>C897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dult fibrosarcoma [grade 2, thorax]</text:p>
          </table:table-cell>
          <table:table-cell office:value-type="string">
            <text:p>Fibrosarcoma, NOS</text:p>
          </table:table-cell>
          <table:table-cell office:value-type="string">
            <text:p>881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Fibrosarcoma</text:p>
          </table:table-cell>
          <table:table-cell office:value-type="string">
            <text:p>C304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1 [local recurrence]</text:p>
          </table:table-cell>
          <table:table-cell office:value-type="string">
            <text:p>Fibrosarcoma, NOS</text:p>
          </table:table-cell>
          <table:table-cell office:value-type="string">
            <text:p>881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Fibrosarcoma</text:p>
          </table:table-cell>
          <table:table-cell office:value-type="string">
            <text:p>C304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1a [local recurrence]</text:p>
          </table:table-cell>
          <table:table-cell office:value-type="string">
            <text:p>Fibrosarcoma, NOS</text:p>
          </table:table-cell>
          <table:table-cell office:value-type="string">
            <text:p>881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Fibrosarcoma</text:p>
          </table:table-cell>
          <table:table-cell office:value-type="string">
            <text:p>C304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sarcoma G3 [local recurrence]</text:p>
          </table:table-cell>
          <table:table-cell office:value-type="string">
            <text:p>Fibrosarcoma, NOS</text:p>
          </table:table-cell>
          <table:table-cell office:value-type="string">
            <text:p>881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Fibrosarcoma</text:p>
          </table:table-cell>
          <table:table-cell office:value-type="string">
            <text:p>C304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yxoid tumor</text:p>
          </table:table-cell>
          <table:table-cell office:value-type="string">
            <text:p>Fibromyxoma</text:p>
          </table:table-cell>
          <table:table-cell office:value-type="string">
            <text:p>8811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6676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xoinflammatory fibroblastic sarcoma</text:p>
          </table:table-cell>
          <table:table-cell office:value-type="string">
            <text:p>Fibromyxosarcoma</text:p>
          </table:table-cell>
          <table:table-cell office:value-type="string">
            <text:p>881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xofibrosarcoma</text:p>
          </table:table-cell>
          <table:table-cell office:value-type="string">
            <text:p>Fibromyxosarcoma</text:p>
          </table:table-cell>
          <table:table-cell office:value-type="string">
            <text:p>881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yxoid sarcoma [low grade]</text:p>
          </table:table-cell>
          <table:table-cell office:value-type="string">
            <text:p>Fibromyxosarcoma</text:p>
          </table:table-cell>
          <table:table-cell office:value-type="string">
            <text:p>881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litary fibrous tumor</text:p>
          </table:table-cell>
          <table:table-cell office:value-type="string">
            <text:p>Solitary fibrous tumor</text:p>
          </table:table-cell>
          <table:table-cell office:value-type="string">
            <text:p>8815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Solitary Fibrous Tumor</text:p>
          </table:table-cell>
          <table:table-cell office:value-type="string">
            <text:p>C763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litary fibrous tumour, malignant</text:p>
          </table:table-cell>
          <table:table-cell office:value-type="string">
            <text:p>Solitary fibrous tumor, malignant</text:p>
          </table:table-cell>
          <table:table-cell office:value-type="string">
            <text:p>8815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table:number-columns-repeated="2"/>
          <table:table-cell office:value-type="float" office:value="22050">
            <text:p>2205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Elastofibroma</text:p>
          </table:table-cell>
          <table:table-cell office:value-type="string">
            <text:p>882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424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smoid tumor</text:p>
          </table:table-cell>
          <table:table-cell office:value-type="string">
            <text:p>Aggressive fibromatosis</text:p>
          </table:table-cell>
          <table:table-cell office:value-type="string">
            <text:p>8821/1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Desmoid-Type Fibromatosis</text:p>
          </table:table-cell>
          <table:table-cell office:value-type="string">
            <text:p>C9182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Desmoplastic fibroma</text:p>
          </table:table-cell>
          <table:table-cell office:value-type="string">
            <text:p>8823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74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yofibroblastoma</text:p>
          </table:table-cell>
          <table:table-cell office:value-type="string">
            <text:p>8825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49012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flammatory myofibroblastic tumour [pulmonary]</text:p>
          </table:table-cell>
          <table:table-cell office:value-type="string">
            <text:p>Myofibroblastic tumor, NOS</text:p>
          </table:table-cell>
          <table:table-cell office:value-type="string">
            <text:p>8825/1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Inflammatory Myofibroblastic Tumor</text:p>
          </table:table-cell>
          <table:table-cell office:value-type="string">
            <text:p>C6481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fibrous histiocytoma [stage IV]</text:p>
          </table:table-cell>
          <table:table-cell office:value-type="string">
            <text:p>Malignant fibrous histiocytoma</text:p>
          </table:table-cell>
          <table:table-cell office:value-type="string">
            <text:p>883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Undifferentiated Pleomorphic Sarcoma</text:p>
          </table:table-cell>
          <table:table-cell office:value-type="string">
            <text:p>C424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us histiocytoma, malignant</text:p>
          </table:table-cell>
          <table:table-cell office:value-type="string">
            <text:p>Malignant fibrous histiocytoma</text:p>
          </table:table-cell>
          <table:table-cell office:value-type="string">
            <text:p>883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Undifferentiated Pleomorphic Sarcoma</text:p>
          </table:table-cell>
          <table:table-cell office:value-type="string">
            <text:p>C424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<text:s text:c="3"/>brous histiocytoma [myxoid, metastasized]</text:p>
          </table:table-cell>
          <table:table-cell office:value-type="string">
            <text:p>Malignant fibrous histiocytoma</text:p>
          </table:table-cell>
          <table:table-cell office:value-type="string">
            <text:p>883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Undifferentiated Pleomorphic Sarcoma</text:p>
          </table:table-cell>
          <table:table-cell office:value-type="string">
            <text:p>C424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erentiating dermatofibrosarcoma protuberans</text:p>
          </table:table-cell>
          <table:table-cell office:value-type="string">
            <text:p>Dermatofibrosarcoma, NOS</text:p>
          </table:table-cell>
          <table:table-cell office:value-type="string">
            <text:p>8832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Dermatofibrosarcoma Protuberans</text:p>
          </table:table-cell>
          <table:table-cell office:value-type="string">
            <text:p>C4683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rmatofibrosarcoma protuberans</text:p>
          </table:table-cell>
          <table:table-cell office:value-type="string">
            <text:p>Pigmented dermatofibrosarcoma protuberans</text:p>
          </table:table-cell>
          <table:table-cell office:value-type="string">
            <text:p>8833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Pigmented Dermatofibrosarcoma Protuberans</text:p>
          </table:table-cell>
          <table:table-cell office:value-type="string">
            <text:p>C9430</text:p>
          </table:table-cell>
          <table:table-cell office:value-type="float" office:value="25020">
            <text:p>25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ipoma</text:p>
          </table:table-cell>
          <table:table-cell office:value-type="string">
            <text:p>Lipoma, NOS</text:p>
          </table:table-cell>
          <table:table-cell office:value-type="string">
            <text:p>885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ipoma</text:p>
          </table:table-cell>
          <table:table-cell office:value-type="string">
            <text:p>C3192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lipomatous tumor/atypical lipoma/well-differentiated liposarcoma</text:p>
          </table:table-cell>
          <table:table-cell office:value-type="string">
            <text:p>Lipoma, NOS</text:p>
          </table:table-cell>
          <table:table-cell office:value-type="string">
            <text:p>885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ipoma</text:p>
          </table:table-cell>
          <table:table-cell office:value-type="string">
            <text:p>C3192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</text:p>
          </table:table-cell>
          <table:table-cell office:value-type="string">
            <text:p>Liposarcoma, NOS</text:p>
          </table:table-cell>
          <table:table-cell office:value-type="string">
            <text:p>885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iposarcoma</text:p>
          </table:table-cell>
          <table:table-cell office:value-type="string">
            <text:p>C319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omorphic liposarcoma [cell line LiSa-2]</text:p>
          </table:table-cell>
          <table:table-cell office:value-type="string">
            <text:p>Liposarcoma, NOS</text:p>
          </table:table-cell>
          <table:table-cell office:value-type="string">
            <text:p>885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Pleomorphic liposarcoma</text:p>
          </table:table-cell>
          <table:table-cell office:value-type="string">
            <text:p>C370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 NOS [cell line LS14]</text:p>
          </table:table-cell>
          <table:table-cell office:value-type="string">
            <text:p>Liposarcoma, NOS</text:p>
          </table:table-cell>
          <table:table-cell office:value-type="string">
            <text:p>885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iposarcoma</text:p>
          </table:table-cell>
          <table:table-cell office:value-type="string">
            <text:p>C319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ipoma-like liposarcoma [thigh, deep]</text:p>
          </table:table-cell>
          <table:table-cell office:value-type="string">
            <text:p>Liposarcoma, well differentiated</text:p>
          </table:table-cell>
          <table:table-cell office:value-type="string">
            <text:p>885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typical Lipomatous Tumor</text:p>
          </table:table-cell>
          <table:table-cell office:value-type="string">
            <text:p>C650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well-differentiated and dedifferentiated liposarcoma</text:p>
          </table:table-cell>
          <table:table-cell office:value-type="string">
            <text:p>Liposarcoma, well differentiated</text:p>
          </table:table-cell>
          <table:table-cell office:value-type="string">
            <text:p>885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typical Lipomatous Tumor</text:p>
          </table:table-cell>
          <table:table-cell office:value-type="string">
            <text:p>C650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Liposarcoma, well differentiated</text:p>
          </table:table-cell>
          <table:table-cell office:value-type="string">
            <text:p>885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typical Lipomatous Tumor</text:p>
          </table:table-cell>
          <table:table-cell office:value-type="string">
            <text:p>C650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 myxoid</text:p>
          </table:table-cell>
          <table:table-cell office:value-type="string">
            <text:p>Myxoid liposarcoma</text:p>
          </table:table-cell>
          <table:table-cell office:value-type="string">
            <text:p>8852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yxoid Liposarcoma</text:p>
          </table:table-cell>
          <table:table-cell office:value-type="string">
            <text:p>C2778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xoid liposarcoma [G2]</text:p>
          </table:table-cell>
          <table:table-cell office:value-type="string">
            <text:p>Myxoid liposarcoma</text:p>
          </table:table-cell>
          <table:table-cell office:value-type="string">
            <text:p>8852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73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 pleomorphic</text:p>
          </table:table-cell>
          <table:table-cell office:value-type="string">
            <text:p>Pleomorphic liposarcoma</text:p>
          </table:table-cell>
          <table:table-cell office:value-type="string">
            <text:p>8854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Pleomorphic Liposarcoma</text:p>
          </table:table-cell>
          <table:table-cell office:value-type="string">
            <text:p>C370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ouble-component liposarcoma</text:p>
          </table:table-cell>
          <table:table-cell office:value-type="string">
            <text:p>Mixed liposarcoma</text:p>
          </table:table-cell>
          <table:table-cell office:value-type="string">
            <text:p>8855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ixed Liposarcoma</text:p>
          </table:table-cell>
          <table:table-cell office:value-type="string">
            <text:p>C425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Dedifferentiated liposarcoma</text:p>
          </table:table-cell>
          <table:table-cell office:value-type="string">
            <text:p>8858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Dedifferentiated Liposarcoma</text:p>
          </table:table-cell>
          <table:table-cell office:value-type="string">
            <text:p>C370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iposarcoma,Dedifferentiated</text:p>
          </table:table-cell>
          <table:table-cell office:value-type="string">
            <text:p>Dedifferentiated liposarcoma</text:p>
          </table:table-cell>
          <table:table-cell office:value-type="string">
            <text:p>8858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Dedifferentiated Liposarcoma</text:p>
          </table:table-cell>
          <table:table-cell office:value-type="string">
            <text:p>C370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iomyoma [Esophagus]</text:p>
          </table:table-cell>
          <table:table-cell office:value-type="string">
            <text:p>Leiomyoma, NOS</text:p>
          </table:table-cell>
          <table:table-cell office:value-type="string">
            <text:p>8890/0</text:p>
          </table:table-cell>
          <table:table-cell office:value-type="string">
            <text:p>esophagus</text:p>
          </table:table-cell>
          <table:table-cell office:value-type="string">
            <text:p>C15.9</text:p>
          </table:table-cell>
          <table:table-cell office:value-type="string">
            <text:p>Leiomyoma</text:p>
          </table:table-cell>
          <table:table-cell office:value-type="string">
            <text:p>C3157</text:p>
          </table:table-cell>
          <table:table-cell office:value-type="float" office:value="21010">
            <text:p>2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Leiomyoma</text:p>
          </table:table-cell>
          <table:table-cell office:value-type="string">
            <text:p>Leiomyoma, NOS</text:p>
          </table:table-cell>
          <table:table-cell office:value-type="string">
            <text:p>8890/0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Uterine Corpus Leiomyoma</text:p>
          </table:table-cell>
          <table:table-cell office:value-type="string">
            <text:p>C3434</text:p>
          </table:table-cell>
          <table:table-cell office:value-type="float" office:value="27020">
            <text:p>27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iomyosarcoma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eiomyosarcoma</text:p>
          </table:table-cell>
          <table:table-cell office:value-type="string">
            <text:p>C315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iomyosarcoma G3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eiomyosarcoma</text:p>
          </table:table-cell>
          <table:table-cell office:value-type="string">
            <text:p>C315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indle cell Leiomyosarcoma [grade III, local recurrence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eiomyosarcoma</text:p>
          </table:table-cell>
          <table:table-cell office:value-type="string">
            <text:p>C315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Leiomyosarcoma [grade III, primary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Leiomyosarcoma</text:p>
          </table:table-cell>
          <table:table-cell office:value-type="string">
            <text:p>C315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leiomyosarcoma [cell line SK-UT-1B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Uterine corpus leiomyosarcoma</text:p>
          </table:table-cell>
          <table:table-cell office:value-type="string">
            <text:p>C634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uterine corpus sarcoma [cell line SKN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Uterine corpus leiomyosarcoma</text:p>
          </table:table-cell>
          <table:table-cell office:value-type="string">
            <text:p>C6340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Uterine Leiomyosarcoma [grade I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Leiomyosarcoma</text:p>
          </table:table-cell>
          <table:table-cell office:value-type="string">
            <text:p>C3158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leiomyosarcoma [cell line RKN]</text:p>
          </table:table-cell>
          <table:table-cell office:value-type="string">
            <text:p>Leiomyosarcoma, NOS</text:p>
          </table:table-cell>
          <table:table-cell office:value-type="string">
            <text:p>8890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leiomyosarcoma</text:p>
          </table:table-cell>
          <table:table-cell office:value-type="string">
            <text:p>C5234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iomyoblastoma [cell line G-402]</text:p>
          </table:table-cell>
          <table:table-cell office:value-type="string">
            <text:p>Epithelioid leiomyoma</text:p>
          </table:table-cell>
          <table:table-cell office:value-type="string">
            <text:p>8891/0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Epithelioid cell type gastrointestinal stromal tumor</text:p>
          </table:table-cell>
          <table:table-cell office:value-type="string">
            <text:p>C3486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d Leiomyosarcoma [grade III, primary]</text:p>
          </table:table-cell>
          <table:table-cell office:value-type="string">
            <text:p>Epithelioid leiomyosarcoma</text:p>
          </table:table-cell>
          <table:table-cell office:value-type="string">
            <text:p>889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Epithelioid Leiomyosarcoma</text:p>
          </table:table-cell>
          <table:table-cell office:value-type="string">
            <text:p>C370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gioleiomyoma</text:p>
          </table:table-cell>
          <table:table-cell office:value-type="string">
            <text:p>Angiomyoma</text:p>
          </table:table-cell>
          <table:table-cell office:value-type="string">
            <text:p>8894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ngioleiomyoma</text:p>
          </table:table-cell>
          <table:table-cell office:value-type="string">
            <text:p>C374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osarcoma NOS [grade III, primary]</text:p>
          </table:table-cell>
          <table:table-cell office:value-type="string">
            <text:p>Myosarcoma</text:p>
          </table:table-cell>
          <table:table-cell office:value-type="string">
            <text:p>8895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488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ooth muscle tumour, malignant</text:p>
          </table:table-cell>
          <table:table-cell office:value-type="string">
            <text:p>Rhabdomyosarcoma, NOS</text:p>
          </table:table-cell>
          <table:table-cell office:value-type="string">
            <text:p>890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Rhabdomyosarcoma</text:p>
          </table:table-cell>
          <table:table-cell office:value-type="string">
            <text:p>C3359</text:p>
          </table:table-cell>
          <table:table-cell office:value-type="float" office:value="22050">
            <text:p>2205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habdomyosarcoma</text:p>
          </table:table-cell>
          <table:table-cell office:value-type="string">
            <text:p>Rhabdomyosarcoma, NOS</text:p>
          </table:table-cell>
          <table:table-cell office:value-type="string">
            <text:p>89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Rhabdomyosarcoma</text:p>
          </table:table-cell>
          <table:table-cell office:value-type="string">
            <text:p>C335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lveolar rhabdomyosarcoma [cell line Rh18c]</text:p>
          </table:table-cell>
          <table:table-cell office:value-type="string">
            <text:p>Rhabdomyosarcoma, NOS</text:p>
          </table:table-cell>
          <table:table-cell office:value-type="string">
            <text:p>89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lveolar rhabdomyosarcoma</text:p>
          </table:table-cell>
          <table:table-cell office:value-type="string">
            <text:p>C374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rhabdomyosarcoma</text:p>
          </table:table-cell>
          <table:table-cell office:value-type="string">
            <text:p>Rhabdomyosarcoma, NOS</text:p>
          </table:table-cell>
          <table:table-cell office:value-type="string">
            <text:p>890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Rhabdomyosarcoma</text:p>
          </table:table-cell>
          <table:table-cell office:value-type="string">
            <text:p>C335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rhabdomyosarcoma [PAX3-FKHR pos.]</text:p>
          </table:table-cell>
          <table:table-cell office:value-type="string">
            <text:p>Pleomorphic rhabdomyosarcoma, adult type</text:p>
          </table:table-cell>
          <table:table-cell office:value-type="string">
            <text:p>890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Pleomorphic Rhabdomyosarcoma</text:p>
          </table:table-cell>
          <table:table-cell office:value-type="string">
            <text:p>C425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mbryonal rhabdomyosarcoma [cell line RD]</text:p>
          </table:table-cell>
          <table:table-cell office:value-type="string">
            <text:p>embryonal rhabdomyosarcoma, NOS</text:p>
          </table:table-cell>
          <table:table-cell office:value-type="string">
            <text:p>891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Embryonal rhabdomyosarcoma</text:p>
          </table:table-cell>
          <table:table-cell office:value-type="string">
            <text:p>C897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sarcoma [undifferentiated]</text:p>
          </table:table-cell>
          <table:table-cell office:value-type="string">
            <text:p>Endometrial stromal sarcoma, NOS</text:p>
          </table:table-cell>
          <table:table-cell office:value-type="string">
            <text:p>893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Endometrioid Stromal Sarcoma</text:p>
          </table:table-cell>
          <table:table-cell office:value-type="string">
            <text:p>C8973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ndometrial stromal sarcoma [low grade]</text:p>
          </table:table-cell>
          <table:table-cell office:value-type="string">
            <text:p>Endometrial stromal sarcoma, low grade</text:p>
          </table:table-cell>
          <table:table-cell office:value-type="string">
            <text:p>8931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Low Grade Endometrioid Stromal Sarcoma</text:p>
          </table:table-cell>
          <table:table-cell office:value-type="string">
            <text:p>C4263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Gastrointestinal stromal tumor, benign</text:p>
          </table:table-cell>
          <table:table-cell office:value-type="string">
            <text:p>8936/0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low biological potential</text:p>
          </table:table-cell>
          <table:table-cell office:value-type="string">
            <text:p>Gastrointestinal stromal tumor, NOS</text:p>
          </table:table-cell>
          <table:table-cell office:value-type="string">
            <text:p>8936/1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None</text:p>
          </table:table-cell>
          <table:table-cell office:value-type="string">
            <text:p>C2794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borderline</text:p>
          </table:table-cell>
          <table:table-cell office:value-type="string">
            <text:p>Gastrointestinal stromal tumor, NOS</text:p>
          </table:table-cell>
          <table:table-cell office:value-type="string">
            <text:p>8936/1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None</text:p>
          </table:table-cell>
          <table:table-cell office:value-type="string">
            <text:p>C2794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uncertain malignant potential</text:p>
          </table:table-cell>
          <table:table-cell office:value-type="string">
            <text:p>Gastrointestinal stromal tumor, NOS</text:p>
          </table:table-cell>
          <table:table-cell office:value-type="string">
            <text:p>8936/1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None</text:p>
          </table:table-cell>
          <table:table-cell office:value-type="string">
            <text:p>C2794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autonomic nerve tumor</text:p>
          </table:table-cell>
          <table:table-cell office:value-type="string">
            <text:p>Gastrointestinal stromal tumor, NOS</text:p>
          </table:table-cell>
          <table:table-cell office:value-type="string">
            <text:p>8936/1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None</text:p>
          </table:table-cell>
          <table:table-cell office:value-type="string">
            <text:p>C2794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stromal tumor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Malignant Gastrointestinal Stromal Tumor</text:p>
          </table:table-cell>
          <table:table-cell office:value-type="string">
            <text:p>C5399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ointestinal stroma tumor [cell line GIST882X]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Malignant Gastrointestinal Stromal Tumor</text:p>
          </table:table-cell>
          <table:table-cell office:value-type="string">
            <text:p>C5399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gastrointestinal stromal tumor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Malignant Gastrointestinal Stromal Tumor</text:p>
          </table:table-cell>
          <table:table-cell office:value-type="string">
            <text:p>C5399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gastrointestinal stromal tumor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Malignant Gastrointestinal Stromal Tumor</text:p>
          </table:table-cell>
          <table:table-cell office:value-type="string">
            <text:p>C5399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high biological potential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strointestinal stromal tumor, malignant</text:p>
          </table:table-cell>
          <table:table-cell office:value-type="string">
            <text:p>Gastrointestinal stromal sarcoma</text:p>
          </table:table-cell>
          <table:table-cell office:value-type="string">
            <text:p>8936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ignet ring cell gastric adenocarcinoma [cell line GP202]</text:p>
          </table:table-cell>
          <table:table-cell office:value-type="string">
            <text:p>Signet ring cell carcinoma</text:p>
          </table:table-cell>
          <table:table-cell office:value-type="string">
            <text:p>894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Signet ring cell gastric adenocarcinoma</text:p>
          </table:table-cell>
          <table:table-cell office:value-type="string">
            <text:p>C5250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ullerian mixed tumor</text:p>
          </table:table-cell>
          <table:table-cell office:value-type="string">
            <text:p>895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table:number-columns-repeated="2"/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varian tumor [Malignant mixed mesodermal tumor]</text:p>
          </table:table-cell>
          <table:table-cell office:value-type="string">
            <text:p>Mesodermal mixed tumor</text:p>
          </table:table-cell>
          <table:table-cell office:value-type="string">
            <text:p>895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table:number-columns-repeated="2"/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phroblastoma</text:p>
          </table:table-cell>
          <table:table-cell office:value-type="string">
            <text:p>Nephroblastoma, NOS</text:p>
          </table:table-cell>
          <table:table-cell office:value-type="string">
            <text:p>896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Kidney Wilms Tumor</text:p>
          </table:table-cell>
          <table:table-cell office:value-type="string">
            <text:p>C40407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wilms tumor [anaplastic]</text:p>
          </table:table-cell>
          <table:table-cell office:value-type="string">
            <text:p>Nephroblastoma, NOS</text:p>
          </table:table-cell>
          <table:table-cell office:value-type="string">
            <text:p>8960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Kidney Wilms Tumor</text:p>
          </table:table-cell>
          <table:table-cell office:value-type="string">
            <text:p>C40407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xtra-renal rhabdoid tumour [p53mut, Li-Fraumeni syndrome]</text:p>
          </table:table-cell>
          <table:table-cell office:value-type="string">
            <text:p>Malignant rhabdoid tumor</text:p>
          </table:table-cell>
          <table:table-cell office:value-type="string">
            <text:p>896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Rhabdoid Tumor</text:p>
          </table:table-cell>
          <table:table-cell office:value-type="string">
            <text:p>C380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habdoid tumor [extrarenal]</text:p>
          </table:table-cell>
          <table:table-cell office:value-type="string">
            <text:p>Malignant rhabdoid tumor</text:p>
          </table:table-cell>
          <table:table-cell office:value-type="string">
            <text:p>896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Rhabdoid Tumor</text:p>
          </table:table-cell>
          <table:table-cell office:value-type="string">
            <text:p>C380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habdoid tumor of the kidney [cell line G-401]</text:p>
          </table:table-cell>
          <table:table-cell office:value-type="string">
            <text:p>Malignant rhabdoid tumor</text:p>
          </table:table-cell>
          <table:table-cell office:value-type="string">
            <text:p>8963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Rhabdoid tumor of the kidney</text:p>
          </table:table-cell>
          <table:table-cell office:value-type="string">
            <text:p>C8715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xtrarenal rhabdoid tumor</text:p>
          </table:table-cell>
          <table:table-cell office:value-type="string">
            <text:p>Malignant rhabdoid tumor</text:p>
          </table:table-cell>
          <table:table-cell office:value-type="string">
            <text:p>8963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Rhabdoid Tumor</text:p>
          </table:table-cell>
          <table:table-cell office:value-type="string">
            <text:p>C380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Clear cell sarcoma of kidney</text:p>
          </table:table-cell>
          <table:table-cell office:value-type="string">
            <text:p>8964/3</text:p>
          </table:table-cell>
          <table:table-cell office:value-type="string">
            <text:p>kidney</text:p>
          </table:table-cell>
          <table:table-cell office:value-type="string">
            <text:p>C64.9</text:p>
          </table:table-cell>
          <table:table-cell office:value-type="string">
            <text:p>None</text:p>
          </table:table-cell>
          <table:table-cell office:value-type="string">
            <text:p>C4264</text:p>
          </table:table-cell>
          <table:table-cell office:value-type="float" office:value="29020">
            <text:p>29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patoblastoma</text:p>
          </table:table-cell>
          <table:table-cell office:value-type="string">
            <text:p>Hepatoblastoma</text:p>
          </table:table-cell>
          <table:table-cell office:value-type="string">
            <text:p>8970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Hepatoblastoma</text:p>
          </table:table-cell>
          <table:table-cell office:value-type="string">
            <text:p>C3728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pancreatoblastoma</text:p>
          </table:table-cell>
          <table:table-cell office:value-type="string">
            <text:p>Pancreatoblastoma</text:p>
          </table:table-cell>
          <table:table-cell office:value-type="string">
            <text:p>8971/3</text:p>
          </table:table-cell>
          <table:table-cell office:value-type="string">
            <text:p>Pancreas, NOS</text:p>
          </table:table-cell>
          <table:table-cell office:value-type="string">
            <text:p>C25.9</text:p>
          </table:table-cell>
          <table:table-cell office:value-type="string">
            <text:p>Pancreatoblastoma</text:p>
          </table:table-cell>
          <table:table-cell office:value-type="string">
            <text:p>C4265</text:p>
          </table:table-cell>
          <table:table-cell office:value-type="float" office:value="21100">
            <text:p>211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opulmonary blastoma</text:p>
          </table:table-cell>
          <table:table-cell office:value-type="string">
            <text:p>Pleuropulmonary blastoma</text:p>
          </table:table-cell>
          <table:table-cell office:value-type="string">
            <text:p>8973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Pleuropulmonary Blastoma</text:p>
          </table:table-cell>
          <table:table-cell office:value-type="string">
            <text:p>C5669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arcinosarcoma</text:p>
          </table:table-cell>
          <table:table-cell office:value-type="string">
            <text:p>Carcinosarcoma, NOS</text:p>
          </table:table-cell>
          <table:table-cell office:value-type="string">
            <text:p>898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Carcinosarcoma</text:p>
          </table:table-cell>
          <table:table-cell office:value-type="string">
            <text:p>C3444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oepithelioma</text:p>
          </table:table-cell>
          <table:table-cell office:value-type="string">
            <text:p>Myoepithelioma</text:p>
          </table:table-cell>
          <table:table-cell office:value-type="string">
            <text:p>8982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Epithelial-Myoepithelial Carcinoma</text:p>
          </table:table-cell>
          <table:table-cell office:value-type="string">
            <text:p>C419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oepithelial carcinoma [Lower lip; clear cell]</text:p>
          </table:table-cell>
          <table:table-cell office:value-type="string">
            <text:p>Malignant myoepithelioma</text:p>
          </table:table-cell>
          <table:table-cell office:value-type="string">
            <text:p>8982/3</text:p>
          </table:table-cell>
          <table:table-cell office:value-type="string">
            <text:p>salivary gland, NOS</text:p>
          </table:table-cell>
          <table:table-cell office:value-type="string">
            <text:p>C08.9</text:p>
          </table:table-cell>
          <table:table-cell office:value-type="string">
            <text:p>None</text:p>
          </table:table-cell>
          <table:table-cell office:value-type="string">
            <text:p>C7596</text:p>
          </table:table-cell>
          <table:table-cell office:value-type="float" office:value="20030">
            <text:p>2003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oft tissue malignant myoepithelioma</text:p>
          </table:table-cell>
          <table:table-cell office:value-type="string">
            <text:p>Malignant myoepithelioma</text:p>
          </table:table-cell>
          <table:table-cell office:value-type="string">
            <text:p>8982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759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mesenchymoma [grade IV, primary]</text:p>
          </table:table-cell>
          <table:table-cell office:value-type="string">
            <text:p>Mesenchymoma, malignant</text:p>
          </table:table-cell>
          <table:table-cell office:value-type="string">
            <text:p>899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mbryonal sarcoma [liver, undifferentiated]</text:p>
          </table:table-cell>
          <table:table-cell office:value-type="string">
            <text:p>Embryonal sarcoma</text:p>
          </table:table-cell>
          <table:table-cell office:value-type="string">
            <text:p>8991/3</text:p>
          </table:table-cell>
          <table:table-cell office:value-type="string">
            <text:p>Liver</text:p>
          </table:table-cell>
          <table:table-cell office:value-type="string">
            <text:p>C22.0</text:p>
          </table:table-cell>
          <table:table-cell office:value-type="string">
            <text:p>None</text:p>
          </table:table-cell>
          <table:table-cell office:value-type="string">
            <text:p>C27096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adenoma of the breast</text:p>
          </table:table-cell>
          <table:table-cell office:value-type="string">
            <text:p>Fibroadenoma, NOS</text:p>
          </table:table-cell>
          <table:table-cell office:value-type="string">
            <text:p>901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Breast Fibroadenoma</text:p>
          </table:table-cell>
          <table:table-cell office:value-type="string">
            <text:p>C374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hyllodes tumor the breast [benign]</text:p>
          </table:table-cell>
          <table:table-cell office:value-type="string">
            <text:p>Phyllodes tumor, benign</text:p>
          </table:table-cell>
          <table:table-cell office:value-type="string">
            <text:p>902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hyllodes tumor [breast, Benign]</text:p>
          </table:table-cell>
          <table:table-cell office:value-type="string">
            <text:p>Phyllodes tumor, benign</text:p>
          </table:table-cell>
          <table:table-cell office:value-type="string">
            <text:p>9020/0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table:number-columns-repeated="2"/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phyllodes tumor</text:p>
          </table:table-cell>
          <table:table-cell office:value-type="string">
            <text:p>Phyllodes tumor, malignant</text:p>
          </table:table-cell>
          <table:table-cell office:value-type="string">
            <text:p>90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Malignant Breast Phyllodes Tumor</text:p>
          </table:table-cell>
          <table:table-cell office:value-type="string">
            <text:p>C4504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oorly differentiated synovial sarcoma</text:p>
          </table:table-cell>
          <table:table-cell office:value-type="string">
            <text:p>Synovial sarcoma, NOS</text:p>
          </table:table-cell>
          <table:table-cell office:value-type="string">
            <text:p>904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40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ynovial sarcoma [cell line Fuji]</text:p>
          </table:table-cell>
          <table:table-cell office:value-type="string">
            <text:p>Synovial sarcoma, spindle cell</text:p>
          </table:table-cell>
          <table:table-cell office:value-type="string">
            <text:p>904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onophasic synovial sarcoma</text:p>
          </table:table-cell>
          <table:table-cell office:value-type="string">
            <text:p>C653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nophasic synovial sarcoma [cell line HS-SY-2]</text:p>
          </table:table-cell>
          <table:table-cell office:value-type="string">
            <text:p>Synovial sarcoma, spindle cell</text:p>
          </table:table-cell>
          <table:table-cell office:value-type="string">
            <text:p>904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Monophasic synovial sarcoma</text:p>
          </table:table-cell>
          <table:table-cell office:value-type="string">
            <text:p>C6534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ynovial sarcoma, monophasic</text:p>
          </table:table-cell>
          <table:table-cell office:value-type="string">
            <text:p>Synovial sarcoma, spindle cell</text:p>
          </table:table-cell>
          <table:table-cell office:value-type="string">
            <text:p>904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iphasic synovial sarcoma [cell line SYO-1]</text:p>
          </table:table-cell>
          <table:table-cell office:value-type="string">
            <text:p>Synovial sarcoma, biphasic</text:p>
          </table:table-cell>
          <table:table-cell office:value-type="string">
            <text:p>904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Biphasic synovial sarcoma</text:p>
          </table:table-cell>
          <table:table-cell office:value-type="string">
            <text:p>C427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Synovial sarcoma, biphasic</text:p>
          </table:table-cell>
          <table:table-cell office:value-type="string">
            <text:p>904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table:number-columns-repeated="2"/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sarcomatoid mesothelioma [cell line NCI-H28]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Pleural sarcomatoid mesothelioma</text:p>
          </table:table-cell>
          <table:table-cell office:value-type="string">
            <text:p>C45663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biphasic mesothelioma [cell line NCI-H2452]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lung and bronchus</text:p>
          </table:table-cell>
          <table:table-cell office:value-type="string">
            <text:p>C34</text:p>
          </table:table-cell>
          <table:table-cell office:value-type="string">
            <text:p>Pleural biphasic mesothelioma</text:p>
          </table:table-cell>
          <table:table-cell office:value-type="string">
            <text:p>C45665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mesothelioma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Mesothelioma</text:p>
          </table:table-cell>
          <table:table-cell office:value-type="string">
            <text:p>C3234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epithelioid mesothelioma [cell line ACC-MESO-1]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Pleural epithelioid mesothelioma</text:p>
          </table:table-cell>
          <table:table-cell office:value-type="string">
            <text:p>C45662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malignant mesothelioma [cell line Y-MESO-9]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Pleural malignant mesothelioma</text:p>
          </table:table-cell>
          <table:table-cell office:value-type="string">
            <text:p>C7376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matous mesothelioma</text:p>
          </table:table-cell>
          <table:table-cell office:value-type="string">
            <text:p>Mesothelioma, malignant</text:p>
          </table:table-cell>
          <table:table-cell office:value-type="string">
            <text:p>905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Mesothelioma</text:p>
          </table:table-cell>
          <table:table-cell office:value-type="string">
            <text:p>C3234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arcomatoid mesothelioma</text:p>
          </table:table-cell>
          <table:table-cell office:value-type="string">
            <text:p>Fibrous mesothelioma, malignant</text:p>
          </table:table-cell>
          <table:table-cell office:value-type="string">
            <text:p>9051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Desmoplastic Mesothelioma</text:p>
          </table:table-cell>
          <table:table-cell office:value-type="string">
            <text:p>C6747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ioid mesothelioma</text:p>
          </table:table-cell>
          <table:table-cell office:value-type="string">
            <text:p>Epithelioid mesothelioma, malignant</text:p>
          </table:table-cell>
          <table:table-cell office:value-type="string">
            <text:p>9052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Epithelioid Mesothelioma</text:p>
          </table:table-cell>
          <table:table-cell office:value-type="string">
            <text:p>C7985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itheloid mesothelioma [familial]</text:p>
          </table:table-cell>
          <table:table-cell office:value-type="string">
            <text:p>Epithelioid mesothelioma, malignant</text:p>
          </table:table-cell>
          <table:table-cell office:value-type="string">
            <text:p>9052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Epithelioid Mesothelioma</text:p>
          </table:table-cell>
          <table:table-cell office:value-type="string">
            <text:p>C7985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mesothelioma</text:p>
          </table:table-cell>
          <table:table-cell office:value-type="string">
            <text:p>Epithelioid mesothelioma, malignant</text:p>
          </table:table-cell>
          <table:table-cell office:value-type="string">
            <text:p>9052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Epithelioid Mesothelioma</text:p>
          </table:table-cell>
          <table:table-cell office:value-type="string">
            <text:p>C7985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ural biphasic mesothelioma [cell line Y-MESO-8D</text:p>
          </table:table-cell>
          <table:table-cell office:value-type="string">
            <text:p>Mesothelioma, biphasic, malignant</text:p>
          </table:table-cell>
          <table:table-cell office:value-type="string">
            <text:p>9053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Pleural biphasic mesothelioma</text:p>
          </table:table-cell>
          <table:table-cell office:value-type="string">
            <text:p>C45665</text:p>
          </table:table-cell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xed mesothelioma</text:p>
          </table:table-cell>
          <table:table-cell office:value-type="string">
            <text:p>Mesothelioma, biphasic, malignant</text:p>
          </table:table-cell>
          <table:table-cell office:value-type="string">
            <text:p>9053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table:number-columns-repeated="2"/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mesothelioma, biphasic [familial]</text:p>
          </table:table-cell>
          <table:table-cell office:value-type="string">
            <text:p>Mesothelioma, biphasic, malignant</text:p>
          </table:table-cell>
          <table:table-cell office:value-type="string">
            <text:p>9053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table:number-columns-repeated="2"/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xed malignant mesothelioma [familial occurence]</text:p>
          </table:table-cell>
          <table:table-cell office:value-type="string">
            <text:p>Mesothelioma, biphasic, malignant</text:p>
          </table:table-cell>
          <table:table-cell office:value-type="string">
            <text:p>9053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table:number-columns-repeated="2"/>
          <table:table-cell office:value-type="float" office:value="36010">
            <text:p>36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eminoma</text:p>
          </table:table-cell>
          <table:table-cell office:value-type="string">
            <text:p>Seminoma, NOS</text:p>
          </table:table-cell>
          <table:table-cell office:value-type="string">
            <text:p>9061/3</text:p>
          </table:table-cell>
          <table:table-cell office:value-type="string">
            <text:p>testis</text:p>
          </table:table-cell>
          <table:table-cell office:value-type="string">
            <text:p>C62.9</text:p>
          </table:table-cell>
          <table:table-cell office:value-type="string">
            <text:p>Seminoma</text:p>
          </table:table-cell>
          <table:table-cell office:value-type="string">
            <text:p>C9309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Seminoma Testicular Germ Cell Tumour</text:p>
          </table:table-cell>
          <table:table-cell office:value-type="string">
            <text:p>Seminoma, NOS</text:p>
          </table:table-cell>
          <table:table-cell office:value-type="string">
            <text:p>9061/3</text:p>
          </table:table-cell>
          <table:table-cell office:value-type="string">
            <text:p>epididymis, spermatic cord, male genital, nos</text:p>
          </table:table-cell>
          <table:table-cell office:value-type="string">
            <text:p>C63.9</text:p>
          </table:table-cell>
          <table:table-cell office:value-type="string">
            <text:p>Seminoma</text:p>
          </table:table-cell>
          <table:table-cell office:value-type="string">
            <text:p>C9309</text:p>
          </table:table-cell>
          <table:table-cell office:value-type="float" office:value="28040">
            <text:p>28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ermatocytic seminoma</text:p>
          </table:table-cell>
          <table:table-cell office:value-type="string">
            <text:p>Spermatocytic seminoma</text:p>
          </table:table-cell>
          <table:table-cell office:value-type="string">
            <text:p>9063/3</text:p>
          </table:table-cell>
          <table:table-cell office:value-type="string">
            <text:p>testis</text:p>
          </table:table-cell>
          <table:table-cell office:value-type="string">
            <text:p>C62.9</text:p>
          </table:table-cell>
          <table:table-cell office:value-type="string">
            <text:p>None</text:p>
          </table:table-cell>
          <table:table-cell office:value-type="string">
            <text:p>C39921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intracranial pediatric germ cell tumor [germinoma]</text:p>
          </table:table-cell>
          <table:table-cell office:value-type="string">
            <text:p>Germinoma</text:p>
          </table:table-cell>
          <table:table-cell office:value-type="string">
            <text:p>9064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erm Cell Tumor</text:p>
          </table:table-cell>
          <table:table-cell office:value-type="string">
            <text:p>C370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mmature teratoma and germinoma</text:p>
          </table:table-cell>
          <table:table-cell office:value-type="string">
            <text:p>Germinoma</text:p>
          </table:table-cell>
          <table:table-cell office:value-type="string">
            <text:p>9064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erm Cell Tumor</text:p>
          </table:table-cell>
          <table:table-cell office:value-type="string">
            <text:p>C370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embryonal carcinoma [cell line NEC8]</text:p>
          </table:table-cell>
          <table:table-cell office:value-type="string">
            <text:p>Germ cell tumor, nonseminomatous</text:p>
          </table:table-cell>
          <table:table-cell office:value-type="string">
            <text:p>9065/3</text:p>
          </table:table-cell>
          <table:table-cell office:value-type="string">
            <text:p>testis</text:p>
          </table:table-cell>
          <table:table-cell office:value-type="string">
            <text:p>C62</text:p>
          </table:table-cell>
          <table:table-cell office:value-type="string">
            <text:p>Testicular embryonal carcinoma</text:p>
          </table:table-cell>
          <table:table-cell office:value-type="string">
            <text:p>C6341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germ cell tumor</text:p>
          </table:table-cell>
          <table:table-cell office:value-type="string">
            <text:p>Germ cell tumor, nonseminomatous</text:p>
          </table:table-cell>
          <table:table-cell office:value-type="string">
            <text:p>9065/3</text:p>
          </table:table-cell>
          <table:table-cell office:value-type="string">
            <text:p>testis</text:p>
          </table:table-cell>
          <table:table-cell office:value-type="string">
            <text:p>C62.9</text:p>
          </table:table-cell>
          <table:table-cell office:value-type="string">
            <text:p>Testicular Germ Cell Tumor</text:p>
          </table:table-cell>
          <table:table-cell office:value-type="string">
            <text:p>C8591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Nonseminoma Testicular Germ Cell Tumour</text:p>
          </table:table-cell>
          <table:table-cell office:value-type="string">
            <text:p>Germ cell tumor, nonseminomatous</text:p>
          </table:table-cell>
          <table:table-cell office:value-type="string">
            <text:p>9065/3</text:p>
          </table:table-cell>
          <table:table-cell office:value-type="string">
            <text:p>epididymis, spermatic cord, male genital, nos</text:p>
          </table:table-cell>
          <table:table-cell office:value-type="string">
            <text:p>C63.9</text:p>
          </table:table-cell>
          <table:table-cell office:value-type="string">
            <text:p>Testicular Germ Cell Tumor</text:p>
          </table:table-cell>
          <table:table-cell office:value-type="string">
            <text:p>C8591</text:p>
          </table:table-cell>
          <table:table-cell office:value-type="float" office:value="28040">
            <text:p>28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mbryonal carcinoma</text:p>
          </table:table-cell>
          <table:table-cell office:value-type="string">
            <text:p>Embryonal carcinoma, NOS</text:p>
          </table:table-cell>
          <table:table-cell office:value-type="string">
            <text:p>9070/3</text:p>
          </table:table-cell>
          <table:table-cell office:value-type="string">
            <text:p>lung and bronchus</text:p>
          </table:table-cell>
          <table:table-cell office:value-type="string">
            <text:p>C34.9</text:p>
          </table:table-cell>
          <table:table-cell office:value-type="string">
            <text:p>Embryonal Carcinoma</text:p>
          </table:table-cell>
          <table:table-cell office:value-type="string">
            <text:p>C3752</text:p>
          </table:table-cell>
          <table:table-cell office:value-type="float" office:value="22030">
            <text:p>22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yolk sac tumour</text:p>
          </table:table-cell>
          <table:table-cell office:value-type="string">
            <text:p>Yolk sac tumor</text:p>
          </table:table-cell>
          <table:table-cell office:value-type="string">
            <text:p>9071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office:value-type="string">
            <text:p>Yolk Sac Tumor</text:p>
          </table:table-cell>
          <table:table-cell office:value-type="string">
            <text:p>C3011</text:p>
          </table:table-cell>
          <table:table-cell office:value-type="float" office:value="22060">
            <text:p>22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enign cystic teratoma of the ovary</text:p>
          </table:table-cell>
          <table:table-cell office:value-type="string">
            <text:p>Teratoma, benign</text:p>
          </table:table-cell>
          <table:table-cell office:value-type="string">
            <text:p>9080/0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Cystic Teratoma</text:p>
          </table:table-cell>
          <table:table-cell office:value-type="string">
            <text:p>C9014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diatric germ cell tumor [mature teratoma, spinal]</text:p>
          </table:table-cell>
          <table:table-cell office:value-type="string">
            <text:p>Teratoma, benign</text:p>
          </table:table-cell>
          <table:table-cell office:value-type="string">
            <text:p>9080/0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Mature Teratoma</text:p>
          </table:table-cell>
          <table:table-cell office:value-type="string">
            <text:p>C901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NS germ cell tumor [mature teratoma]</text:p>
          </table:table-cell>
          <table:table-cell office:value-type="string">
            <text:p>Teratoma, benign</text:p>
          </table:table-cell>
          <table:table-cell office:value-type="string">
            <text:p>9080/0</text:p>
          </table:table-cell>
          <table:table-cell office:value-type="string">
            <text:p>Spinal cord</text:p>
          </table:table-cell>
          <table:table-cell office:value-type="string">
            <text:p>C72.0</text:p>
          </table:table-cell>
          <table:table-cell office:value-type="string">
            <text:p>Cystic Teratoma</text:p>
          </table:table-cell>
          <table:table-cell office:value-type="string">
            <text:p>C9014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iastinal germ cell tumor [immature teratoma, stage I]</text:p>
          </table:table-cell>
          <table:table-cell office:value-type="string">
            <text:p>Teratoma, malignant, NOS</text:p>
          </table:table-cell>
          <table:table-cell office:value-type="string">
            <text:p>9080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office:value-type="string">
            <text:p>Immature Teratoma</text:p>
          </table:table-cell>
          <table:table-cell office:value-type="string">
            <text:p>C4286</text:p>
          </table:table-cell>
          <table:table-cell office:value-type="float" office:value="22060">
            <text:p>22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ngenital sacrococcygeal teratoma</text:p>
          </table:table-cell>
          <table:table-cell office:value-type="string">
            <text:p>Teratoma, malignant, NOS</text:p>
          </table:table-cell>
          <table:table-cell office:value-type="string">
            <text:p>9080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Immature Teratoma</text:p>
          </table:table-cell>
          <table:table-cell office:value-type="string">
            <text:p>C4286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ratoma [Sacrococcygeal]</text:p>
          </table:table-cell>
          <table:table-cell office:value-type="string">
            <text:p>Teratoma, malignant, NOS</text:p>
          </table:table-cell>
          <table:table-cell office:value-type="string">
            <text:p>908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Tetratoma</text:p>
          </table:table-cell>
          <table:table-cell office:value-type="string">
            <text:p>C340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erm cell tumor [mature and immature teratoma]</text:p>
          </table:table-cell>
          <table:table-cell office:value-type="string">
            <text:p>Teratoma, malignant, NOS</text:p>
          </table:table-cell>
          <table:table-cell office:value-type="string">
            <text:p>908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Tetratoma</text:p>
          </table:table-cell>
          <table:table-cell office:value-type="string">
            <text:p>C340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esticular teratoma [cell line GCT 27]</text:p>
          </table:table-cell>
          <table:table-cell office:value-type="string">
            <text:p>Teratoma, malignant. NOS</text:p>
          </table:table-cell>
          <table:table-cell office:value-type="string">
            <text:p>9080/3</text:p>
          </table:table-cell>
          <table:table-cell office:value-type="string">
            <text:p>testis</text:p>
          </table:table-cell>
          <table:table-cell office:value-type="string">
            <text:p>C62</text:p>
          </table:table-cell>
          <table:table-cell office:value-type="string">
            <text:p>Testicular teratoma</text:p>
          </table:table-cell>
          <table:table-cell office:value-type="string">
            <text:p>C3877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varian germ cell tumor [cell line PA-1]</text:p>
          </table:table-cell>
          <table:table-cell office:value-type="string">
            <text:p>Teratocarcinoma</text:p>
          </table:table-cell>
          <table:table-cell office:value-type="string">
            <text:p>9081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Ovarian mixed germ cell tumor</text:p>
          </table:table-cell>
          <table:table-cell office:value-type="string">
            <text:p>C8814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Teratocarcinoma</text:p>
          </table:table-cell>
          <table:table-cell office:value-type="string">
            <text:p>9081/3</text:p>
          </table:table-cell>
          <table:table-cell office:value-type="string">
            <text:p>testis</text:p>
          </table:table-cell>
          <table:table-cell office:value-type="string">
            <text:p>C62.9</text:p>
          </table:table-cell>
          <table:table-cell office:value-type="string">
            <text:p>None</text:p>
          </table:table-cell>
          <table:table-cell office:value-type="string">
            <text:p>C3756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ombined germ cell tumor [mediastinal, immature teratoma, yolk sac tumor, stage II]</text:p>
          </table:table-cell>
          <table:table-cell office:value-type="string">
            <text:p>Mixed germ cell tumor</text:p>
          </table:table-cell>
          <table:table-cell office:value-type="string">
            <text:p>9085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office:value-type="string">
            <text:p>Mixed Teratoma and Seminoma</text:p>
          </table:table-cell>
          <table:table-cell office:value-type="string">
            <text:p>C9010</text:p>
          </table:table-cell>
          <table:table-cell office:value-type="float" office:value="22060">
            <text:p>2206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xed germ cell tumor [embryonal carcinoma and seminoma]</text:p>
          </table:table-cell>
          <table:table-cell office:value-type="string">
            <text:p>Mixed germ cell tumor</text:p>
          </table:table-cell>
          <table:table-cell office:value-type="string">
            <text:p>9085/3</text:p>
          </table:table-cell>
          <table:table-cell office:value-type="string">
            <text:p>testis</text:p>
          </table:table-cell>
          <table:table-cell office:value-type="string">
            <text:p>C62.9</text:p>
          </table:table-cell>
          <table:table-cell office:value-type="string">
            <text:p>Mixed Teratoma and Seminoma</text:p>
          </table:table-cell>
          <table:table-cell office:value-type="string">
            <text:p>C9010</text:p>
          </table:table-cell>
          <table:table-cell office:value-type="float" office:value="28020">
            <text:p>28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ric choriocarcinoma [cell line SCH]</text:p>
          </table:table-cell>
          <table:table-cell office:value-type="string">
            <text:p>Choriocarcinoma, NOS</text:p>
          </table:table-cell>
          <table:table-cell office:value-type="string">
            <text:p>9100/3</text:p>
          </table:table-cell>
          <table:table-cell office:value-type="string">
            <text:p>stomach</text:p>
          </table:table-cell>
          <table:table-cell office:value-type="string">
            <text:p>C16</text:p>
          </table:table-cell>
          <table:table-cell office:value-type="string">
            <text:p>Gastric choriocarcinoma</text:p>
          </table:table-cell>
          <table:table-cell office:value-type="string">
            <text:p>C95749</text:p>
          </table:table-cell>
          <table:table-cell office:value-type="float" office:value="21020">
            <text:p>21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astational choriocarcinoma [cell line JAR]</text:p>
          </table:table-cell>
          <table:table-cell office:value-type="string">
            <text:p>Choriocarcinoma, NOS</text:p>
          </table:table-cell>
          <table:table-cell office:value-type="string">
            <text:p>9100/3</text:p>
          </table:table-cell>
          <table:table-cell office:value-type="string">
            <text:p>uterus, NOS</text:p>
          </table:table-cell>
          <table:table-cell office:value-type="string">
            <text:p>C55.9</text:p>
          </table:table-cell>
          <table:table-cell office:value-type="string">
            <text:p>Gestational choriocarcinoma</text:p>
          </table:table-cell>
          <table:table-cell office:value-type="string">
            <text:p>C4646</text:p>
          </table:table-cell>
          <table:table-cell office:value-type="float" office:value="27030">
            <text:p>2703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iocarcinoma</text:p>
          </table:table-cell>
          <table:table-cell office:value-type="string">
            <text:p>Choriocarcinoma, NOS</text:p>
          </table:table-cell>
          <table:table-cell office:value-type="string">
            <text:p>9100/3</text:p>
          </table:table-cell>
          <table:table-cell office:value-type="string">
            <text:p>Testes</text:p>
          </table:table-cell>
          <table:table-cell office:value-type="string">
            <text:p>C76.9</text:p>
          </table:table-cell>
          <table:table-cell office:value-type="string">
            <text:p>Choriocarcinoma</text:p>
          </table:table-cell>
          <table:table-cell office:value-type="string">
            <text:p>C2948</text:p>
          </table:table-cell>
          <table:table-cell table:style-name="ce9"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trophoblastic tumor</text:p>
          </table:table-cell>
          <table:table-cell office:value-type="string">
            <text:p>None</text:p>
          </table:table-cell>
          <table:table-cell office:value-type="string">
            <text:p>9104/3</text:p>
          </table:table-cell>
          <table:table-cell office:value-type="string">
            <text:p>placenta</text:p>
          </table:table-cell>
          <table:table-cell office:value-type="string">
            <text:p>C58.9</text:p>
          </table:table-cell>
          <table:table-cell table:number-columns-repeated="2"/>
          <table:table-cell office:value-type="float" office:value="27070">
            <text:p>2707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ma</text:p>
          </table:table-cell>
          <table:table-cell office:value-type="string">
            <text:p>Hemangioma, NOS</text:p>
          </table:table-cell>
          <table:table-cell office:value-type="string">
            <text:p>912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Hemangioma</text:p>
          </table:table-cell>
          <table:table-cell office:value-type="string">
            <text:p>C3085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vernous hemangioma</text:p>
          </table:table-cell>
          <table:table-cell office:value-type="string">
            <text:p>Hemangioma, NOS</text:p>
          </table:table-cell>
          <table:table-cell office:value-type="string">
            <text:p>9120/0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C69.0</text:p>
          </table:table-cell>
          <table:table-cell office:value-type="string">
            <text:p>Hemangioma</text:p>
          </table:table-cell>
          <table:table-cell office:value-type="string">
            <text:p>C3085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multicentric angiosarcoma of bone [post chemotherapy and total body irradiation for AML]</text:p>
          </table:table-cell>
          <table:table-cell office:value-type="string">
            <text:p>Hemangiosarcoma</text:p>
          </table:table-cell>
          <table:table-cell office:value-type="string">
            <text:p>9120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Angiosarcoma</text:p>
          </table:table-cell>
          <table:table-cell office:value-type="string">
            <text:p>C3088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Hemangiosarcoma</text:p>
          </table:table-cell>
          <table:table-cell office:value-type="string">
            <text:p>912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ngiosarcoma</text:p>
          </table:table-cell>
          <table:table-cell office:value-type="string">
            <text:p>C308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giosarcomas</text:p>
          </table:table-cell>
          <table:table-cell office:value-type="string">
            <text:p>Hemangiosarcoma</text:p>
          </table:table-cell>
          <table:table-cell office:value-type="string">
            <text:p>912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ngiosarcoma</text:p>
          </table:table-cell>
          <table:table-cell office:value-type="string">
            <text:p>C308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giosarcoma</text:p>
          </table:table-cell>
          <table:table-cell office:value-type="string">
            <text:p>Hemangiosarcoma</text:p>
          </table:table-cell>
          <table:table-cell office:value-type="string">
            <text:p>9120/3</text:p>
          </table:table-cell>
          <table:table-cell office:value-type="string">
            <text:p>Breast, NOS</text:p>
          </table:table-cell>
          <table:table-cell office:value-type="string">
            <text:p>C50.9</text:p>
          </table:table-cell>
          <table:table-cell office:value-type="string">
            <text:p>Angiosarcoma</text:p>
          </table:table-cell>
          <table:table-cell office:value-type="string">
            <text:p>C3088</text:p>
          </table:table-cell>
          <table:table-cell office:value-type="float" office:value="26000">
            <text:p>26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ithelioid hemangioendothelioma [cell line LI90]</text:p>
          </table:table-cell>
          <table:table-cell office:value-type="string">
            <text:p>Hemangioendothelioma, malignant</text:p>
          </table:table-cell>
          <table:table-cell office:value-type="string">
            <text:p>9130/3</text:p>
          </table:table-cell>
          <table:table-cell office:value-type="string">
            <text:p>liver</text:p>
          </table:table-cell>
          <table:table-cell office:value-type="string">
            <text:p>C22</text:p>
          </table:table-cell>
          <table:table-cell office:value-type="string">
            <text:p>Epithelioid hemangioendothelioma</text:p>
          </table:table-cell>
          <table:table-cell office:value-type="string">
            <text:p>C3800</text:p>
          </table:table-cell>
          <table:table-cell office:value-type="float" office:value="21071">
            <text:p>2107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Kaposi sarcoma</text:p>
          </table:table-cell>
          <table:table-cell office:value-type="string">
            <text:p>9140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Kaposi Sarcoma</text:p>
          </table:table-cell>
          <table:table-cell office:value-type="string">
            <text:p>C9087</text:p>
          </table:table-cell>
          <table:table-cell office:value-type="float" office:value="36020">
            <text:p>36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pericytoma</text:p>
          </table:table-cell>
          <table:table-cell office:value-type="string">
            <text:p>Hemangiopericytoma, NOS</text:p>
          </table:table-cell>
          <table:table-cell office:value-type="string">
            <text:p>9150/1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087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Juvenile nasopharyngeal angiofibroma [Fischl class. II]</text:p>
          </table:table-cell>
          <table:table-cell office:value-type="string">
            <text:p>Angiofibroma, NOS</text:p>
          </table:table-cell>
          <table:table-cell office:value-type="string">
            <text:p>9160/0</text:p>
          </table:table-cell>
          <table:table-cell office:value-type="string">
            <text:p>nasopharynx</text:p>
          </table:table-cell>
          <table:table-cell office:value-type="string">
            <text:p>C11.9</text:p>
          </table:table-cell>
          <table:table-cell office:value-type="string">
            <text:p>Angiofibroma</text:p>
          </table:table-cell>
          <table:table-cell office:value-type="string">
            <text:p>C3799</text:p>
          </table:table-cell>
          <table:table-cell office:value-type="float" office:value="20060">
            <text:p>2006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giofibroma [juvenile]</text:p>
          </table:table-cell>
          <table:table-cell office:value-type="string">
            <text:p>Angiofibroma, NOS</text:p>
          </table:table-cell>
          <table:table-cell office:value-type="string">
            <text:p>9160/0</text:p>
          </table:table-cell>
          <table:table-cell office:value-type="string">
            <text:p>nasal cavity including nasal cartilage</text:p>
          </table:table-cell>
          <table:table-cell office:value-type="string">
            <text:p>C30.9</text:p>
          </table:table-cell>
          <table:table-cell office:value-type="string">
            <text:p>Angiofibroma</text:p>
          </table:table-cell>
          <table:table-cell office:value-type="string">
            <text:p>C3799</text:p>
          </table:table-cell>
          <table:table-cell office:value-type="float" office:value="22010">
            <text:p>22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hemangioblastoma [sporadic]</text:p>
          </table:table-cell>
          <table:table-cell office:value-type="string">
            <text:p>Hemangioblastoma</text:p>
          </table:table-cell>
          <table:table-cell office:value-type="string">
            <text:p>9161/1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Hemangioblastoma</text:p>
          </table:table-cell>
          <table:table-cell office:value-type="string">
            <text:p>C3801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pillary hemangioblastoma [medulla]</text:p>
          </table:table-cell>
          <table:table-cell office:value-type="string">
            <text:p>Hemangioblastoma</text:p>
          </table:table-cell>
          <table:table-cell office:value-type="string">
            <text:p>9161/1</text:p>
          </table:table-cell>
          <table:table-cell office:value-type="string">
            <text:p>brain stem</text:p>
          </table:table-cell>
          <table:table-cell office:value-type="string">
            <text:p>C71.7</text:p>
          </table:table-cell>
          <table:table-cell office:value-type="string">
            <text:p>Hemangioblastoma</text:p>
          </table:table-cell>
          <table:table-cell office:value-type="string">
            <text:p>C3801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arcoma [postirradiation, Skeletal osteosarcoma OB G4, Humerus]</text:p>
          </table:table-cell>
          <table:table-cell office:value-type="string">
            <text:p>Osteosarcoma, NOS</text:p>
          </table:table-cell>
          <table:table-cell office:value-type="string">
            <text:p>9180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Osteosarcoma</text:p>
          </table:table-cell>
          <table:table-cell office:value-type="string">
            <text:p>C9145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</text:p>
          </table:table-cell>
          <table:table-cell office:value-type="string">
            <text:p>Osteosarcoma, NOS</text:p>
          </table:table-cell>
          <table:table-cell office:value-type="string">
            <text:p>9180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Osteosarcoma</text:p>
          </table:table-cell>
          <table:table-cell office:value-type="string">
            <text:p>C9145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 [cell line <text:s/>Hs 707(A).T]</text:p>
          </table:table-cell>
          <table:table-cell office:value-type="string">
            <text:p>Osteosarcoma, NOS</text:p>
          </table:table-cell>
          <table:table-cell office:value-type="string">
            <text:p>9180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Osteosarcoma</text:p>
          </table:table-cell>
          <table:table-cell office:value-type="string">
            <text:p>C9145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Chondroblastic osteosarcoma</text:p>
          </table:table-cell>
          <table:table-cell office:value-type="string">
            <text:p>9181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Chondroblastic Osteosarcoma</text:p>
          </table:table-cell>
          <table:table-cell office:value-type="string">
            <text:p>C4021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sarcoma, Fibroblastic</text:p>
          </table:table-cell>
          <table:table-cell office:value-type="string">
            <text:p>Fibroblastic osteosarcoma</text:p>
          </table:table-cell>
          <table:table-cell office:value-type="string">
            <text:p>9182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Fibroblastic Osteosarcoma</text:p>
          </table:table-cell>
          <table:table-cell office:value-type="string">
            <text:p>C4020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ntral osteosarcoma</text:p>
          </table:table-cell>
          <table:table-cell office:value-type="string">
            <text:p>Central osteosarcoma</text:p>
          </table:table-cell>
          <table:table-cell office:value-type="string">
            <text:p>9186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Conventional Osteosarcoma</text:p>
          </table:table-cell>
          <table:table-cell office:value-type="string">
            <text:p>C35870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id osteoma</text:p>
          </table:table-cell>
          <table:table-cell office:value-type="string">
            <text:p>Osteoid osteoma, NOS</text:p>
          </table:table-cell>
          <table:table-cell office:value-type="string">
            <text:p>9191/0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Osteoid Osteoma</text:p>
          </table:table-cell>
          <table:table-cell office:value-type="string">
            <text:p>C3297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blastoma</text:p>
          </table:table-cell>
          <table:table-cell office:value-type="string">
            <text:p>Osteoblastoma, NOS</text:p>
          </table:table-cell>
          <table:table-cell office:value-type="string">
            <text:p>9200/0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Osteoblastoma</text:p>
          </table:table-cell>
          <table:table-cell office:value-type="string">
            <text:p>C3294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steochondroma [fibula]</text:p>
          </table:table-cell>
          <table:table-cell office:value-type="string">
            <text:p>Osteochondroma</text:p>
          </table:table-cell>
          <table:table-cell office:value-type="string">
            <text:p>9210/0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None</text:p>
          </table:table-cell>
          <table:table-cell office:value-type="string">
            <text:p>C3295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chondroma [Mafucci syndrome]</text:p>
          </table:table-cell>
          <table:table-cell office:value-type="string">
            <text:p>Chondroma, NOS</text:p>
          </table:table-cell>
          <table:table-cell office:value-type="string">
            <text:p>9220/0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Chondroma</text:p>
          </table:table-cell>
          <table:table-cell office:value-type="string">
            <text:p>C5345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ndrosarcoma</text:p>
          </table:table-cell>
          <table:table-cell office:value-type="string">
            <text:p>Chondrosarcoma, NOS</text:p>
          </table:table-cell>
          <table:table-cell office:value-type="string">
            <text:p>9220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Chondrosarcoma</text:p>
          </table:table-cell>
          <table:table-cell office:value-type="string">
            <text:p>C2946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Chondrosarcoma, NOS</text:p>
          </table:table-cell>
          <table:table-cell office:value-type="string">
            <text:p>9220/3</text:p>
          </table:table-cell>
          <table:table-cell office:value-type="string">
            <text:p>bones and joints</text:p>
          </table:table-cell>
          <table:table-cell office:value-type="string">
            <text:p>C80.9</text:p>
          </table:table-cell>
          <table:table-cell office:value-type="string">
            <text:p>Chondrosarcoma</text:p>
          </table:table-cell>
          <table:table-cell office:value-type="string">
            <text:p>C2946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ndroblastoma</text:p>
          </table:table-cell>
          <table:table-cell office:value-type="string">
            <text:p>Chondroblastoma, NOS</text:p>
          </table:table-cell>
          <table:table-cell office:value-type="string">
            <text:p>9230/0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Chondroblastoma</text:p>
          </table:table-cell>
          <table:table-cell office:value-type="string">
            <text:p>C2945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Chondromyxoid fibroma</text:p>
          </table:table-cell>
          <table:table-cell office:value-type="string">
            <text:p>9241/0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None</text:p>
          </table:table-cell>
          <table:table-cell office:value-type="string">
            <text:p>C3830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iant cell tumor of bone</text:p>
          </table:table-cell>
          <table:table-cell office:value-type="string">
            <text:p>Giant cell tumor of bone, NOS</text:p>
          </table:table-cell>
          <table:table-cell office:value-type="string">
            <text:p>9250/1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Osteoclastic Giant Cell-Rich Tumor of Bone</text:p>
          </table:table-cell>
          <table:table-cell office:value-type="string">
            <text:p>C3738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Ewing sarcoma</text:p>
          </table:table-cell>
          <table:table-cell office:value-type="string">
            <text:p>9260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Ewing Sarcoma</text:p>
          </table:table-cell>
          <table:table-cell office:value-type="string">
            <text:p>C4817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style-name="ce2" office:value-type="string">
            <text:p>Ewing Sarcoma [Cell Line TC71]</text:p>
          </table:table-cell>
          <table:table-cell office:value-type="string">
            <text:p>Ewing sarcoma</text:p>
          </table:table-cell>
          <table:table-cell office:value-type="string">
            <text:p>9260/3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Ewing Sarcoma</text:p>
          </table:table-cell>
          <table:table-cell office:value-type="string">
            <text:p>C4817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ear-cell odontogenic carcinoma, primary tumor</text:p>
          </table:table-cell>
          <table:table-cell office:value-type="string">
            <text:p>Odontogenic tumor, malignant</text:p>
          </table:table-cell>
          <table:table-cell office:value-type="string">
            <text:p>9270/3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office:value-type="string">
            <text:p>None</text:p>
          </table:table-cell>
          <table:table-cell office:value-type="string">
            <text:p>C7492</text:p>
          </table:table-cell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meloblastoma [Plexiform]</text:p>
          </table:table-cell>
          <table:table-cell office:value-type="string">
            <text:p>Ameloblastoma, malignant</text:p>
          </table:table-cell>
          <table:table-cell office:value-type="string">
            <text:p>9310/3</text:p>
          </table:table-cell>
          <table:table-cell office:value-type="string">
            <text:p>mouth, NOS</text:p>
          </table:table-cell>
          <table:table-cell office:value-type="string">
            <text:p>C06.9</text:p>
          </table:table-cell>
          <table:table-cell table:number-columns-repeated="2"/>
          <table:table-cell office:value-type="float" office:value="20050">
            <text:p>2005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ineocytoma</text:p>
          </table:table-cell>
          <table:table-cell office:value-type="string">
            <text:p>9361/1</text:p>
          </table:table-cell>
          <table:table-cell office:value-type="string">
            <text:p>pineal gland</text:p>
          </table:table-cell>
          <table:table-cell office:value-type="string">
            <text:p>C75.3</text:p>
          </table:table-cell>
          <table:table-cell office:value-type="string">
            <text:p>Pineocytoma</text:p>
          </table:table-cell>
          <table:table-cell office:value-type="string">
            <text:p>C6966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ineoblastoma [pineal region]</text:p>
          </table:table-cell>
          <table:table-cell office:value-type="string">
            <text:p>Pineoblastoma</text:p>
          </table:table-cell>
          <table:table-cell office:value-type="string">
            <text:p>9362/3</text:p>
          </table:table-cell>
          <table:table-cell office:value-type="string">
            <text:p>pineal gland</text:p>
          </table:table-cell>
          <table:table-cell office:value-type="string">
            <text:p>C75.3</text:p>
          </table:table-cell>
          <table:table-cell office:value-type="string">
            <text:p>Pineoblastoma</text:p>
          </table:table-cell>
          <table:table-cell office:value-type="string">
            <text:p>C9344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neal parenchymal tumor of intermediate differentiation</text:p>
          </table:table-cell>
          <table:table-cell office:value-type="string">
            <text:p>Pineoblastoma</text:p>
          </table:table-cell>
          <table:table-cell office:value-type="string">
            <text:p>9362/3</text:p>
          </table:table-cell>
          <table:table-cell office:value-type="string">
            <text:p>pineal gland</text:p>
          </table:table-cell>
          <table:table-cell office:value-type="string">
            <text:p>C75.3</text:p>
          </table:table-cell>
          <table:table-cell office:value-type="string">
            <text:p>Pineal Parenchymal Tumor of Intermediate Differentiation</text:p>
          </table:table-cell>
          <table:table-cell office:value-type="string">
            <text:p>C6967</text:p>
          </table:table-cell>
          <table:table-cell office:value-type="float" office:value="32020">
            <text:p>3202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primitive neuroectodermal tumor</text:p>
          </table:table-cell>
          <table:table-cell office:value-type="string">
            <text:p>Peripheral neuroectodermal tumor</text:p>
          </table:table-cell>
          <table:table-cell office:value-type="string">
            <text:p>9364/3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Peripheral Primitive Neuroectodermal Tumor</text:p>
          </table:table-cell>
          <table:table-cell office:value-type="string">
            <text:p>C9341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kin tumor [cell line SK-N-MC]</text:p>
          </table:table-cell>
          <table:table-cell office:value-type="string">
            <text:p>Askin tumor</text:p>
          </table:table-cell>
          <table:table-cell office:value-type="string">
            <text:p>9365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kin tumor</text:p>
          </table:table-cell>
          <table:table-cell office:value-type="string">
            <text:p>C7542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doma [Sacrum]</text:p>
          </table:table-cell>
          <table:table-cell office:value-type="string">
            <text:p>Chordoma, NOS</text:p>
          </table:table-cell>
          <table:table-cell office:value-type="string">
            <text:p>9370/3</text:p>
          </table:table-cell>
          <table:table-cell office:value-type="string">
            <text:p>bone, NOS</text:p>
          </table:table-cell>
          <table:table-cell office:value-type="string">
            <text:p>C41.9</text:p>
          </table:table-cell>
          <table:table-cell office:value-type="string">
            <text:p>Chordoma</text:p>
          </table:table-cell>
          <table:table-cell office:value-type="string">
            <text:p>C2947</text:p>
          </table:table-cell>
          <table:table-cell office:value-type="float" office:value="23000">
            <text:p>23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ordoid glioma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ventricle</text:p>
          </table:table-cell>
          <table:table-cell office:value-type="string">
            <text:p>C71.5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Intrinsic Pontine Glioma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 stem</text:p>
          </table:table-cell>
          <table:table-cell office:value-type="string">
            <text:p>C71.7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fiffuse intrinsic pontine glioma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 stem</text:p>
          </table:table-cell>
          <table:table-cell office:value-type="string">
            <text:p>C71.7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ma [cell line 8-MG-BA]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neuronal neoplasm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ignant glioma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glioneuronal tumor [brain, right temporal]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aediatric glioma [high grade]</text:p>
          </table:table-cell>
          <table:table-cell office:value-type="string">
            <text:p>Glioma, malignant</text:p>
          </table:table-cell>
          <table:table-cell office:value-type="string">
            <text:p>938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ma</text:p>
          </table:table-cell>
          <table:table-cell office:value-type="string">
            <text:p>C305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matosis cerebri [infratentorial]</text:p>
          </table:table-cell>
          <table:table-cell office:value-type="string">
            <text:p>Gliomatosis cerebri</text:p>
          </table:table-cell>
          <table:table-cell office:value-type="string">
            <text:p>938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Gliomatosis Cerebri</text:p>
          </table:table-cell>
          <table:table-cell office:value-type="string">
            <text:p>C431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ma, mixed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igoastrocytoma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oligoastrocytoma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ixed oligoastrocytoma [Grade III]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rade IV mixed oligoastrocytoma [Grade IV]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I mixed oligoastrocytoma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 mixed oligoastrocytoma</text:p>
          </table:table-cell>
          <table:table-cell office:value-type="string">
            <text:p>Mixed glioma</text:p>
          </table:table-cell>
          <table:table-cell office:value-type="string">
            <text:p>938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astrocytoma</text:p>
          </table:table-cell>
          <table:table-cell office:value-type="string">
            <text:p>C405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 plexus papillomas</text:p>
          </table:table-cell>
          <table:table-cell office:value-type="string">
            <text:p>Atypical choroid plexus papilloma</text:p>
          </table:table-cell>
          <table:table-cell office:value-type="string">
            <text:p>9390/1</text:p>
          </table:table-cell>
          <table:table-cell office:value-type="string">
            <text:p>ventricle</text:p>
          </table:table-cell>
          <table:table-cell office:value-type="string">
            <text:p>C71.5</text:p>
          </table:table-cell>
          <table:table-cell office:value-type="string">
            <text:p>None</text:p>
          </table:table-cell>
          <table:table-cell office:value-type="string">
            <text:p>C5368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oroid plexus papilloma [grade 1]</text:p>
          </table:table-cell>
          <table:table-cell office:value-type="string">
            <text:p>Atypical choroid plexus papilloma</text:p>
          </table:table-cell>
          <table:table-cell office:value-type="string">
            <text:p>9390/1</text:p>
          </table:table-cell>
          <table:table-cell office:value-type="string">
            <text:p>ventricle</text:p>
          </table:table-cell>
          <table:table-cell office:value-type="string">
            <text:p>C71.5</text:p>
          </table:table-cell>
          <table:table-cell office:value-type="string">
            <text:p>None</text:p>
          </table:table-cell>
          <table:table-cell office:value-type="string">
            <text:p>C5368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Choroid plexus carcinoma</text:p>
          </table:table-cell>
          <table:table-cell office:value-type="string">
            <text:p>9390/3</text:p>
          </table:table-cell>
          <table:table-cell office:value-type="string">
            <text:p>Spinal cord</text:p>
          </table:table-cell>
          <table:table-cell office:value-type="string">
            <text:p>C72.0</text:p>
          </table:table-cell>
          <table:table-cell office:value-type="string">
            <text:p>Choroid Plexus Carcinoma</text:p>
          </table:table-cell>
          <table:table-cell office:value-type="string">
            <text:p>C4715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ependymoma [Benign, posterior fossa]</text:p>
          </table:table-cell>
          <table:table-cell office:value-type="string">
            <text:p>Ependymoma, NOS</text:p>
          </table:table-cell>
          <table:table-cell office:value-type="string">
            <text:p>939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Tanycytic Ependymoma</text:p>
          </table:table-cell>
          <table:table-cell office:value-type="string">
            <text:p>C690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endymoma, benign [child, posterior fossa]</text:p>
          </table:table-cell>
          <table:table-cell office:value-type="string">
            <text:p>Ependymoma, NOS</text:p>
          </table:table-cell>
          <table:table-cell office:value-type="string">
            <text:p>939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Tanycytic Ependymoma</text:p>
          </table:table-cell>
          <table:table-cell office:value-type="string">
            <text:p>C690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pendymoma</text:p>
          </table:table-cell>
          <table:table-cell office:value-type="string">
            <text:p>Ependymoma, NOS</text:p>
          </table:table-cell>
          <table:table-cell office:value-type="string">
            <text:p>939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Tanycytic Ependymoma</text:p>
          </table:table-cell>
          <table:table-cell office:value-type="string">
            <text:p>C690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ubependymoma [left lateral ventricle]</text:p>
          </table:table-cell>
          <table:table-cell office:value-type="string">
            <text:p>Ependymoma, NOS</text:p>
          </table:table-cell>
          <table:table-cell office:value-type="string">
            <text:p>939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Tanycytic Ependymoma</text:p>
          </table:table-cell>
          <table:table-cell office:value-type="string">
            <text:p>C690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xopapillary ependymoma [cauda equina]</text:p>
          </table:table-cell>
          <table:table-cell office:value-type="string">
            <text:p>Ependymoma, NOS</text:p>
          </table:table-cell>
          <table:table-cell office:value-type="string">
            <text:p>9391/3</text:p>
          </table:table-cell>
          <table:table-cell office:value-type="string">
            <text:p>Spinal cord</text:p>
          </table:table-cell>
          <table:table-cell office:value-type="string">
            <text:p>C72.0</text:p>
          </table:table-cell>
          <table:table-cell office:value-type="string">
            <text:p>Tanycytic Ependymoma</text:p>
          </table:table-cell>
          <table:table-cell office:value-type="string">
            <text:p>C6903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pendymoblastoma</text:p>
          </table:table-cell>
          <table:table-cell office:value-type="string">
            <text:p>Ependymoma, anaplastic</text:p>
          </table:table-cell>
          <table:table-cell office:value-type="string">
            <text:p>9392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Embryonal Tumor with Multilayered Rosettes, C19MC-Altered</text:p>
          </table:table-cell>
          <table:table-cell office:value-type="string">
            <text:p>C491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ependymoma [grade 3, Post. fossa]</text:p>
          </table:table-cell>
          <table:table-cell office:value-type="string">
            <text:p>Ependymoma, anaplastic</text:p>
          </table:table-cell>
          <table:table-cell office:value-type="string">
            <text:p>9392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Embryonal Tumor with Multilayered Rosettes, C19MC-Altered</text:p>
          </table:table-cell>
          <table:table-cell office:value-type="string">
            <text:p>C491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tumour of the pineal region</text:p>
          </table:table-cell>
          <table:table-cell office:value-type="string">
            <text:p>Papillary tumor of the pineal region</text:p>
          </table:table-cell>
          <table:table-cell office:value-type="string">
            <text:p>9395/3</text:p>
          </table:table-cell>
          <table:table-cell office:value-type="string">
            <text:p>ventricle</text:p>
          </table:table-cell>
          <table:table-cell office:value-type="string">
            <text:p>C71.5</text:p>
          </table:table-cell>
          <table:table-cell table:number-columns-repeated="2"/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astrocytoma [supratentorial]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Diffuse Astrocytoma</text:p>
          </table:table-cell>
          <table:table-cell office:value-type="string">
            <text:p>C717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ubependymal giant cell astrocytoma [supratentorial]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Diffuse Astrocytoma</text:p>
          </table:table-cell>
          <table:table-cell office:value-type="string">
            <text:p>C717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ilomyxoid astrocytoma [infratentorial]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Diffuse Astrocytoma</text:p>
          </table:table-cell>
          <table:table-cell office:value-type="string">
            <text:p>C717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ow-grade Astrocytoma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brain stem</text:p>
          </table:table-cell>
          <table:table-cell office:value-type="string">
            <text:p>C71.7</text:p>
          </table:table-cell>
          <table:table-cell office:value-type="string">
            <text:p>Diffuse Astrocytoma</text:p>
          </table:table-cell>
          <table:table-cell office:value-type="string">
            <text:p>C717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cytoma [cell line NMC-G1]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trocytoma</text:p>
          </table:table-cell>
          <table:table-cell office:value-type="string">
            <text:p>C60781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strocystoma [cell line U-138MG]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trocytoma</text:p>
          </table:table-cell>
          <table:table-cell office:value-type="string">
            <text:p>C60781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ly infiltrating astrocytoma</text:p>
          </table:table-cell>
          <table:table-cell office:value-type="string">
            <text:p>Astrocytoma, NOS</text:p>
          </table:table-cell>
          <table:table-cell office:value-type="string">
            <text:p>940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Diffuse Astrocytoma</text:p>
          </table:table-cell>
          <table:table-cell office:value-type="string">
            <text:p>C717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strocytoma, anaplastic</text:p>
          </table:table-cell>
          <table:table-cell office:value-type="string">
            <text:p>940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naplastic Astrocytoma</text:p>
          </table:table-cell>
          <table:table-cell office:value-type="string">
            <text:p>C9477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astrocytoma</text:p>
          </table:table-cell>
          <table:table-cell office:value-type="string">
            <text:p>Astrocytoma, anaplastic</text:p>
          </table:table-cell>
          <table:table-cell office:value-type="string">
            <text:p>940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naplastic Astrocytoma</text:p>
          </table:table-cell>
          <table:table-cell office:value-type="string">
            <text:p>C9477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toplasmic astrocytoma</text:p>
          </table:table-cell>
          <table:table-cell office:value-type="string">
            <text:p>Protoplasmic astrocytoma</text:p>
          </table:table-cell>
          <table:table-cell office:value-type="string">
            <text:p>941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Protoplasmic Astrocytoma</text:p>
          </table:table-cell>
          <table:table-cell office:value-type="string">
            <text:p>C432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Gemistocytic astrocytoma</text:p>
          </table:table-cell>
          <table:table-cell office:value-type="string">
            <text:p>941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emistocytic Astrocytoma</text:p>
          </table:table-cell>
          <table:table-cell office:value-type="string">
            <text:p>C4321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esmoplastic infantile astrocytoma and ganglioglioma</text:p>
          </table:table-cell>
          <table:table-cell office:value-type="string">
            <text:p>Desmoplastic infantile astrocytoma</text:p>
          </table:table-cell>
          <table:table-cell office:value-type="string">
            <text:p>9412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Desmoplastic Infantile Astrocytoma</text:p>
          </table:table-cell>
          <table:table-cell office:value-type="string">
            <text:p>C947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ysembryoplastic neuroepithelial tumour [parietal]</text:p>
          </table:table-cell>
          <table:table-cell office:value-type="string">
            <text:p>Dysembryoplastic neuroepithelial tumor</text:p>
          </table:table-cell>
          <table:table-cell office:value-type="string">
            <text:p>9413/0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Dysembryoplastic Neuroepithelial Tumor</text:p>
          </table:table-cell>
          <table:table-cell office:value-type="string">
            <text:p>C950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Fibrillary astrocytoma</text:p>
          </table:table-cell>
          <table:table-cell office:value-type="string">
            <text:p>942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Fibrillary Astrocytoma</text:p>
          </table:table-cell>
          <table:table-cell office:value-type="string">
            <text:p>C43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Pilocytic astrocytoma</text:p>
          </table:table-cell>
          <table:table-cell office:value-type="string">
            <text:p>9421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Pilocytic Astrocytoma</text:p>
          </table:table-cell>
          <table:table-cell office:value-type="string">
            <text:p>C4047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strocytoma, pilocytic/juvenile [familial]</text:p>
          </table:table-cell>
          <table:table-cell office:value-type="string">
            <text:p>Pilocytic astrocytoma</text:p>
          </table:table-cell>
          <table:table-cell office:value-type="string">
            <text:p>9421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Pilocytic Astrocytoma</text:p>
          </table:table-cell>
          <table:table-cell office:value-type="string">
            <text:p>C4047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eomorphic xanthoastrocytoma [supratentorial]</text:p>
          </table:table-cell>
          <table:table-cell office:value-type="string">
            <text:p>Pleomorphic xanthoastrocytoma</text:p>
          </table:table-cell>
          <table:table-cell office:value-type="string">
            <text:p>9424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Pleomorphic Xanthoastrocytoma</text:p>
          </table:table-cell>
          <table:table-cell office:value-type="string">
            <text:p>C432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pleomorphic xanthoastrocytoma</text:p>
          </table:table-cell>
          <table:table-cell office:value-type="string">
            <text:p>Pleomorphic xanthoastrocytoma</text:p>
          </table:table-cell>
          <table:table-cell office:value-type="string">
            <text:p>9424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Pleomorphic Xanthoastrocytoma</text:p>
          </table:table-cell>
          <table:table-cell office:value-type="string">
            <text:p>C4323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stroblastoma</text:p>
          </table:table-cell>
          <table:table-cell office:value-type="string">
            <text:p>94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troblastoma</text:p>
          </table:table-cell>
          <table:table-cell office:value-type="string">
            <text:p>C432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Well Differentiated Astroblastoma</text:p>
          </table:table-cell>
          <table:table-cell office:value-type="string">
            <text:p>Astroblastoma</text:p>
          </table:table-cell>
          <table:table-cell office:value-type="string">
            <text:p>94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troblastoma</text:p>
          </table:table-cell>
          <table:table-cell office:value-type="string">
            <text:p>C432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Astroblastoma</text:p>
          </table:table-cell>
          <table:table-cell office:value-type="string">
            <text:p>Astroblastoma</text:p>
          </table:table-cell>
          <table:table-cell office:value-type="string">
            <text:p>94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stroblastoma</text:p>
          </table:table-cell>
          <table:table-cell office:value-type="string">
            <text:p>C432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blastoma multiforme [supratentorial]</text:p>
          </table:table-cell>
          <table:table-cell office:value-type="string">
            <text:p>Glioblastoma, NOS</text:p>
          </table:table-cell>
          <table:table-cell office:value-type="string">
            <text:p>9440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Glioblastoma</text:p>
          </table:table-cell>
          <table:table-cell office:value-type="string">
            <text:p>C305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lioblastoma, familial</text:p>
          </table:table-cell>
          <table:table-cell office:value-type="string">
            <text:p>Glioblastoma, NOS</text:p>
          </table:table-cell>
          <table:table-cell office:value-type="string">
            <text:p>9440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Glioblastoma</text:p>
          </table:table-cell>
          <table:table-cell office:value-type="string">
            <text:p>C305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lioblastoma [xenograft]</text:p>
          </table:table-cell>
          <table:table-cell office:value-type="string">
            <text:p>Glioblastoma, NOS</text:p>
          </table:table-cell>
          <table:table-cell office:value-type="string">
            <text:p>944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blastoma</text:p>
          </table:table-cell>
          <table:table-cell office:value-type="string">
            <text:p>C305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iant cell glioblastoma [cell line G179]</text:p>
          </table:table-cell>
          <table:table-cell office:value-type="string">
            <text:p>Glioblastoma, NOS</text:p>
          </table:table-cell>
          <table:table-cell office:value-type="string">
            <text:p>944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iant cell glioblastoma</text:p>
          </table:table-cell>
          <table:table-cell office:value-type="string">
            <text:p>C432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Gliosarcoma</text:p>
          </table:table-cell>
          <table:table-cell office:value-type="string">
            <text:p>944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liosarcoma</text:p>
          </table:table-cell>
          <table:table-cell office:value-type="string">
            <text:p>C379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ligodendroglioma [cell line Hs 683]</text:p>
          </table:table-cell>
          <table:table-cell office:value-type="string">
            <text:p>Glioblastoma, NOS</text:p>
          </table:table-cell>
          <table:table-cell office:value-type="string">
            <text:p>945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dendroglioma </text:p>
          </table:table-cell>
          <table:table-cell office:value-type="string">
            <text:p>C32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ilgodendroglioma [cell line KG-1-C]</text:p>
          </table:table-cell>
          <table:table-cell office:value-type="string">
            <text:p>Oligodendroglioma, NOS</text:p>
          </table:table-cell>
          <table:table-cell office:value-type="string">
            <text:p>945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dendroglioma</text:p>
          </table:table-cell>
          <table:table-cell office:value-type="string">
            <text:p>C32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de II oligodendroglioma</text:p>
          </table:table-cell>
          <table:table-cell office:value-type="string">
            <text:p>Oligodendroglioma, NOS</text:p>
          </table:table-cell>
          <table:table-cell office:value-type="string">
            <text:p>945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dendroglioma</text:p>
          </table:table-cell>
          <table:table-cell office:value-type="string">
            <text:p>C32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oligodendroglial tumor [low grade]</text:p>
          </table:table-cell>
          <table:table-cell office:value-type="string">
            <text:p>Oligodendroglioma, NOS</text:p>
          </table:table-cell>
          <table:table-cell office:value-type="string">
            <text:p>945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dendroglioma</text:p>
          </table:table-cell>
          <table:table-cell office:value-type="string">
            <text:p>C32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Oligodendroglioma, anaplastic</text:p>
          </table:table-cell>
          <table:table-cell office:value-type="string">
            <text:p>945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naplastic Oligodendroglioma</text:p>
          </table:table-cell>
          <table:table-cell office:value-type="string">
            <text:p>C432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oligodendroglioma</text:p>
          </table:table-cell>
          <table:table-cell office:value-type="string">
            <text:p>Oligodendroglioma, anaplastic</text:p>
          </table:table-cell>
          <table:table-cell office:value-type="string">
            <text:p>945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Anaplastic Oligodendroglioma</text:p>
          </table:table-cell>
          <table:table-cell office:value-type="string">
            <text:p>C432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2">
          <table:table-cell office:value-type="string">
            <text:p>progenetix</text:p>
          </table:table-cell>
          <table:table-cell table:style-name="ce3" office:value-type="string">
            <text:p><text:span text:style-name="T1">Ol</text:span><text:span text:style-name="T2">igodendroglioma (Grade IV)</text:span></text:p>
          </table:table-cell>
          <table:table-cell office:value-type="string">
            <text:p>Oligodendroglioma, anaplastic</text:p>
          </table:table-cell>
          <table:table-cell office:value-type="string">
            <text:p>9451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igodendroglioma</text:p>
          </table:table-cell>
          <table:table-cell office:value-type="string">
            <text:p>C32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lassic medulloblastom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ular/desmoplastic medulloblastom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blstoma [classic]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myoblastoma/medulloblastom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blastoma with neuronal and glial differentiation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blastoma with neuronal differentiation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myoblastom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medulloblastoma</text:p>
          </table:table-cell>
          <table:table-cell office:value-type="string">
            <text:p>Medulloblastoma, NOS</text:p>
          </table:table-cell>
          <table:table-cell office:value-type="string">
            <text:p>9470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Medulloblastoma</text:p>
          </table:table-cell>
          <table:table-cell office:value-type="string">
            <text:p>C3222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ulloblastoma [desmoplastic]</text:p>
          </table:table-cell>
          <table:table-cell office:value-type="string">
            <text:p>Desmoplastic nodular medulloblastoma</text:p>
          </table:table-cell>
          <table:table-cell office:value-type="string">
            <text:p>947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Desmoplastic/Nodular Medulloblastoma</text:p>
          </table:table-cell>
          <table:table-cell office:value-type="string">
            <text:p>C495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ular medulloblastoma</text:p>
          </table:table-cell>
          <table:table-cell office:value-type="string">
            <text:p>Desmoplastic nodular medulloblastoma</text:p>
          </table:table-cell>
          <table:table-cell office:value-type="string">
            <text:p>947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Desmoplastic/Nodular Medulloblastoma</text:p>
          </table:table-cell>
          <table:table-cell office:value-type="string">
            <text:p>C495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smoplastic medulloblastoma</text:p>
          </table:table-cell>
          <table:table-cell office:value-type="string">
            <text:p>Desmoplastic nodular medulloblastoma</text:p>
          </table:table-cell>
          <table:table-cell office:value-type="string">
            <text:p>9471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Desmoplastic/Nodular Medulloblastoma</text:p>
          </table:table-cell>
          <table:table-cell office:value-type="string">
            <text:p>C495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itive neuroepidermal tumor [PNET; supratentorial]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Supratentorial Embryonal Tumor, Not Otherwise Specified</text:p>
          </table:table-cell>
          <table:table-cell office:value-type="string">
            <text:p>C696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upratentorial Primitive Neuroectodermal Tumor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Supratentorial Embryonal Tumor, Not Otherwise Specified</text:p>
          </table:table-cell>
          <table:table-cell office:value-type="string">
            <text:p>C696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ntral nervous system primitive neuroectodermal tumor [cerebral region <text:s text:c="2"/>frontal lobe]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Central Nervous System Embryonal Tumor, Not Otherwise Specified</text:p>
          </table:table-cell>
          <table:table-cell office:value-type="string">
            <text:p>C539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itive Neuroectodermal Tumor supratentorial]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Central Nervous System Embryonal Tumor, Not Otherwise Specified</text:p>
          </table:table-cell>
          <table:table-cell office:value-type="string">
            <text:p>C539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NET with glial component [Supratentorial]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Central Nervous System Embryonal Tumor, Not Otherwise Specified</text:p>
          </table:table-cell>
          <table:table-cell office:value-type="string">
            <text:p>C539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itive neuroectodermal tumor [medulloepithelioma]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Central Nervous System Embryonal Tumor, Not Otherwise Specified</text:p>
          </table:table-cell>
          <table:table-cell office:value-type="string">
            <text:p>C539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rain neuroblastoma (Primitive neuroectodermal tumor)</text:p>
          </table:table-cell>
          <table:table-cell office:value-type="string">
            <text:p>Primitive neuroectodermal tumor, NOS</text:p>
          </table:table-cell>
          <table:table-cell office:value-type="string">
            <text:p>9473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Central Nervous System Embryonal Tumor, Not Otherwise Specified</text:p>
          </table:table-cell>
          <table:table-cell office:value-type="string">
            <text:p>C539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arge cell/anaplastic medulloblastoma</text:p>
          </table:table-cell>
          <table:table-cell office:value-type="string">
            <text:p>Large cell medulloblastoma</text:p>
          </table:table-cell>
          <table:table-cell office:value-type="string">
            <text:p>9474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Large Cell Medulloblastoma</text:p>
          </table:table-cell>
          <table:table-cell office:value-type="string">
            <text:p>C690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medulloblastoma [diffuse moderate anaplasia]</text:p>
          </table:table-cell>
          <table:table-cell office:value-type="string">
            <text:p>Large cell medulloblastoma</text:p>
          </table:table-cell>
          <table:table-cell office:value-type="string">
            <text:p>9474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Large Cell Medulloblastoma</text:p>
          </table:table-cell>
          <table:table-cell office:value-type="string">
            <text:p>C690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Large cell medulloblastoma</text:p>
          </table:table-cell>
          <table:table-cell office:value-type="string">
            <text:p>9474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Large Cell Medulloblastoma</text:p>
          </table:table-cell>
          <table:table-cell office:value-type="string">
            <text:p>C690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ma [Abdominal]</text:p>
          </table:table-cell>
          <table:table-cell office:value-type="string">
            <text:p>Ganglioneuroma</text:p>
          </table:table-cell>
          <table:table-cell office:value-type="string">
            <text:p>9490/0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Ganglioneuroma</text:p>
          </table:table-cell>
          <table:table-cell office:value-type="string">
            <text:p>C3049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blastoma</text:p>
          </table:table-cell>
          <table:table-cell office:value-type="string">
            <text:p>Ganglioneuroblastoma</text:p>
          </table:table-cell>
          <table:table-cell office:value-type="string">
            <text:p>9490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Ganglioneuroblastoma</text:p>
          </table:table-cell>
          <table:table-cell office:value-type="string">
            <text:p>C379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neuroblastoma intermixed [Schwannian stroma-rich]</text:p>
          </table:table-cell>
          <table:table-cell office:value-type="string">
            <text:p>Ganglioneuroblastoma</text:p>
          </table:table-cell>
          <table:table-cell office:value-type="string">
            <text:p>9490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Ganglioneuroblastoma</text:p>
          </table:table-cell>
          <table:table-cell office:value-type="string">
            <text:p>C379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blastoma [cell line CHP-134]</text:p>
          </table:table-cell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peripheral nervs incl. autonomous</text:p>
          </table:table-cell>
          <table:table-cell office:value-type="string">
            <text:p>C47</text:p>
          </table:table-cell>
          <table:table-cell office:value-type="string">
            <text:p>Neuroblastoma</text:p>
          </table:table-cell>
          <table:table-cell office:value-type="string">
            <text:p>C327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erebral neuroblastoma [cerebral region midline, frontal lobe]</text:p>
          </table:table-cell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Neuroblastoma</text:p>
          </table:table-cell>
          <table:table-cell office:value-type="string">
            <text:p>C3270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blastoma, NOS</text:p>
          </table:table-cell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Neuroblastoma</text:p>
          </table:table-cell>
          <table:table-cell office:value-type="string">
            <text:p>C327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blastoma [cell line NB(TU)1]</text:p>
          </table:table-cell>
          <table:table-cell office:value-type="string">
            <text:p>Neuroblastoma, NOS</text:p>
          </table:table-cell>
          <table:table-cell office:value-type="string">
            <text:p>9500/3</text:p>
          </table:table-cell>
          <table:table-cell office:value-type="string">
            <text:p>adrenal gland</text:p>
          </table:table-cell>
          <table:table-cell office:value-type="string">
            <text:p>C76</text:p>
          </table:table-cell>
          <table:table-cell office:value-type="string">
            <text:p>Neuroblastoma</text:p>
          </table:table-cell>
          <table:table-cell office:value-type="string">
            <text:p>C3270</text:p>
          </table:table-cell>
          <table:table-cell office:value-type="float" office:value="99999">
            <text:p>99999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edulloepithelioma</text:p>
          </table:table-cell>
          <table:table-cell office:value-type="string">
            <text:p>Medulloepithelioma, NOS</text:p>
          </table:table-cell>
          <table:table-cell office:value-type="string">
            <text:p>9501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None</text:p>
          </table:table-cell>
          <table:table-cell office:value-type="string">
            <text:p>C6680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epithelioma</text:p>
          </table:table-cell>
          <table:table-cell office:value-type="string">
            <text:p>Neuroepithelioma, NOS</text:p>
          </table:table-cell>
          <table:table-cell office:value-type="string">
            <text:p>9503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716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neuroepithelial tumour</text:p>
          </table:table-cell>
          <table:table-cell office:value-type="string">
            <text:p>Neuroepithelioma, NOS</text:p>
          </table:table-cell>
          <table:table-cell office:value-type="string">
            <text:p>9503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Cribriform Neuroepithelial Tumor</text:p>
          </table:table-cell>
          <table:table-cell office:value-type="string">
            <text:p>C121963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epithelial tumor [Low grade]</text:p>
          </table:table-cell>
          <table:table-cell office:value-type="string">
            <text:p>Neuroepithelioma, NOS</text:p>
          </table:table-cell>
          <table:table-cell office:value-type="string">
            <text:p>9503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Cribriform Neuroepithelial Tumor</text:p>
          </table:table-cell>
          <table:table-cell office:value-type="string">
            <text:p>C121963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ribriform neuroepithelial tumor</text:p>
          </table:table-cell>
          <table:table-cell office:value-type="string">
            <text:p>Neuroepithelioma, NOS</text:p>
          </table:table-cell>
          <table:table-cell office:value-type="string">
            <text:p>9503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Cribriform Neuroepithelial Tumor</text:p>
          </table:table-cell>
          <table:table-cell office:value-type="string">
            <text:p>C121963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anglioglioma [temporooccipital]</text:p>
          </table:table-cell>
          <table:table-cell office:value-type="string">
            <text:p>Ganglioglioma, NOS</text:p>
          </table:table-cell>
          <table:table-cell office:value-type="string">
            <text:p>9505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Ganglioglioma</text:p>
          </table:table-cell>
          <table:table-cell office:value-type="string">
            <text:p>C3788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eurocytoma</text:p>
          </table:table-cell>
          <table:table-cell office:value-type="string">
            <text:p>Central neurocytoma</text:p>
          </table:table-cell>
          <table:table-cell office:value-type="string">
            <text:p>9506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Cerebellar Liponeurocytoma</text:p>
          </table:table-cell>
          <table:table-cell office:value-type="string">
            <text:p>C6905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typical teratoid/rhabdoid tumor</text:p>
          </table:table-cell>
          <table:table-cell office:value-type="string">
            <text:p>9508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Atypical Teratoid/Rhabdoid Tumor</text:p>
          </table:table-cell>
          <table:table-cell office:value-type="string">
            <text:p>C690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teratoid/rhabdoid tumour [infratentorial]</text:p>
          </table:table-cell>
          <table:table-cell office:value-type="string">
            <text:p>Atypical teratoid/rhabdoid tumor</text:p>
          </table:table-cell>
          <table:table-cell office:value-type="string">
            <text:p>9508/3</text:p>
          </table:table-cell>
          <table:table-cell office:value-type="string">
            <text:p>cerebellum</text:p>
          </table:table-cell>
          <table:table-cell office:value-type="string">
            <text:p>C71.6</text:p>
          </table:table-cell>
          <table:table-cell office:value-type="string">
            <text:p>Atypical Teratoid/Rhabdoid Tumor</text:p>
          </table:table-cell>
          <table:table-cell office:value-type="string">
            <text:p>C6906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apillary glioneural tumour [temporal]</text:p>
          </table:table-cell>
          <table:table-cell office:value-type="string">
            <text:p>Papillary glioneuronal tumor</text:p>
          </table:table-cell>
          <table:table-cell office:value-type="string">
            <text:p>9509/1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table:style-name="ce6" office:value-type="string">
            <text:p>Papillary Glioneuronal Tumor</text:p>
          </table:table-cell>
          <table:table-cell table:style-name="ce6" office:value-type="string">
            <text:p>C92554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tinoblastoma</text:p>
          </table:table-cell>
          <table:table-cell office:value-type="string">
            <text:p>Retinoblastoma, NOS</text:p>
          </table:table-cell>
          <table:table-cell office:value-type="string">
            <text:p>9510/3</text:p>
          </table:table-cell>
          <table:table-cell office:value-type="string">
            <text:p>retina</text:p>
          </table:table-cell>
          <table:table-cell office:value-type="string">
            <text:p>C69.2</text:p>
          </table:table-cell>
          <table:table-cell office:value-type="string">
            <text:p>Retinoblastoma</text:p>
          </table:table-cell>
          <table:table-cell office:value-type="string">
            <text:p>C7541</text:p>
          </table:table-cell>
          <table:table-cell office:value-type="float" office:value="30000">
            <text:p>30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sthesioneuroblastoma</text:p>
          </table:table-cell>
          <table:table-cell office:value-type="string">
            <text:p>Olfactory neuroblastoma</text:p>
          </table:table-cell>
          <table:table-cell office:value-type="string">
            <text:p>952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factory Neuroblastoma</text:p>
          </table:table-cell>
          <table:table-cell office:value-type="string">
            <text:p>C3789</text:p>
          </table:table-cell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Olfactory neuroblastoma</text:p>
          </table:table-cell>
          <table:table-cell office:value-type="string">
            <text:p>9522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Olfactory Neuroblastoma</text:p>
          </table:table-cell>
          <table:table-cell office:value-type="string">
            <text:p>C3789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ningioma</text:p>
          </table:table-cell>
          <table:table-cell office:value-type="string">
            <text:p>Meningioma, NOS</text:p>
          </table:table-cell>
          <table:table-cell office:value-type="string">
            <text:p>9530/0</text:p>
          </table:table-cell>
          <table:table-cell office:value-type="string">
            <text:p>meninges cerebral, spinal</text:p>
          </table:table-cell>
          <table:table-cell office:value-type="string">
            <text:p>C70.0</text:p>
          </table:table-cell>
          <table:table-cell office:value-type="string">
            <text:p>Meningioma</text:p>
          </table:table-cell>
          <table:table-cell office:value-type="string">
            <text:p>C323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typical meningioma [12ys after radiotherapy of medulloblastoma]</text:p>
          </table:table-cell>
          <table:table-cell office:value-type="string">
            <text:p>Meningioma, NOS</text:p>
          </table:table-cell>
          <table:table-cell office:value-type="string">
            <text:p>9530/0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Meningioma</text:p>
          </table:table-cell>
          <table:table-cell office:value-type="string">
            <text:p>C323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meningioma [recurrent]</text:p>
          </table:table-cell>
          <table:table-cell office:value-type="string">
            <text:p>Meningioma, malignant</text:p>
          </table:table-cell>
          <table:table-cell office:value-type="string">
            <text:p>95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None</text:p>
          </table:table-cell>
          <table:table-cell office:value-type="string">
            <text:p>C4073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blastic meningioma, carcinoma-like component</text:p>
          </table:table-cell>
          <table:table-cell office:value-type="string">
            <text:p>Meningioma, malignant</text:p>
          </table:table-cell>
          <table:table-cell office:value-type="string">
            <text:p>95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table:number-columns-repeated="2"/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ibroblastic meningioma, fibroblastic component</text:p>
          </table:table-cell>
          <table:table-cell office:value-type="string">
            <text:p>Meningioma, malignant</text:p>
          </table:table-cell>
          <table:table-cell office:value-type="string">
            <text:p>953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table:number-columns-repeated="2"/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erebral tumor with extensive rhabdoid features</text:p>
          </table:table-cell>
          <table:table-cell office:value-type="string">
            <text:p>Papillary meningioma</text:p>
          </table:table-cell>
          <table:table-cell office:value-type="string">
            <text:p>9538/3</text:p>
          </table:table-cell>
          <table:table-cell office:value-type="string">
            <text:p>cerebrum</text:p>
          </table:table-cell>
          <table:table-cell office:value-type="string">
            <text:p>C71.0</text:p>
          </table:table-cell>
          <table:table-cell office:value-type="string">
            <text:p>Rhabdoid Meningioma</text:p>
          </table:table-cell>
          <table:table-cell office:value-type="string">
            <text:p>C6909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utaneous neurofibroma</text:p>
          </table:table-cell>
          <table:table-cell office:value-type="string">
            <text:p>Neurofibroma, NOS</text:p>
          </table:table-cell>
          <table:table-cell office:value-type="string">
            <text:p>9540/0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eurofibroma</text:p>
          </table:table-cell>
          <table:table-cell office:value-type="string">
            <text:p>C3272</text:p>
          </table:table-cell>
          <table:table-cell office:value-type="float" office:value="25020">
            <text:p>2502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</text:p>
          </table:table-cell>
          <table:table-cell office:value-type="string">
            <text:p>Neurofibroma, NOS</text:p>
          </table:table-cell>
          <table:table-cell office:value-type="string">
            <text:p>9540/0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Neurofibroma</text:p>
          </table:table-cell>
          <table:table-cell office:value-type="string">
            <text:p>C3272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eurofibromatosis</text:p>
          </table:table-cell>
          <table:table-cell office:value-type="string">
            <text:p>Neurofibroma, NOS</text:p>
          </table:table-cell>
          <table:table-cell office:value-type="string">
            <text:p>9540/0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Neurofibroma</text:p>
          </table:table-cell>
          <table:table-cell office:value-type="string">
            <text:p>C3272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exiform neurofibroma</text:p>
          </table:table-cell>
          <table:table-cell office:value-type="string">
            <text:p>Neurofibroma, NOS</text:p>
          </table:table-cell>
          <table:table-cell office:value-type="string">
            <text:p>9540/0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Neurofibroma</text:p>
          </table:table-cell>
          <table:table-cell office:value-type="string">
            <text:p>C3272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schwannoma [grade 2]</text:p>
          </table:table-cell>
          <table:table-cell office:value-type="string">
            <text:p>Malignant peripheral nerve sheath tumor</text:p>
          </table:table-cell>
          <table:table-cell office:value-type="string">
            <text:p>9540/3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Malignant Peripheral Nerve Sheath Tumor</text:p>
          </table:table-cell>
          <table:table-cell office:value-type="string">
            <text:p>C379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nerve sheath tumor [groin, recurrence]</text:p>
          </table:table-cell>
          <table:table-cell office:value-type="string">
            <text:p>Malignant peripheral nerve sheath tumor</text:p>
          </table:table-cell>
          <table:table-cell office:value-type="string">
            <text:p>9540/3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Malignant Peripheral Nerve Sheath Tumor</text:p>
          </table:table-cell>
          <table:table-cell office:value-type="string">
            <text:p>C3798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Malignant peripheral nerve sheath tumor</text:p>
          </table:table-cell>
          <table:table-cell office:value-type="string">
            <text:p>9540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Malignant Peripheral Nerve Sheath Tumor</text:p>
          </table:table-cell>
          <table:table-cell office:value-type="string">
            <text:p>C3798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chwannoma</text:p>
          </table:table-cell>
          <table:table-cell office:value-type="string">
            <text:p>Neurilemoma, NOS</text:p>
          </table:table-cell>
          <table:table-cell office:value-type="string">
            <text:p>9560/0</text:p>
          </table:table-cell>
          <table:table-cell office:value-type="string">
            <text:p>peripheral nervs incl. autonomous</text:p>
          </table:table-cell>
          <table:table-cell office:value-type="string">
            <text:p>C47.9</text:p>
          </table:table-cell>
          <table:table-cell office:value-type="string">
            <text:p>Schwannoma</text:p>
          </table:table-cell>
          <table:table-cell office:value-type="string">
            <text:p>C3269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chwannoma [spinal [cellular schwannoma]]</text:p>
          </table:table-cell>
          <table:table-cell office:value-type="string">
            <text:p>Neurilemoma, NOS</text:p>
          </table:table-cell>
          <table:table-cell office:value-type="string">
            <text:p>9560/0</text:p>
          </table:table-cell>
          <table:table-cell office:value-type="string">
            <text:p>Spinal cord</text:p>
          </table:table-cell>
          <table:table-cell office:value-type="string">
            <text:p>C72.0</text:p>
          </table:table-cell>
          <table:table-cell office:value-type="string">
            <text:p>None</text:p>
          </table:table-cell>
          <table:table-cell office:value-type="string">
            <text:p>C6970</text:p>
          </table:table-cell>
          <table:table-cell office:value-type="float" office:value="31040">
            <text:p>3104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lveolar soft part sarcoma</text:p>
          </table:table-cell>
          <table:table-cell office:value-type="string">
            <text:p>958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None</text:p>
          </table:table-cell>
          <table:table-cell office:value-type="string">
            <text:p>C3750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Granular cell tumor</text:p>
          </table:table-cell>
          <table:table-cell office:value-type="string">
            <text:p>Granular cell tumor of the sellar region</text:p>
          </table:table-cell>
          <table:table-cell office:value-type="string">
            <text:p>9582/0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Granular Cell Tumor</text:p>
          </table:table-cell>
          <table:table-cell office:value-type="string">
            <text:p>C3474</text:p>
          </table:table-cell>
          <table:table-cell office:value-type="float" office:value="27040">
            <text:p>2704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Granular cell tumours [cerebral]</text:p>
          </table:table-cell>
          <table:table-cell office:value-type="string">
            <text:p>Granular cell tumor of the sellar region</text:p>
          </table:table-cell>
          <table:table-cell office:value-type="string">
            <text:p>9582/0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table:number-columns-repeated="2"/>
          <table:table-cell office:value-type="float" office:value="31010">
            <text:p>3101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CNS lymphoma</text:p>
          </table:table-cell>
          <table:table-cell office:value-type="string">
            <text:p>Malignant lymphoma, NOS</text:p>
          </table:table-cell>
          <table:table-cell office:value-type="string">
            <text:p>9590/3</text:p>
          </table:table-cell>
          <table:table-cell office:value-type="string">
            <text:p>brain, NOS</text:p>
          </table:table-cell>
          <table:table-cell office:value-type="string">
            <text:p>C71.9</text:p>
          </table:table-cell>
          <table:table-cell office:value-type="string">
            <text:p>Lymphoma</text:p>
          </table:table-cell>
          <table:table-cell office:value-type="string">
            <text:p>C3208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Hodgkin lymphoma, unclassified</text:p>
          </table:table-cell>
          <table:table-cell office:value-type="string">
            <text:p>Malignant lymphoma, NOS</text:p>
          </table:table-cell>
          <table:table-cell office:value-type="string">
            <text:p>95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Lymphoma</text:p>
          </table:table-cell>
          <table:table-cell office:value-type="string">
            <text:p>C3208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n-Hodgkin Lymphoma [cell line HBL-2]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IDS-related non-Hodgkin lymphoma</text:p>
          </table:table-cell>
          <table:table-cell office:value-type="string">
            <text:p>C50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lymphoma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Lymphoblastic Leukemia/Lymphoma</text:p>
          </table:table-cell>
          <table:table-cell office:value-type="string">
            <text:p>C8936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intermediate germinal center-like diffuse large B-cell / Burkitt lymphoma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Lymphoblastic Leukemia/Lymphoma</text:p>
          </table:table-cell>
          <table:table-cell office:value-type="string">
            <text:p>C8936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lecular Burkitt lymphoma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Lymphoblastic Leukemia/Lymphoma</text:p>
          </table:table-cell>
          <table:table-cell office:value-type="string">
            <text:p>C8936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 cell non-Hodgkin lymphoma [cell line Mac-1]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utaneous T-cell non-Hodgkin lymphoma</text:p>
          </table:table-cell>
          <table:table-cell office:value-type="string">
            <text:p>C346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non-Hodgkin lymphoma [cell line SCC-3]</text:p>
          </table:table-cell>
          <table:table-cell office:value-type="string">
            <text:p>B cell lymphoma, non-Hodgkin</text:p>
          </table:table-cell>
          <table:table-cell office:value-type="string">
            <text:p>9591/3</text:p>
          </table:table-cell>
          <table:table-cell office:value-type="string">
            <text:p>lymph nodes</text:p>
          </table:table-cell>
          <table:table-cell office:value-type="string">
            <text:p>C77</text:p>
          </table:table-cell>
          <table:table-cell office:value-type="string">
            <text:p>B-cell non-Hodgkin lymphoma</text:p>
          </table:table-cell>
          <table:table-cell office:value-type="string">
            <text:p>C345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cell line WIL2 NS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lymph nodes</text:p>
          </table:table-cell>
          <table:table-cell office:value-type="string">
            <text:p>C77</text:p>
          </table:table-cell>
          <table:table-cell office:value-type="string">
            <text:p>Transformed cell line</text:p>
          </table:table-cell>
          <table:table-cell office:value-type="string">
            <text:p>None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lymorphic B-cell lymphoma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B Lymphoblastic Leukemia/Lymphoma</text:p>
          </table:table-cell>
          <table:table-cell office:value-type="string">
            <text:p>C8936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-cell lymphoma, NOS [IG-IRF4 pos.]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ne</text:p>
          </table:table-cell>
          <table:table-cell office:value-type="string">
            <text:p>C2782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lymphoma, B-cell NOS</text:p>
          </table:table-cell>
          <table:table-cell office:value-type="string">
            <text:p>Malignant lymphoma, non-Hodgkin, NOS</text:p>
          </table:table-cell>
          <table:table-cell office:value-type="string">
            <text:p>95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ne</text:p>
          </table:table-cell>
          <table:table-cell office:value-type="string">
            <text:p>C2782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odgkin lymphoma [cell line HDLM-2]</text:p>
          </table:table-cell>
          <table:table-cell office:value-type="string">
            <text:p>Hodgkin lymphoma, NOS</text:p>
          </table:table-cell>
          <table:table-cell office:value-type="string">
            <text:p>9650/3</text:p>
          </table:table-cell>
          <table:table-cell office:value-type="string">
            <text:p>lymph nodes</text:p>
          </table:table-cell>
          <table:table-cell office:value-type="string">
            <text:p>C77</text:p>
          </table:table-cell>
          <table:table-cell office:value-type="string">
            <text:p>Hodgkin lymphoma</text:p>
          </table:table-cell>
          <table:table-cell office:value-type="string">
            <text:p>C935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Hodgkin lymphoma, NOS</text:p>
          </table:table-cell>
          <table:table-cell office:value-type="string">
            <text:p>965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Hodgkin Lymphoma</text:p>
          </table:table-cell>
          <table:table-cell office:value-type="string">
            <text:p>C9357</text:p>
          </table:table-cell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</text:p>
          </table:table-cell>
          <table:table-cell office:value-type="string">
            <text:p>Hodgkin lymphoma, NOS</text:p>
          </table:table-cell>
          <table:table-cell office:value-type="string">
            <text:p>965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Hodgkin Lymphoma</text:p>
          </table:table-cell>
          <table:table-cell office:value-type="string">
            <text:p>C9357</text:p>
          </table:table-cell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, lymphocyte-rich</text:p>
          </table:table-cell>
          <table:table-cell office:value-type="string">
            <text:p>Hodgkin lymphoma, lymphocyte-rich</text:p>
          </table:table-cell>
          <table:table-cell office:value-type="string">
            <text:p>965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, mixed cellularity</text:p>
          </table:table-cell>
          <table:table-cell office:value-type="string">
            <text:p>Hodgkin lymphoma, mixed cellularity, NOS</text:p>
          </table:table-cell>
          <table:table-cell office:value-type="string">
            <text:p>9652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, lymphocyte-depletion</text:p>
          </table:table-cell>
          <table:table-cell office:value-type="string">
            <text:p>Hodgkin lymphoma, lymphocyte depletion, NOS</text:p>
          </table:table-cell>
          <table:table-cell office:value-type="string">
            <text:p>9653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ymphocyte Predominance Hodgkin lymphoma [LPHD]</text:p>
          </table:table-cell>
          <table:table-cell office:value-type="string">
            <text:p>Hodgkin lymphoma, nodular lymphocyte predominance</text:p>
          </table:table-cell>
          <table:table-cell office:value-type="string">
            <text:p>965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lassical Hodgkin lymphoma, nodular sclerosis</text:p>
          </table:table-cell>
          <table:table-cell office:value-type="string">
            <text:p>Hodgkin lymphoma, nodular sclerosis, NOS</text:p>
          </table:table-cell>
          <table:table-cell office:value-type="string">
            <text:p>9663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11">
            <text:p>33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plasmacytic Lymphoma</text:p>
          </table:table-cell>
          <table:table-cell office:value-type="string">
            <text:p>Malignant lymphoma, lymphoplasmacytic</text:p>
          </table:table-cell>
          <table:table-cell office:value-type="string">
            <text:p>967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Extranodal Marginal Zone Lymphoma of Mucosa-Associated Lymphoid Tissue</text:p>
          </table:table-cell>
          <table:table-cell office:value-type="string">
            <text:p>C3898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Mantle cell lymphoma</text:p>
          </table:table-cell>
          <table:table-cell office:value-type="string">
            <text:p>9673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Mantle Cell Lymphoma</text:p>
          </table:table-cell>
          <table:table-cell office:value-type="string">
            <text:p>C433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/>
          <table:table-cell office:value-type="string">
            <text:p>Mantle cell lymphoma</text:p>
          </table:table-cell>
          <table:table-cell office:value-type="string">
            <text:p>9673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Mantle Cell Lymphoma</text:p>
          </table:table-cell>
          <table:table-cell office:value-type="string">
            <text:p>C433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ntle cell lymphoma [t(11;14) positive]</text:p>
          </table:table-cell>
          <table:table-cell office:value-type="string">
            <text:p>Mantle cell lymphoma</text:p>
          </table:table-cell>
          <table:table-cell office:value-type="string">
            <text:p>9673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Mantle Cell Lymphoma</text:p>
          </table:table-cell>
          <table:table-cell office:value-type="string">
            <text:p>C433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effusion lymphoma [cell line JSC-1]</text:p>
          </table:table-cell>
          <table:table-cell office:value-type="string">
            <text:p>Primary effusion lymphoma</text:p>
          </table:table-cell>
          <table:table-cell office:value-type="string">
            <text:p>9678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Primary effusion lymphoma</text:p>
          </table:table-cell>
          <table:table-cell office:value-type="string">
            <text:p>C6915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Effusion Lymphoma [Ascites]</text:p>
          </table:table-cell>
          <table:table-cell office:value-type="string">
            <text:p>Primary effusion lymphoma</text:p>
          </table:table-cell>
          <table:table-cell office:value-type="string">
            <text:p>9678/3</text:p>
          </table:table-cell>
          <table:table-cell office:value-type="string">
            <text:p>retroperitoneum and peritoneum</text:p>
          </table:table-cell>
          <table:table-cell office:value-type="string">
            <text:p>C48.9</text:p>
          </table:table-cell>
          <table:table-cell office:value-type="string">
            <text:p>Primary Effusion Lymphoma</text:p>
          </table:table-cell>
          <table:table-cell office:value-type="string">
            <text:p>C6915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iastinal B-cell lymphoma [cell line Karpas-1106P]</text:p>
          </table:table-cell>
          <table:table-cell office:value-type="string">
            <text:p>Mediastinal large B-cell lymphoma</text:p>
          </table:table-cell>
          <table:table-cell office:value-type="string">
            <text:p>9679/3</text:p>
          </table:table-cell>
          <table:table-cell office:value-type="string">
            <text:p>mediastinum</text:p>
          </table:table-cell>
          <table:table-cell office:value-type="string">
            <text:p>C38</text:p>
          </table:table-cell>
          <table:table-cell office:value-type="string">
            <text:p>Mediastinal (thymic) large B-cell lymphoma</text:p>
          </table:table-cell>
          <table:table-cell office:value-type="string">
            <text:p>C928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mediastinal B-cell lymphoma</text:p>
          </table:table-cell>
          <table:table-cell office:value-type="string">
            <text:p>Mediastinal large B-cell lymphoma</text:p>
          </table:table-cell>
          <table:table-cell office:value-type="string">
            <text:p>9679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office:value-type="string">
            <text:p>Mediastinal (Thymic) Large B-Cell Lymphoma</text:p>
          </table:table-cell>
          <table:table-cell office:value-type="string">
            <text:p>C9280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mediastinal B-NHL</text:p>
          </table:table-cell>
          <table:table-cell office:value-type="string">
            <text:p>Mediastinal large B-cell lymphoma</text:p>
          </table:table-cell>
          <table:table-cell office:value-type="string">
            <text:p>9679/3</text:p>
          </table:table-cell>
          <table:table-cell office:value-type="string">
            <text:p>mediastinum</text:p>
          </table:table-cell>
          <table:table-cell office:value-type="string">
            <text:p>C38.9</text:p>
          </table:table-cell>
          <table:table-cell table:number-columns-repeated="2"/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ediastinal large B-cell lymphoma [cell line MedB-1]</text:p>
          </table:table-cell>
          <table:table-cell office:value-type="string">
            <text:p>Mediastinal (thymic) large B-cell lymphoma (C38.3)</text:p>
          </table:table-cell>
          <table:table-cell office:value-type="string">
            <text:p>967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ediastinal (thymic) large B-cell lymphoma </text:p>
          </table:table-cell>
          <table:table-cell office:value-type="string">
            <text:p>C928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Colon(Cecum)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arge intestine, excl. rectum and rectosigmoid junction</text:p>
          </table:table-cell>
          <table:table-cell office:value-type="string">
            <text:p>C18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ardiac lymphoma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heart</text:p>
          </table:table-cell>
          <table:table-cell office:value-type="string">
            <text:p>C38.0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ignant lymphoma, histiocytic, diffuse [cell line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pleura</text:p>
          </table:table-cell>
          <table:table-cell office:value-type="string">
            <text:p>C38.4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rge B-cell lymphoma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histiocytoma [cell line U937-I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large B-cell lymphoma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eukemic MCL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iffuse large B-cell lymphoma, NOS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umor tissue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 novo diffuse large B-cell lymphoma, NOS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relapse diffuse large B-cell lymphoma, NOS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ransformed diffuse large B-cell lymphoma, NOS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Diffuse Large B-Cell Lymphoma</text:p>
          </table:table-cell>
          <table:table-cell office:value-type="string">
            <text:p>C8851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neg., t(14;18) neg.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pos., t(14;18) pos.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 [IG-MYC neg., 3q2 break neg., t(14;18) neg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, cb [IG-IRF4 pos.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B-cell lymphoma, T-Cell/Histiocyte-Rich [stage IA]</text:p>
          </table:table-cell>
          <table:table-cell office:value-type="string">
            <text:p>Malignant lymphoma, large B-cell, diffuse, NOS</text:p>
          </table:table-cell>
          <table:table-cell office:value-type="string">
            <text:p>968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Intravascular Large B-Cell Lymphoma</text:p>
          </table:table-cell>
          <table:table-cell office:value-type="string">
            <text:p>C434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L, large B-cell, diffuse, immunoblastic, NOS [CNS, AIDS related]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9684/3</text:p>
          </table:table-cell>
          <table:table-cell office:value-type="string">
            <text:p>Nervous system, NOS</text:p>
          </table:table-cell>
          <table:table-cell office:value-type="string">
            <text:p>C72.9</text:p>
          </table:table-cell>
          <table:table-cell office:value-type="string">
            <text:p>Plasmablastic Lymphoma</text:p>
          </table:table-cell>
          <table:table-cell office:value-type="string">
            <text:p>C7224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Diffuse large cell lymphoma [immunoblastic, nodal]</text:p>
          </table:table-cell>
          <table:table-cell office:value-type="string">
            <text:p>Malignant lymphoma, large B-cell, diffuse, immunoblastic, NOS</text:p>
          </table:table-cell>
          <table:table-cell office:value-type="string">
            <text:p>9684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Plasmablastic Lymphoma</text:p>
          </table:table-cell>
          <table:table-cell office:value-type="string">
            <text:p>C722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ymphoma [cell line Elijah]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Epstein-Barr virus-related Burkitt lymphoma</text:p>
          </table:table-cell>
          <table:table-cell office:value-type="string">
            <text:p>C2769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ymphoma [IG-MYC pos., 3q2 break neg., t(14;18) neg.]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like lymphoma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46,XY,dup(1)(q25q42),t(8;14)(q24;q32)/46,XY, dup(1)(q21q11),t(8;14)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urkitt lymphoma/leukemia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/Burkitt-like lymphomas</text:p>
          </table:table-cell>
          <table:table-cell office:value-type="string">
            <text:p>Burkitt lymphoma, NOS</text:p>
          </table:table-cell>
          <table:table-cell office:value-type="string">
            <text:p>9687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Atypical Burkitt/Burkitt-Like Lymphoma</text:p>
          </table:table-cell>
          <table:table-cell office:value-type="string">
            <text:p>C6917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 B-cell lymphoma [Spleen, LN, BM, PB]</text:p>
          </table:table-cell>
          <table:table-cell office:value-type="string">
            <text:p>Splenic marginal zone B-cell lymphoma</text:p>
          </table:table-cell>
          <table:table-cell office:value-type="string">
            <text:p>9689/3</text:p>
          </table:table-cell>
          <table:table-cell office:value-type="string">
            <text:p>Spleen</text:p>
          </table:table-cell>
          <table:table-cell office:value-type="string">
            <text:p>C42.2</text:p>
          </table:table-cell>
          <table:table-cell office:value-type="string">
            <text:p>Splenic Marginal Zone Lymphoma</text:p>
          </table:table-cell>
          <table:table-cell office:value-type="string">
            <text:p>C4663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plenic marginal zone lymphoma, NOS</text:p>
          </table:table-cell>
          <table:table-cell office:value-type="string">
            <text:p>Splenic marginal zone B-cell lymphoma</text:p>
          </table:table-cell>
          <table:table-cell office:value-type="string">
            <text:p>9689/3</text:p>
          </table:table-cell>
          <table:table-cell office:value-type="string">
            <text:p>Spleen</text:p>
          </table:table-cell>
          <table:table-cell office:value-type="string">
            <text:p>C42.2</text:p>
          </table:table-cell>
          <table:table-cell office:value-type="string">
            <text:p>Splenic Marginal Zone Lymphoma</text:p>
          </table:table-cell>
          <table:table-cell office:value-type="string">
            <text:p>C4663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plenic Marginal Zone Lymphoma</text:p>
          </table:table-cell>
          <table:table-cell office:value-type="string">
            <text:p>Splenic marginal zone B-cell lymphoma</text:p>
          </table:table-cell>
          <table:table-cell office:value-type="string">
            <text:p>968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Splenic Marginal Zone Lymphoma</text:p>
          </table:table-cell>
          <table:table-cell office:value-type="string">
            <text:p>C4663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partial infiltration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ma primary specimen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pos]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eg]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.a.]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[t(8;14) na]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follicular lymphoma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Follicular lymphoma in situ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style-name="ce4" office:value-type="string">
            <text:p>follicular lymphoma</text:p>
          </table:table-cell>
          <table:table-cell office:value-type="string">
            <text:p>Follicular lymphoma, NOS</text:p>
          </table:table-cell>
          <table:table-cell office:value-type="string">
            <text:p>9690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Follicular Lymphoma</text:p>
          </table:table-cell>
          <table:table-cell office:value-type="string">
            <text:p>C320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Grade 2 Follicular Lymphoma</text:p>
          </table:table-cell>
          <table:table-cell office:value-type="string">
            <text:p>C8968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 II</text:p>
          </table:table-cell>
          <table:table-cell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 I/II</text:p>
          </table:table-cell>
          <table:table-cell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 I/II <text:s/>Small Lymphocytic Lymphoma</text:p>
          </table:table-cell>
          <table:table-cell office:value-type="string">
            <text:p>Follicular lymphoma, grade 2</text:p>
          </table:table-cell>
          <table:table-cell office:value-type="string">
            <text:p>9691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Follicular lymphoma, grade 1</text:p>
          </table:table-cell>
          <table:table-cell office:value-type="string">
            <text:p>969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Grade 1 Follicular Lymphoma</text:p>
          </table:table-cell>
          <table:table-cell office:value-type="string">
            <text:p>C3465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 I</text:p>
          </table:table-cell>
          <table:table-cell office:value-type="string">
            <text:p>Follicular lymphoma, grade 1</text:p>
          </table:table-cell>
          <table:table-cell office:value-type="string">
            <text:p>9695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Grade 3 Follicular Lymphoma</text:p>
          </table:table-cell>
          <table:table-cell office:value-type="string">
            <text:p>C346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, 3B [transition to diffuse large B-cell lymphoma, IG-IRF4 pos.]</text:p>
          </table:table-cell>
          <table:table-cell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, 3A [transition to diffuse large B-cell lymphoma, IG-IRF4 pos.]</text:p>
          </table:table-cell>
          <table:table-cell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ar lymphoma III</text:p>
          </table:table-cell>
          <table:table-cell office:value-type="string">
            <text:p>Follicular lymphoma, grade 3</text:p>
          </table:table-cell>
          <table:table-cell office:value-type="string">
            <text:p>9698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table:number-columns-repeated="2"/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LT Lymphoma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Gastric Mucosa-Associated Lymphoid Tissue Lymphoma</text:p>
          </table:table-cell>
          <table:table-cell office:value-type="string">
            <text:p>C5266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e B-cell Lymphoma [Stomach]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office:value-type="string">
            <text:p>Primary Cutaneous Marginal Zone Lymphoma of Mucosa-Associated Lymphoid Tissue</text:p>
          </table:table-cell>
          <table:table-cell office:value-type="string">
            <text:p>C7230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LT [pulmonary]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rimary Cutaneous Marginal Zone Lymphoma of Mucosa-Associated Lymphoid Tissue</text:p>
          </table:table-cell>
          <table:table-cell office:value-type="string">
            <text:p>C723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arginal zone lymphoma lymphoma of the orbit [Orbit]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orbit and lacrimal gland, excl. retina, eye, nos</text:p>
          </table:table-cell>
          <table:table-cell office:value-type="string">
            <text:p>C69.0</text:p>
          </table:table-cell>
          <table:table-cell office:value-type="string">
            <text:p>Primary Cutaneous Marginal Zone Lymphoma of Mucosa-Associated Lymphoid Tissue</text:p>
          </table:table-cell>
          <table:table-cell office:value-type="string">
            <text:p>C7230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xtranodal marginal zone B-cell lymphoma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eye, nos</text:p>
          </table:table-cell>
          <table:table-cell office:value-type="string">
            <text:p>C69.9</text:p>
          </table:table-cell>
          <table:table-cell office:value-type="string">
            <text:p>Extranodal Marginal Zone Lymphoma of Mucosa-Associated Lymphoid Tissue Ocular Adnexal Mucosa-Associated Lymphoid Tissue Lymphoma</text:p>
          </table:table-cell>
          <table:table-cell office:value-type="string">
            <text:p>C35689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rginal zone lymphoma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dal Marginal Zone Lymphoma</text:p>
          </table:table-cell>
          <table:table-cell office:value-type="string">
            <text:p>C8863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Nodal Marginal Zone Lymphoma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dal Marginal Zone Lymphoma</text:p>
          </table:table-cell>
          <table:table-cell office:value-type="string">
            <text:p>C8863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cosa-Associated Lymphatic Tissue Lymphoma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dal Marginal Zone Lymphoma</text:p>
          </table:table-cell>
          <table:table-cell office:value-type="string">
            <text:p>C8863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arginal zone lymphoma, NOS</text:p>
          </table:table-cell>
          <table:table-cell office:value-type="string">
            <text:p>Marginal zone B-cell lymphoma, NOS</text:p>
          </table:table-cell>
          <table:table-cell office:value-type="string">
            <text:p>969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Nodal Marginal Zone Lymphoma</text:p>
          </table:table-cell>
          <table:table-cell office:value-type="string">
            <text:p>C8863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cosis fungoides [tumor stage]</text:p>
          </table:table-cell>
          <table:table-cell office:value-type="string">
            <text:p>Mycosis fungoides</text:p>
          </table:table-cell>
          <table:table-cell office:value-type="string">
            <text:p>970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ycosis Fungoides</text:p>
          </table:table-cell>
          <table:table-cell office:value-type="string">
            <text:p>C3246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Folliculotropic mycosis fungoides</text:p>
          </table:table-cell>
          <table:table-cell office:value-type="string">
            <text:p>mycosis fungoides</text:p>
          </table:table-cell>
          <table:table-cell office:value-type="string">
            <text:p>9700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ycosis Fungoides</text:p>
          </table:table-cell>
          <table:table-cell office:value-type="string">
            <text:p>C35685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Sezary syndrome</text:p>
          </table:table-cell>
          <table:table-cell office:value-type="string">
            <text:p>9701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Sezary Syndrome</text:p>
          </table:table-cell>
          <table:table-cell office:value-type="string">
            <text:p>C3366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on-Hodgkins Lymphoma [T-cell]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T-Zone Variant Peripheral T-Cell Lymphoma</text:p>
          </table:table-cell>
          <table:table-cell office:value-type="string">
            <text:p>C7204</text:p>
          </table:table-cell>
          <table:table-cell table:style-name="ce12"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T-cell lymphoma, not otherwise specified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Mature T-Cell and NK-Cell Non-Hodgkin Lymphoma</text:p>
          </table:table-cell>
          <table:table-cell office:value-type="string">
            <text:p>C3468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T-cell lymphoma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T-Zone Variant Peripheral T-Cell Lymphoma</text:p>
          </table:table-cell>
          <table:table-cell office:value-type="string">
            <text:p>C720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eripheral T-cell lymphoma, unspecified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T-Zone Variant Peripheral T-Cell Lymphoma</text:p>
          </table:table-cell>
          <table:table-cell office:value-type="string">
            <text:p>C720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tural killer lymphoma [Pulmonary lymph node]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T-Zone Variant Peripheral T-Cell Lymphoma</text:p>
          </table:table-cell>
          <table:table-cell office:value-type="string">
            <text:p>C720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-NHL [stage IV]</text:p>
          </table:table-cell>
          <table:table-cell office:value-type="string">
            <text:p>Mature T-cell lymphoma, NOS</text:p>
          </table:table-cell>
          <table:table-cell office:value-type="string">
            <text:p>9702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T-Zone Variant Peripheral T-Cell Lymphoma</text:p>
          </table:table-cell>
          <table:table-cell office:value-type="string">
            <text:p>C720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ripheral T-cell lymphoma, NOS [AIDS related]</text:p>
          </table:table-cell>
          <table:table-cell office:value-type="string">
            <text:p>Angioimmunoblastic T-cell lymphoma</text:p>
          </table:table-cell>
          <table:table-cell office:value-type="string">
            <text:p>970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ngioimmunoblastic T-Cell Lymphoma</text:p>
          </table:table-cell>
          <table:table-cell office:value-type="string">
            <text:p>C7528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Angioimmunoblastic T-cell lymphoma</text:p>
          </table:table-cell>
          <table:table-cell office:value-type="string">
            <text:p>9705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Angioimmunoblastic T-Cell Lymphoma</text:p>
          </table:table-cell>
          <table:table-cell office:value-type="string">
            <text:p>C7528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cutaneous aggressive epidermotropic CD8+ T cell lymphoma. Berti's Lymphoma</text:p>
          </table:table-cell>
          <table:table-cell office:value-type="string">
            <text:p>Cutaneous T-cell lymphoma, NOS</text:p>
          </table:table-cell>
          <table:table-cell office:value-type="string">
            <text:p>9709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Primary Cutaneous CD8-Positive Aggressive Epidermotropic T-Cell Lymphoma</text:p>
          </table:table-cell>
          <table:table-cell office:value-type="string">
            <text:p>C45339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TCL, NOS</text:p>
          </table:table-cell>
          <table:table-cell office:value-type="string">
            <text:p>Cutaneous T-cell lymphoma, NOS</text:p>
          </table:table-cell>
          <table:table-cell office:value-type="string">
            <text:p>9709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Cutaneous T-Cell Non-Hodgkin Lymphoma</text:p>
          </table:table-cell>
          <table:table-cell office:value-type="string">
            <text:p>C3467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style-name="ce5" office:value-type="string">
            <text:p>Cutaneous T-cell lymphoma [CD8 pos., stage Ivb]</text:p>
          </table:table-cell>
          <table:table-cell table:style-name="ce5" office:value-type="string">
            <text:p>Cutaneous T-cell lymphoma, NOS</text:p>
          </table:table-cell>
          <table:table-cell table:style-name="ce6" office:value-type="string">
            <text:p>9709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table:number-columns-repeated="2"/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large cell lymphoma [cell line SU-DHL-1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971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naplastic Large Cell Lymphoma</text:p>
          </table:table-cell>
          <table:table-cell office:value-type="string">
            <text:p>C372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, NOS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971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naplastic Large Cell Lymphoma</text:p>
          </table:table-cell>
          <table:table-cell office:value-type="string">
            <text:p>C372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s [cell line DEL]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971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naplastic Large Cell Lymphoma</text:p>
          </table:table-cell>
          <table:table-cell office:value-type="string">
            <text:p>C372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naplastic large cell lymphoma [cell line SR]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971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naplastic large cell lymphoma</text:p>
          </table:table-cell>
          <table:table-cell office:value-type="string">
            <text:p>C3720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naplastic large cell lymphoma, systemic type [ALK pos.]</text:p>
          </table:table-cell>
          <table:table-cell office:value-type="string">
            <text:p>Anaplastic large cell lymphoma, T cell and Null cell type</text:p>
          </table:table-cell>
          <table:table-cell office:value-type="string">
            <text:p>9714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Anaplastic Large Cell Lymphoma</text:p>
          </table:table-cell>
          <table:table-cell office:value-type="string">
            <text:p>C3720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Hepatosplenic T-cell lymphoma</text:p>
          </table:table-cell>
          <table:table-cell office:value-type="string">
            <text:p>971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Hepatosplenic T-Cell Lymphoma</text:p>
          </table:table-cell>
          <table:table-cell office:value-type="string">
            <text:p>C8459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nteropathy type T-cell lymphoma</text:p>
          </table:table-cell>
          <table:table-cell office:value-type="string">
            <text:p>Intestinal T-cell lymphoma</text:p>
          </table:table-cell>
          <table:table-cell office:value-type="string">
            <text:p>9717/3</text:p>
          </table:table-cell>
          <table:table-cell office:value-type="string">
            <text:p>small intestine</text:p>
          </table:table-cell>
          <table:table-cell office:value-type="string">
            <text:p>C17.9</text:p>
          </table:table-cell>
          <table:table-cell office:value-type="string">
            <text:p>Enteropathy-Associated T-Cell Lymphoma</text:p>
          </table:table-cell>
          <table:table-cell office:value-type="string">
            <text:p>C4737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Anaplastic large cell lymphoma, cutaneous type</text:p>
          </table:table-cell>
          <table:table-cell office:value-type="string">
            <text:p>9718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Lymphomatoid Papulosis</text:p>
          </table:table-cell>
          <table:table-cell office:value-type="string">
            <text:p>C3721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D30+ LPD (ALCL type)</text:p>
          </table:table-cell>
          <table:table-cell office:value-type="string">
            <text:p>Primary cutaneous CD30+ T-cell lymphoproliferative disorder</text:p>
          </table:table-cell>
          <table:table-cell office:value-type="string">
            <text:p>9718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Primary Cutaneous Anaplastic Large Cell Lymphoma</text:p>
          </table:table-cell>
          <table:table-cell office:value-type="string">
            <text:p>C6860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K-cell lymphoma [blastic, skin involvement]</text:p>
          </table:table-cell>
          <table:table-cell office:value-type="string">
            <text:p>NK/T-cell lymphoma</text:p>
          </table:table-cell>
          <table:table-cell office:value-type="string">
            <text:p>9719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asal Type Extranodal NK/T-Cell Lymphoma</text:p>
          </table:table-cell>
          <table:table-cell office:value-type="string">
            <text:p>C4684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K/Tcell lymphoma [cutaneous]</text:p>
          </table:table-cell>
          <table:table-cell office:value-type="string">
            <text:p>NK/T-cell lymphoma</text:p>
          </table:table-cell>
          <table:table-cell office:value-type="string">
            <text:p>9719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Nasal Type Extranodal NK/T-Cell Lymphoma</text:p>
          </table:table-cell>
          <table:table-cell office:value-type="string">
            <text:p>C4684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Natural Killer Cell Lymphoma [nasal, relapse in ovary]</text:p>
          </table:table-cell>
          <table:table-cell office:value-type="string">
            <text:p>NK/T-cell lymphoma, nasal and nasal-type</text:p>
          </table:table-cell>
          <table:table-cell office:value-type="string">
            <text:p>9719/3</text:p>
          </table:table-cell>
          <table:table-cell office:value-type="string">
            <text:p>ovary</text:p>
          </table:table-cell>
          <table:table-cell office:value-type="string">
            <text:p>C56.9</text:p>
          </table:table-cell>
          <table:table-cell office:value-type="string">
            <text:p>Nasal Type Extranodal NK/T-Cell Lymphoma</text:p>
          </table:table-cell>
          <table:table-cell office:value-type="string">
            <text:p>C4684</text:p>
          </table:table-cell>
          <table:table-cell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imary cutaneous gamma-delta T-cell lymphoma</text:p>
          </table:table-cell>
          <table:table-cell office:value-type="string">
            <text:p>Primary cutaneous gamma-delta-T-cell lymphoma</text:p>
          </table:table-cell>
          <table:table-cell office:value-type="string">
            <text:p>9726/3</text:p>
          </table:table-cell>
          <table:table-cell office:value-type="string">
            <text:p>Skin, NOS</text:p>
          </table:table-cell>
          <table:table-cell office:value-type="string">
            <text:p>C44.9</text:p>
          </table:table-cell>
          <table:table-cell office:value-type="string">
            <text:p>Primary cutaneous gamma-delta-T-cell lymphoma</text:p>
          </table:table-cell>
          <table:table-cell office:value-type="string">
            <text:p>C45340</text:p>
          </table:table-cell>
          <table:table-cell table:style-name="ce10" office:value-type="float" office:value="33042">
            <text:p>3304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stic plasmacytoid dendritic cell neoplasm</text:p>
          </table:table-cell>
          <table:table-cell office:value-type="string">
            <text:p>Precursor cell lymphoblastic lymphoma, NOS</text:p>
          </table:table-cell>
          <table:table-cell office:value-type="string">
            <text:p>972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Lymphoblastic Lymphoma</text:p>
          </table:table-cell>
          <table:table-cell office:value-type="string">
            <text:p>C9360</text:p>
          </table:table-cell>
          <table:table-cell office:value-type="string">
            <text:p>NA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lymphoblastic lymphoma [B-cell]</text:p>
          </table:table-cell>
          <table:table-cell office:value-type="string">
            <text:p>Precursor B-cell lymphoblastic lymphoma</text:p>
          </table:table-cell>
          <table:table-cell office:value-type="string">
            <text:p>9728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B Lymphoblastic Leukemia/Lymphoma</text:p>
          </table:table-cell>
          <table:table-cell office:value-type="string">
            <text:p>C8936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lymphoblastic lymphoma</text:p>
          </table:table-cell>
          <table:table-cell office:value-type="string">
            <text:p>Precursor T-cell lymphoblastic lymphoma</text:p>
          </table:table-cell>
          <table:table-cell office:value-type="string">
            <text:p>9729/3</text:p>
          </table:table-cell>
          <table:table-cell office:value-type="string">
            <text:p>Lymph nodes, NOS</text:p>
          </table:table-cell>
          <table:table-cell office:value-type="string">
            <text:p>C77.9</text:p>
          </table:table-cell>
          <table:table-cell office:value-type="string">
            <text:p>T Lymphoblastic Lymphoma</text:p>
          </table:table-cell>
          <table:table-cell office:value-type="string">
            <text:p>C6919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ultiple myeloma</text:p>
          </table:table-cell>
          <table:table-cell office:value-type="string">
            <text:p>Plasmacytoma, NOS</text:p>
          </table:table-cell>
          <table:table-cell office:value-type="string">
            <text:p>973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lasma Cell Myeloma</text:p>
          </table:table-cell>
          <table:table-cell office:value-type="string">
            <text:p>C3242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Smoldering Multiple Myeloma</text:p>
          </table:table-cell>
          <table:table-cell office:value-type="string">
            <text:p>Plasmacytoma, NOS</text:p>
          </table:table-cell>
          <table:table-cell office:value-type="string">
            <text:p>973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lasma Cell Myeloma</text:p>
          </table:table-cell>
          <table:table-cell office:value-type="string">
            <text:p>C3242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lasmacytoma, NOS</text:p>
          </table:table-cell>
          <table:table-cell office:value-type="string">
            <text:p>973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lasmacytoma</text:p>
          </table:table-cell>
          <table:table-cell office:value-type="string">
            <text:p>C9349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lasma cell myeloma [cell line RPMI-8226]</text:p>
          </table:table-cell>
          <table:table-cell office:value-type="string">
            <text:p>Multiple myeloma</text:p>
          </table:table-cell>
          <table:table-cell office:value-type="string">
            <text:p>973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lasma cell myeloma</text:p>
          </table:table-cell>
          <table:table-cell office:value-type="string">
            <text:p>C3242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Plasma cell leukemia</text:p>
          </table:table-cell>
          <table:table-cell office:value-type="string">
            <text:p>973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lasma Cell Leukemia</text:p>
          </table:table-cell>
          <table:table-cell office:value-type="string">
            <text:p>C3180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lasmacytoma [gastric]</text:p>
          </table:table-cell>
          <table:table-cell office:value-type="string">
            <text:p>Plasmacytoma, extramedullary (not occurring in bone)</text:p>
          </table:table-cell>
          <table:table-cell office:value-type="string">
            <text:p>9734/3</text:p>
          </table:table-cell>
          <table:table-cell office:value-type="string">
            <text:p>stomach</text:p>
          </table:table-cell>
          <table:table-cell office:value-type="string">
            <text:p>C16.9</text:p>
          </table:table-cell>
          <table:table-cell table:number-columns-repeated="2"/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angerhans cell histiocytosis</text:p>
          </table:table-cell>
          <table:table-cell office:value-type="string">
            <text:p>Langerhans cell histiocytosis, NOS</text:p>
          </table:table-cell>
          <table:table-cell office:value-type="string">
            <text:p>9751/1</text:p>
          </table:table-cell>
          <table:table-cell office:value-type="string">
            <text:p>bones and joints</text:p>
          </table:table-cell>
          <table:table-cell office:value-type="string">
            <text:p>C40.0</text:p>
          </table:table-cell>
          <table:table-cell office:value-type="string">
            <text:p>Langerhans Cell Histiocytosis</text:p>
          </table:table-cell>
          <table:table-cell office:value-type="string">
            <text:p>C3107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Dendritic cell tumour</text:p>
          </table:table-cell>
          <table:table-cell office:value-type="string">
            <text:p>Interdigitating dendritic cell sarcoma</text:p>
          </table:table-cell>
          <table:table-cell office:value-type="string">
            <text:p>975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Interdigitating Dendritic Cell Sarcoma</text:p>
          </table:table-cell>
          <table:table-cell office:value-type="string">
            <text:p>C9282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Waldenstrom macroglobulinemia</text:p>
          </table:table-cell>
          <table:table-cell office:value-type="string">
            <text:p>97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Waldenstrom Macroglobulinemia</text:p>
          </table:table-cell>
          <table:table-cell office:value-type="string">
            <text:p>C80307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onoclonal gammopathy of unknown significance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9765/1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3996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onoclonal Gammopathy of Uncertain Significance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9765/1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3996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onoclonal gammopathy</text:p>
          </table:table-cell>
          <table:table-cell office:value-type="string">
            <text:p>Monoclonal gammopathy of undetermined significance</text:p>
          </table:table-cell>
          <table:table-cell office:value-type="string">
            <text:p>9765/1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3996</text:p>
          </table:table-cell>
          <table:table-cell office:value-type="float" office:value="34000">
            <text:p>3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ixed-phenotype acute leukemia</text:p>
          </table:table-cell>
          <table:table-cell office:value-type="string">
            <text:p>Acute leukemia, NOS</text:p>
          </table:table-cell>
          <table:table-cell office:value-type="string">
            <text:p>980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Undifferentiated Leukemia</text:p>
          </table:table-cell>
          <table:table-cell office:value-type="string">
            <text:p>C9298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Leukemia NOS [cell line F36P]</text:p>
          </table:table-cell>
          <table:table-cell office:value-type="string">
            <text:p>Acute leukemia, NOS</text:p>
          </table:table-cell>
          <table:table-cell office:value-type="string">
            <text:p>980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Undifferentiated Leukemia</text:p>
          </table:table-cell>
          <table:table-cell office:value-type="string">
            <text:p>C9298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eukemia NOS [cell line KASUMI1]</text:p>
          </table:table-cell>
          <table:table-cell office:value-type="string">
            <text:p>Acute leukemia, NOS</text:p>
          </table:table-cell>
          <table:table-cell office:value-type="string">
            <text:p>980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Undifferentiated Leukemia</text:p>
          </table:table-cell>
          <table:table-cell office:value-type="string">
            <text:p>C9298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biphenotypic leukemia [cell line MY]</text:p>
          </table:table-cell>
          <table:table-cell office:value-type="string">
            <text:p>Acute biphenotypic leukemia</text:p>
          </table:table-cell>
          <table:table-cell office:value-type="string">
            <text:p>980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Biphenotypic Leukemia</text:p>
          </table:table-cell>
          <table:table-cell office:value-type="string">
            <text:p>C4673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ixed lineage leukemia</text:p>
          </table:table-cell>
          <table:table-cell office:value-type="string">
            <text:p>Acute biphenotypic leukemia</text:p>
          </table:table-cell>
          <table:table-cell office:value-type="string">
            <text:p>980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Biphenotypic Leukemia</text:p>
          </table:table-cell>
          <table:table-cell office:value-type="string">
            <text:p>C4673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 acute lymphoblastic leukemia [cell line BALM9]</text:p>
          </table:table-cell>
          <table:table-cell office:value-type="string">
            <text:p>B lymphoblastic leukemia/lymphoma, NOS</text:p>
          </table:table-cell>
          <table:table-cell office:value-type="string">
            <text:p>981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acute lymphoblastic leukemia</text:p>
          </table:table-cell>
          <table:table-cell office:value-type="string">
            <text:p>C864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chronic lymphocytic leukemia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table:number-columns-repeated="2"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Small Lymphocytic Lymphoma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ronic lymphocytic leukaemia [increased prolymphocytes, Binet A]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B-CLL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Lymphocytic Leukemia</text:p>
          </table:table-cell>
          <table:table-cell office:value-type="string">
            <text:p>B-cell chronic lymphocytic leukemia/small lymphocytic lymphoma</text:p>
          </table:table-cell>
          <table:table-cell office:value-type="string">
            <text:p>982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Lymphocytic Leukemia</text:p>
          </table:table-cell>
          <table:table-cell office:value-type="string">
            <text:p>C3163</text:p>
          </table:table-cell>
          <table:table-cell table:style-name="ce11" office:value-type="float" office:value="35012">
            <text:p>3501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urkitt leukemia [cell line KHM-10B]</text:p>
          </table:table-cell>
          <table:table-cell office:value-type="string">
            <text:p>Burkitt cell leukemia</text:p>
          </table:table-cell>
          <table:table-cell office:value-type="string">
            <text:p>982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dult Burkitt leukemia</text:p>
          </table:table-cell>
          <table:table-cell office:value-type="string">
            <text:p>C7954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ymphoblastic leukemia, mature B-cell type [cell line U-293]</text:p>
          </table:table-cell>
          <table:table-cell office:value-type="string">
            <text:p>Burkitt cell leukemia</text:p>
          </table:table-cell>
          <table:table-cell office:value-type="string">
            <text:p>982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Acute Lymphoblastic Leukemia</text:p>
          </table:table-cell>
          <table:table-cell office:value-type="string">
            <text:p>C8644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Burkitt cell leukemia</text:p>
          </table:table-cell>
          <table:table-cell office:value-type="string">
            <text:p>982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B Acute Lymphoblastic Leukemia</text:p>
          </table:table-cell>
          <table:table-cell office:value-type="string">
            <text:p>C8644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ult T-cell leukemia</text:p>
          </table:table-cell>
          <table:table-cell office:value-type="string">
            <text:p>Adult T-cell leukemia/lymphoma (HTLV-1 positive)</text:p>
          </table:table-cell>
          <table:table-cell office:value-type="string">
            <text:p>982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ature T-Cell and NK-Cell Non-Hodgkin Lymphoma</text:p>
          </table:table-cell>
          <table:table-cell office:value-type="string">
            <text:p>C3468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dult T-cell leukemia/lymphoma</text:p>
          </table:table-cell>
          <table:table-cell office:value-type="string">
            <text:p>Adult T-cell leukemia/lymphoma (HTLV-1 positive)</text:p>
          </table:table-cell>
          <table:table-cell office:value-type="string">
            <text:p>982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ature T-Cell and NK-Cell Non-Hodgkin Lymphoma</text:p>
          </table:table-cell>
          <table:table-cell office:value-type="string">
            <text:p>C3468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rolymphocytic leukemia, B-cell type</text:p>
          </table:table-cell>
          <table:table-cell office:value-type="string">
            <text:p>983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3">
            <text:p>3501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prolymphocytic leukemia</text:p>
          </table:table-cell>
          <table:table-cell office:value-type="string">
            <text:p>Prolymphocytic leukemia, T-cell type</text:p>
          </table:table-cell>
          <table:table-cell office:value-type="string">
            <text:p>983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T-Cell Prolymphocytic Leukemia</text:p>
          </table:table-cell>
          <table:table-cell office:value-type="string">
            <text:p>C4752</text:p>
          </table:table-cell>
          <table:table-cell office:value-type="float" office:value="35013">
            <text:p>3501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-PLL [inv(14) or t(14;14)-positive]</text:p>
          </table:table-cell>
          <table:table-cell office:value-type="string">
            <text:p>Prolymphocytic leukemia, T-cell type</text:p>
          </table:table-cell>
          <table:table-cell office:value-type="string">
            <text:p>983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3">
            <text:p>3501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lymphocytic leukemia, T-cell type [small-cell variant]</text:p>
          </table:table-cell>
          <table:table-cell office:value-type="string">
            <text:p>Prolymphocytic leukemia, T-cell type</text:p>
          </table:table-cell>
          <table:table-cell office:value-type="string">
            <text:p>983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3">
            <text:p>3501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-prolymphocytic leukemia</text:p>
          </table:table-cell>
          <table:table-cell office:value-type="string">
            <text:p>Prolymphocytic leukemia, T-cell type</text:p>
          </table:table-cell>
          <table:table-cell office:value-type="string">
            <text:p>983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3">
            <text:p>3501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ymphoblastic leukemia</text:p>
          </table:table-cell>
          <table:table-cell office:value-type="string">
            <text:p>Precursor cell lymphoblastic leukemia, NOS</text:p>
          </table:table-cell>
          <table:table-cell office:value-type="string">
            <text:p>983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Lymphoblastic Leukemia</text:p>
          </table:table-cell>
          <table:table-cell office:value-type="string">
            <text:p>C3167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precursor acute lymphoblastic leukemia</text:p>
          </table:table-cell>
          <table:table-cell office:value-type="string">
            <text:p>Precursor cell lymphoblastic leukemia, NOS</text:p>
          </table:table-cell>
          <table:table-cell office:value-type="string">
            <text:p>983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Lymphoblastic Leukemia</text:p>
          </table:table-cell>
          <table:table-cell office:value-type="string">
            <text:p>C3167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leukemia [E2A-PBX1pos]</text:p>
          </table:table-cell>
          <table:table-cell office:value-type="string">
            <text:p>Precursor cell lymphoblastic leukemia, NOS</text:p>
          </table:table-cell>
          <table:table-cell office:value-type="string">
            <text:p>983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Lymphoblastic Leukemia</text:p>
          </table:table-cell>
          <table:table-cell office:value-type="string">
            <text:p>C3167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ymphoblastic leukemia, NOS</text:p>
          </table:table-cell>
          <table:table-cell office:value-type="string">
            <text:p>Precursor cell lymphoblastic leukemia, NOS</text:p>
          </table:table-cell>
          <table:table-cell office:value-type="string">
            <text:p>983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Lymphoblastic Leukemia</text:p>
          </table:table-cell>
          <table:table-cell office:value-type="string">
            <text:p>C3167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ymphoblastic leukemia/lymphoblastic lymphoma</text:p>
          </table:table-cell>
          <table:table-cell office:value-type="string">
            <text:p>Precursor cell lymphoblastic leukemia, NOS</text:p>
          </table:table-cell>
          <table:table-cell office:value-type="string">
            <text:p>983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Lymphoblastic Leukemia</text:p>
          </table:table-cell>
          <table:table-cell office:value-type="string">
            <text:p>C3167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B-cell precursor acute lymphoblastic leukaemia</text:p>
          </table:table-cell>
          <table:table-cell office:value-type="string">
            <text:p>Precursor B-cell lymphoblastic leukemia</text:p>
          </table:table-cell>
          <table:table-cell office:value-type="string">
            <text:p>983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recursor B Lymphoblastic Leukemia</text:p>
          </table:table-cell>
          <table:table-cell office:value-type="string">
            <text:p>C8644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recursor B-cell lymphoblastic leukemia</text:p>
          </table:table-cell>
          <table:table-cell office:value-type="string">
            <text:p>983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lymphocytic leukemia [B-cell]</text:p>
          </table:table-cell>
          <table:table-cell office:value-type="string">
            <text:p>Precursor B-cell lymphoblastic leukemia</text:p>
          </table:table-cell>
          <table:table-cell office:value-type="string">
            <text:p>983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ro-B Acute Lymphoblastic Leukemia</text:p>
          </table:table-cell>
          <table:table-cell office:value-type="string">
            <text:p>Precursor B-cell lymphoblastic leukemia</text:p>
          </table:table-cell>
          <table:table-cell office:value-type="string">
            <text:p>983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-cell acute lymphoblastic leukemia</text:p>
          </table:table-cell>
          <table:table-cell office:value-type="string">
            <text:p>Precursor T-cell lymphoblastic leukemia</text:p>
          </table:table-cell>
          <table:table-cell office:value-type="string">
            <text:p>983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T Acute Lymphoblastic Leukemia</text:p>
          </table:table-cell>
          <table:table-cell office:value-type="string">
            <text:p>C3183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T acute lymphoblastic leukemia [cell line J.gamma1]</text:p>
          </table:table-cell>
          <table:table-cell office:value-type="string">
            <text:p>Precursor T-cell lymphoblastic leukemia</text:p>
          </table:table-cell>
          <table:table-cell office:value-type="string">
            <text:p>983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ildhood T acute lymphoblastic leukemia</text:p>
          </table:table-cell>
          <table:table-cell office:value-type="string">
            <text:p>C7953</text:p>
          </table:table-cell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Precursor T-cell lymphoblastic leukemia</text:p>
          </table:table-cell>
          <table:table-cell office:value-type="string">
            <text:p>983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ALL [T cell]</text:p>
          </table:table-cell>
          <table:table-cell office:value-type="string">
            <text:p>Precursor T-cell lymphoblastic leukemia</text:p>
          </table:table-cell>
          <table:table-cell office:value-type="string">
            <text:p>983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pediatric T-lymphoblastic leukemia</text:p>
          </table:table-cell>
          <table:table-cell office:value-type="string">
            <text:p>Precursor T-cell lymphoblastic leukemia</text:p>
          </table:table-cell>
          <table:table-cell office:value-type="string">
            <text:p>983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11">
            <text:p>3501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erythroid leukemia [FAB M6, refractory]</text:p>
          </table:table-cell>
          <table:table-cell office:value-type="string">
            <text:p>Acute myeloid leukemia, M6 type</text:p>
          </table:table-cell>
          <table:table-cell office:value-type="string">
            <text:p>984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7467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rythroleukemia [cell line HEL]</text:p>
          </table:table-cell>
          <table:table-cell office:value-type="string">
            <text:p>Erythroleukemia</text:p>
          </table:table-cell>
          <table:table-cell office:value-type="string">
            <text:p>984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Erythroleukemia</text:p>
          </table:table-cell>
          <table:table-cell office:value-type="string">
            <text:p>C7152</text:p>
          </table:table-cell>
          <table:table-cell office:value-type="float" office:value="35041">
            <text:p>3504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eloid leukemia NOS [cell line MV411]</text:p>
          </table:table-cell>
          <table:table-cell office:value-type="string">
            <text:p>Myeloid leukemia, NOS</text:p>
          </table:table-cell>
          <table:table-cell office:value-type="string">
            <text:p>986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34774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id leukemia</text:p>
          </table:table-cell>
          <table:table-cell office:value-type="string">
            <text:p>Acute myeloid leukemia, NOS</text:p>
          </table:table-cell>
          <table:table-cell office:value-type="string">
            <text:p>98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Not Otherwise Specified</text:p>
          </table:table-cell>
          <table:table-cell office:value-type="string">
            <text:p>C27753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panmyelosis with myelofibrosis</text:p>
          </table:table-cell>
          <table:table-cell office:value-type="string">
            <text:p>Acute myeloid leukemia, NOS</text:p>
          </table:table-cell>
          <table:table-cell office:value-type="string">
            <text:p>98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Not Otherwise Specified</text:p>
          </table:table-cell>
          <table:table-cell office:value-type="string">
            <text:p>C27753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Acute myeloid leukemia, NOS</text:p>
          </table:table-cell>
          <table:table-cell office:value-type="string">
            <text:p>98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Not Otherwise Specified</text:p>
          </table:table-cell>
          <table:table-cell office:value-type="string">
            <text:p>C27753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id leukemia</text:p>
          </table:table-cell>
          <table:table-cell office:value-type="string">
            <text:p>Chronic myeloid leukemia, NOS</text:p>
          </table:table-cell>
          <table:table-cell office:value-type="string">
            <text:p>986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Myelogenous Leukemia BCR-ABL1 Positive</text:p>
          </table:table-cell>
          <table:table-cell office:value-type="string">
            <text:p>C3174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genous leukemia [cell line MEG-01]</text:p>
          </table:table-cell>
          <table:table-cell office:value-type="string">
            <text:p>Chronic myeloid leukemia, NOS</text:p>
          </table:table-cell>
          <table:table-cell office:value-type="string">
            <text:p>986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Myelogenous Leukemia BCR-ABL1 Positive</text:p>
          </table:table-cell>
          <table:table-cell office:value-type="string">
            <text:p>C3174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Chronic myeloid leukemia, NOS</text:p>
          </table:table-cell>
          <table:table-cell office:value-type="string">
            <text:p>986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Myelogenous Leukemia, BCR-ABL1 Positive</text:p>
          </table:table-cell>
          <table:table-cell office:value-type="string">
            <text:p>C3174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promyelocytic leukemia</text:p>
          </table:table-cell>
          <table:table-cell office:value-type="string">
            <text:p>Acute promyelocytic leukemia</text:p>
          </table:table-cell>
          <table:table-cell office:value-type="string">
            <text:p>986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Promyelocytic Leukemia with PML-RARA</text:p>
          </table:table-cell>
          <table:table-cell office:value-type="string">
            <text:p>C3182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monocytic leukemia [cell line KY821]</text:p>
          </table:table-cell>
          <table:table-cell office:value-type="string">
            <text:p>Acute myelomonocytic leukemia, NOS</text:p>
          </table:table-cell>
          <table:table-cell office:value-type="string">
            <text:p>986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monocytic leukemia</text:p>
          </table:table-cell>
          <table:table-cell office:value-type="string">
            <text:p>C7463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blastic leukemia with minimal differentiation (FAB type M0)</text:p>
          </table:table-cell>
          <table:table-cell office:value-type="string">
            <text:p>Acute myeloid leukemia, minimal differentiation</text:p>
          </table:table-cell>
          <table:table-cell office:value-type="string">
            <text:p>9872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</text:p>
          </table:table-cell>
          <table:table-cell office:value-type="string">
            <text:p>C3171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blastic leukemia without maturation [FAB M1, refractory]</text:p>
          </table:table-cell>
          <table:table-cell office:value-type="string">
            <text:p>Acute myeloid leukemia without maturation</text:p>
          </table:table-cell>
          <table:table-cell office:value-type="string">
            <text:p>987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without Maturation</text:p>
          </table:table-cell>
          <table:table-cell office:value-type="string">
            <text:p>C3249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yeloblastic leukemia with maturation [FAB M2]</text:p>
          </table:table-cell>
          <table:table-cell office:value-type="string">
            <text:p>Acute myeloid leukemia with maturation</text:p>
          </table:table-cell>
          <table:table-cell office:value-type="string">
            <text:p>987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with Maturation</text:p>
          </table:table-cell>
          <table:table-cell office:value-type="string">
            <text:p>C3250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Chronic myelogeneous leukemia [megekaryocytic blast crisis]</text:p>
          </table:table-cell>
          <table:table-cell office:value-type="string">
            <text:p>Chronic myelogenous leukemia, BCR/ABL <text:s/>positive</text:p>
          </table:table-cell>
          <table:table-cell office:value-type="string">
            <text:p>987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table:number-columns-repeated="2"/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typical chronic myeloid leukemia</text:p>
          </table:table-cell>
          <table:table-cell office:value-type="string">
            <text:p>Atypical chronic myeloid leukemia, BCR/ABL negative</text:p>
          </table:table-cell>
          <table:table-cell office:value-type="string">
            <text:p>987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typical Chronic Myeloid Leukemia, BCR-ABL1 Negative</text:p>
          </table:table-cell>
          <table:table-cell office:value-type="string">
            <text:p>C3519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onoblastic leukemia with differentiation [FAB M5b]</text:p>
          </table:table-cell>
          <table:table-cell office:value-type="string">
            <text:p>Acute monocytic leukemia</text:p>
          </table:table-cell>
          <table:table-cell office:value-type="string">
            <text:p>98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onoblastic Leukemia</text:p>
          </table:table-cell>
          <table:table-cell office:value-type="string">
            <text:p>C7171</text:p>
          </table:table-cell>
          <table:table-cell office:value-type="float" office:value="35031">
            <text:p>3503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onoblastic leukemia [FAB M5, refractory]</text:p>
          </table:table-cell>
          <table:table-cell office:value-type="string">
            <text:p>Acute monocytic leukemia</text:p>
          </table:table-cell>
          <table:table-cell office:value-type="string">
            <text:p>989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onoblastic Leukemia</text:p>
          </table:table-cell>
          <table:table-cell office:value-type="string">
            <text:p>C7171</text:p>
          </table:table-cell>
          <table:table-cell office:value-type="float" office:value="35031">
            <text:p>3503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onocytic leukemia [cell line TUR]</text:p>
          </table:table-cell>
          <table:table-cell office:value-type="string">
            <text:p>acute monocytic leukemia</text:p>
          </table:table-cell>
          <table:table-cell office:value-type="string">
            <text:p>9891/3</text:p>
          </table:table-cell>
          <table:table-cell office:value-type="string">
            <text:p>connective and soft tissue, nos</text:p>
          </table:table-cell>
          <table:table-cell office:value-type="string">
            <text:p>C49.9</text:p>
          </table:table-cell>
          <table:table-cell office:value-type="string">
            <text:p>Adult acute monocytic leukemia</text:p>
          </table:table-cell>
          <table:table-cell office:value-type="string">
            <text:p>C8263</text:p>
          </table:table-cell>
          <table:table-cell office:value-type="float" office:value="24000">
            <text:p>24000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Acute myeloid leukemia with prior myelodysplastic syndrome [RAEB]</text:p>
          </table:table-cell>
          <table:table-cell office:value-type="string">
            <text:p>Acute myeloid leukemia with myelodysplasia-related changes</text:p>
          </table:table-cell>
          <table:table-cell office:value-type="string">
            <text:p>989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yeloid Leukemia with Multilineage Dysplasia</text:p>
          </table:table-cell>
          <table:table-cell office:value-type="string">
            <text:p>C9289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acute megakaryoblastic leukemia [Down syndrome]</text:p>
          </table:table-cell>
          <table:table-cell office:value-type="string">
            <text:p>Acute megakaryoblastic leukemia</text:p>
          </table:table-cell>
          <table:table-cell office:value-type="string">
            <text:p>991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cute Megakaryoblastic Leukemia</text:p>
          </table:table-cell>
          <table:table-cell office:value-type="string">
            <text:p>C3170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acute leukemia [RAEB, after ovarian ca.]</text:p>
          </table:table-cell>
          <table:table-cell office:value-type="string">
            <text:p>Therapy related myeloid neoplasm</text:p>
          </table:table-cell>
          <table:table-cell office:value-type="string">
            <text:p>992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8252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acute myeloid leukemia [cell line]</text:p>
          </table:table-cell>
          <table:table-cell office:value-type="string">
            <text:p>Therapy related myeloid neoplasm</text:p>
          </table:table-cell>
          <table:table-cell office:value-type="string">
            <text:p>992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8252</text:p>
          </table:table-cell>
          <table:table-cell office:value-type="float" office:value="35021">
            <text:p>3502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airy cell leukemia [cell line MLMA]</text:p>
          </table:table-cell>
          <table:table-cell office:value-type="string">
            <text:p>Hairy cell leukemia</text:p>
          </table:table-cell>
          <table:table-cell office:value-type="string">
            <text:p>9940/3</text:p>
          </table:table-cell>
          <table:table-cell office:value-type="string">
            <text:p>lymph nodes</text:p>
          </table:table-cell>
          <table:table-cell office:value-type="string">
            <text:p>C77</text:p>
          </table:table-cell>
          <table:table-cell office:value-type="string">
            <text:p>Hairy cell leukemia</text:p>
          </table:table-cell>
          <table:table-cell office:value-type="string">
            <text:p>C7402</text:p>
          </table:table-cell>
          <table:table-cell office:value-type="float" office:value="33041">
            <text:p>33041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Chronic myelomonocytic leukemia</text:p>
          </table:table-cell>
          <table:table-cell office:value-type="string">
            <text:p>Chronic myelomonocytic leukemia, NOS</text:p>
          </table:table-cell>
          <table:table-cell office:value-type="string">
            <text:p>9945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Myelomonocytic Leukemia</text:p>
          </table:table-cell>
          <table:table-cell office:value-type="string">
            <text:p>C3178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Juvenile myelomonocytic leukemia</text:p>
          </table:table-cell>
          <table:table-cell office:value-type="string">
            <text:p>9946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Juvenile Myelomonocytic Leukemia</text:p>
          </table:table-cell>
          <table:table-cell office:value-type="string">
            <text:p>C9233</text:p>
          </table:table-cell>
          <table:table-cell office:value-type="float" office:value="35022">
            <text:p>35022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Aggressive NK-cell leukemia</text:p>
          </table:table-cell>
          <table:table-cell office:value-type="string">
            <text:p>9948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Aggressive NK-Cell Leukemia</text:p>
          </table:table-cell>
          <table:table-cell office:value-type="string">
            <text:p>C8647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lycythemia vera</text:p>
          </table:table-cell>
          <table:table-cell office:value-type="string">
            <text:p>Polycythemia vera</text:p>
          </table:table-cell>
          <table:table-cell office:value-type="string">
            <text:p>995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olycythemia Vera</text:p>
          </table:table-cell>
          <table:table-cell office:value-type="string">
            <text:p>C3336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st-essential thrombocythemia myelofibrosis</text:p>
          </table:table-cell>
          <table:table-cell office:value-type="string">
            <text:p>Myeloproliferative neoplasm, NOS</text:p>
          </table:table-cell>
          <table:table-cell office:value-type="string">
            <text:p>996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proliferative Neoplasm</text:p>
          </table:table-cell>
          <table:table-cell office:value-type="string">
            <text:p>C4345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ost-polycythemia vera myelofibrosis</text:p>
          </table:table-cell>
          <table:table-cell office:value-type="string">
            <text:p>Myeloproliferative neoplasm, NOS</text:p>
          </table:table-cell>
          <table:table-cell office:value-type="string">
            <text:p>996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proliferative Neoplasm</text:p>
          </table:table-cell>
          <table:table-cell office:value-type="string">
            <text:p>C4345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proliferative neoplasm</text:p>
          </table:table-cell>
          <table:table-cell office:value-type="string">
            <text:p>Myeloproliferative neoplasm, NOS</text:p>
          </table:table-cell>
          <table:table-cell office:value-type="string">
            <text:p>996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proliferative Neoplasm</text:p>
          </table:table-cell>
          <table:table-cell office:value-type="string">
            <text:p>C4345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myeloid proliferative disorder</text:p>
          </table:table-cell>
          <table:table-cell office:value-type="string">
            <text:p>Myeloproliferative neoplasm, NOS</text:p>
          </table:table-cell>
          <table:table-cell office:value-type="string">
            <text:p>996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proliferative Neoplasm</text:p>
          </table:table-cell>
          <table:table-cell office:value-type="string">
            <text:p>C4345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primary myelofibrosis</text:p>
          </table:table-cell>
          <table:table-cell office:value-type="string">
            <text:p>Primary myelofibrosis</text:p>
          </table:table-cell>
          <table:table-cell office:value-type="string">
            <text:p>99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rimary Myelofibrosis</text:p>
          </table:table-cell>
          <table:table-cell office:value-type="string">
            <text:p>C2862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Osteomyelofibrosis</text:p>
          </table:table-cell>
          <table:table-cell office:value-type="string">
            <text:p>Primary myelofibrosis</text:p>
          </table:table-cell>
          <table:table-cell office:value-type="string">
            <text:p>99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rimary Myelofibrosis</text:p>
          </table:table-cell>
          <table:table-cell office:value-type="string">
            <text:p>C2862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Idiopathic myelofibrosis</text:p>
          </table:table-cell>
          <table:table-cell office:value-type="string">
            <text:p>Primary myelofibrosis</text:p>
          </table:table-cell>
          <table:table-cell office:value-type="string">
            <text:p>9961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Primary Myelofibrosis</text:p>
          </table:table-cell>
          <table:table-cell office:value-type="string">
            <text:p>C2862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essential thrombocythemia</text:p>
          </table:table-cell>
          <table:table-cell office:value-type="string">
            <text:p>Essential thrombocythemia</text:p>
          </table:table-cell>
          <table:table-cell office:value-type="string">
            <text:p>9962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Essential Thrombocythemia</text:p>
          </table:table-cell>
          <table:table-cell office:value-type="string">
            <text:p>C340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Hypereosinophilic syndrome</text:p>
          </table:table-cell>
          <table:table-cell office:value-type="string">
            <text:p>Chronic eosinophilic leukemia, NOS</text:p>
          </table:table-cell>
          <table:table-cell office:value-type="string">
            <text:p>996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Chronic Eosinophilic Leukemia Not Otherwise Specified</text:p>
          </table:table-cell>
          <table:table-cell office:value-type="string">
            <text:p>C4563</text:p>
          </table:table-cell>
          <table:table-cell office:value-type="float" office:value="35043">
            <text:p>3504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, NOS</text:p>
          </table:table-cell>
          <table:table-cell office:value-type="string">
            <text:p>Refractory anemia</text:p>
          </table:table-cell>
          <table:table-cell office:value-type="string">
            <text:p>998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Refractory Anemia</text:p>
          </table:table-cell>
          <table:table-cell office:value-type="string">
            <text:p>C2872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Refractory anemia</text:p>
          </table:table-cell>
          <table:table-cell office:value-type="string">
            <text:p>9980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Refractory Anemia</text:p>
          </table:table-cell>
          <table:table-cell office:value-type="string">
            <text:p>C2872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 [MDS/MPD (RARS-T)]</text:p>
          </table:table-cell>
          <table:table-cell office:value-type="string">
            <text:p>Refractory anemia with sideroblasts</text:p>
          </table:table-cell>
          <table:table-cell office:value-type="string">
            <text:p>9982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 with Ring Sideroblasts</text:p>
          </table:table-cell>
          <table:table-cell office:value-type="string">
            <text:p>C4036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ringed sideroblasts [RARS]</text:p>
          </table:table-cell>
          <table:table-cell office:value-type="string">
            <text:p>Refractory anemia with sideroblasts</text:p>
          </table:table-cell>
          <table:table-cell office:value-type="string">
            <text:p>9982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 with Ring Sideroblasts</text:p>
          </table:table-cell>
          <table:table-cell office:value-type="string">
            <text:p>C4036</text:p>
          </table:table-cell>
          <table:table-cell office:value-type="float" office:value="35023">
            <text:p>35023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blasts [RAEB]</text:p>
          </table:table-cell>
          <table:table-cell office:value-type="string">
            <text:p>Refractory anemia with excess blasts</text:p>
          </table:table-cell>
          <table:table-cell office:value-type="string">
            <text:p>998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 with Excess Blasts</text:p>
          </table:table-cell>
          <table:table-cell office:value-type="string">
            <text:p>C7506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of blasts (FAB)</text:p>
          </table:table-cell>
          <table:table-cell office:value-type="string">
            <text:p>Refractory anemia with excess blasts</text:p>
          </table:table-cell>
          <table:table-cell office:value-type="string">
            <text:p>9983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 with Excess Blasts</text:p>
          </table:table-cell>
          <table:table-cell office:value-type="string">
            <text:p>C7506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anemia with excess blasts in transformation [RAEBT, secondary]</text:p>
          </table:table-cell>
          <table:table-cell office:value-type="string">
            <text:p>Refractory anemia with excess blasts in transformation</text:p>
          </table:table-cell>
          <table:table-cell office:value-type="string">
            <text:p>9984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None</text:p>
          </table:table-cell>
          <table:table-cell office:value-type="string">
            <text:p>C27080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Therapy-related myelodysplastic syndrome</text:p>
          </table:table-cell>
          <table:table-cell office:value-type="string">
            <text:p>Therapy-related myelodysplastic syndrome, NOS</text:p>
          </table:table-cell>
          <table:table-cell office:value-type="string">
            <text:p>9987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Therapy-Related Myelodysplastic Syndrome</text:p>
          </table:table-cell>
          <table:table-cell office:value-type="string">
            <text:p>C27722</text:p>
          </table:table-cell>
          <table:table-cell office:value-type="float" office:value="37000">
            <text:p>37000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ia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Myelodysplastic syndromes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unilineage dysplasia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multilineage dysplasia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office:value-type="string">
            <text:p>Refractory cytopenia with multilineage dysplasia and ring sideroblasts</text:p>
          </table:table-cell>
          <table:table-cell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progenetix</text:p>
          </table:table-cell>
          <table:table-cell table:number-columns-repeated="2" office:value-type="string">
            <text:p>Myelodysplastic syndrome, NOS</text:p>
          </table:table-cell>
          <table:table-cell office:value-type="string">
            <text:p>9989/3</text:p>
          </table:table-cell>
          <table:table-cell office:value-type="string">
            <text:p>Hematopoietic system, NOS</text:p>
          </table:table-cell>
          <table:table-cell office:value-type="string">
            <text:p>C42.4</text:p>
          </table:table-cell>
          <table:table-cell office:value-type="string">
            <text:p>Myelodysplastic Syndrome</text:p>
          </table:table-cell>
          <table:table-cell office:value-type="string">
            <text:p>C3247</text:p>
          </table:table-cell>
          <table:table-cell office:value-type="float" office:value="35023">
            <text:p>35023</text:p>
          </table:table-cell>
          <table:table-cell table:number-columns-repeated="1015"/>
        </table:table-row>
        <table:table-row table:style-name="ro1">
          <table:table-cell office:value-type="string">
            <text:p>arraymap</text:p>
          </table:table-cell>
          <table:table-cell office:value-type="string">
            <text:p>Xenograft</text:p>
          </table:table-cell>
          <table:table-cell office:value-type="string">
            <text:p>None</text:p>
          </table:table-cell>
          <table:table-cell/>
          <table:table-cell office:value-type="string">
            <text:p>ill-defined</text:p>
          </table:table-cell>
          <table:table-cell office:value-type="string">
            <text:p>C76.9</text:p>
          </table:table-cell>
          <table:table-cell table:number-columns-repeated="1018"/>
        </table:table-row>
        <table:table-row table:style-name="ro1" table:number-rows-repeated="104748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I108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MT" svg:font-family="ArialMT" style:font-family-generic="swiss"/>
    <style:font-face style:name="SourceSansPro-Regular" svg:font-family="SourceSansPro-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5/07/2018</text:date>, <text:time>13:1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editing-duration>PT2H20M28S</meta:editing-duration>
    <meta:editing-cycles>3</meta:editing-cycles>
    <meta:creation-date>2018-05-07T10:45:51</meta:creation-date>
    <meta:initial-creator>Paula Carrio</meta:initial-creator>
    <dc:date>2018-05-07T13:13:00</dc:date>
    <dc:creator>Paula Carrio</dc:creator>
    <meta:document-statistic meta:table-count="1" meta:cell-count="9473" meta:object-count="0"/>
  </office:meta>
</office:document-meta>
</file>